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4F3000003C3F74F9BED534AC99C.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Fira Sans Extra Condensed Medium" svg:font-family="'Fira Sans Extra Condensed Medium'"/>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writing-mode="lr-tb"/>
    </style:style>
    <style:style style:name="gr2"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41cm" fo:padding-bottom="0.141cm" fo:padding-left="0.254cm" fo:padding-right="0.254cm" fo:wrap-option="wrap"/>
    </style:style>
    <style:style style:name="gr3" style:family="graphic" style:parent-style-name="standard">
      <style:graphic-properties draw:stroke="none" svg:stroke-width="0cm" draw:fill="solid" draw:fill-color="#000000" loext:fill-theme-color="dk1" draw:textarea-horizontal-align="justify" draw:textarea-vertical-align="middle" draw:auto-grow-height="false" draw:fit-to-size="false" style:shrink-to-fit="false" fo:min-height="1.209cm" fo:min-width="1.12cm" fo:padding-top="0.254cm" fo:padding-bottom="0.254cm" fo:padding-left="0.254cm" fo:padding-right="0.254cm" fo:wrap-option="wrap"/>
    </style:style>
    <style:style style:name="gr4"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1.474cm" fo:min-width="0.158cm" fo:padding-top="0.254cm" fo:padding-bottom="0.254cm" fo:padding-left="0.254cm" fo:padding-right="0.254cm" fo:wrap-option="wrap"/>
    </style:style>
    <style:style style:name="gr5"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1.876cm" fo:min-width="1.002cm" fo:padding-top="0.254cm" fo:padding-bottom="0.254cm" fo:padding-left="0.254cm" fo:padding-right="0.254cm" fo:wrap-option="wrap"/>
    </style:style>
    <style:style style:name="gr6" style:family="graphic" style:parent-style-name="standard">
      <style:graphic-properties draw:stroke="none" svg:stroke-width="0cm" draw:fill="solid" draw:fill-color="#d68982" draw:textarea-horizontal-align="justify" draw:textarea-vertical-align="middle" draw:auto-grow-height="false" draw:fit-to-size="false" style:shrink-to-fit="false" fo:min-height="0.674cm" fo:min-width="0.244cm" fo:padding-top="0.254cm" fo:padding-bottom="0.254cm" fo:padding-left="0.254cm" fo:padding-right="0.254cm" fo:wrap-option="wrap"/>
    </style:style>
    <style:style style:name="gr7" style:family="graphic" style:parent-style-name="standard">
      <style:graphic-properties draw:stroke="none" svg:stroke-width="0cm" draw:fill="solid" draw:fill-color="#000000" loext:fill-theme-color="dk1" draw:textarea-horizontal-align="justify" draw:textarea-vertical-align="middle" draw:auto-grow-height="false" draw:fit-to-size="false" style:shrink-to-fit="false" fo:min-height="0.018cm" fo:min-width="0.259cm" fo:padding-top="0.254cm" fo:padding-bottom="0.254cm" fo:padding-left="0.254cm" fo:padding-right="0.254cm" fo:wrap-option="wrap"/>
    </style:style>
    <style:style style:name="gr8" style:family="graphic" style:parent-style-name="standard">
      <style:graphic-properties draw:stroke="none" svg:stroke-width="0cm" draw:fill="solid" draw:fill-color="#5b0f00" draw:textarea-horizontal-align="justify" draw:textarea-vertical-align="middle" draw:auto-grow-height="false" draw:fit-to-size="false" style:shrink-to-fit="false" fo:min-height="0cm" fo:min-width="0cm" fo:padding-top="0.029cm" fo:padding-bottom="0.029cm" fo:padding-left="0.254cm" fo:padding-right="0.254cm" fo:wrap-option="wrap"/>
    </style:style>
    <style:style style:name="gr9" style:family="graphic" style:parent-style-name="standard">
      <style:graphic-properties draw:stroke="none" svg:stroke-width="0cm" draw:fill="solid" draw:fill-color="#5b0f00" draw:textarea-horizontal-align="justify" draw:textarea-vertical-align="middle" draw:auto-grow-height="false" draw:fit-to-size="false" style:shrink-to-fit="false" fo:min-height="0cm" fo:min-width="0cm" fo:padding-top="0.023cm" fo:padding-bottom="0.023cm" fo:padding-left="0.254cm" fo:padding-right="0.254cm" fo:wrap-option="wrap"/>
    </style:style>
    <style:style style:name="gr10" style:family="graphic" style:parent-style-name="standard">
      <style:graphic-properties draw:stroke="none" svg:stroke-width="0cm" draw:fill="solid" draw:fill-color="#5b0f00" draw:textarea-horizontal-align="justify" draw:textarea-vertical-align="middle" draw:auto-grow-height="false" draw:fit-to-size="false" style:shrink-to-fit="false" fo:min-height="0cm" fo:min-width="0cm" fo:padding-top="0.019cm" fo:padding-bottom="0.019cm" fo:padding-left="0.254cm" fo:padding-right="0.254cm" fo:wrap-option="wrap"/>
    </style:style>
    <style:style style:name="gr11" style:family="graphic" style:parent-style-name="standard">
      <style:graphic-properties draw:stroke="none" svg:stroke-width="0cm" draw:fill="solid" draw:fill-color="#5b0f00" draw:textarea-horizontal-align="justify" draw:textarea-vertical-align="middle" draw:auto-grow-height="false" draw:fit-to-size="false" style:shrink-to-fit="false" fo:min-height="0cm" fo:min-width="0cm" fo:padding-top="0.03cm" fo:padding-bottom="0.03cm" fo:padding-left="0.254cm" fo:padding-right="0.254cm" fo:wrap-option="wrap"/>
    </style:style>
    <style:style style:name="gr12" style:family="graphic" style:parent-style-name="standard">
      <style:graphic-properties draw:stroke="none" svg:stroke-width="0cm" draw:fill="solid" draw:fill-color="#5b0f00" draw:textarea-horizontal-align="justify" draw:textarea-vertical-align="middle" draw:auto-grow-height="false" draw:fit-to-size="false" style:shrink-to-fit="false" fo:min-height="0cm" fo:min-width="0cm" fo:padding-top="0.022cm" fo:padding-bottom="0.022cm" fo:padding-left="0.254cm" fo:padding-right="0.254cm" fo:wrap-option="wrap"/>
    </style:style>
    <style:style style:name="gr13"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028cm" fo:padding-bottom="0.028cm" fo:padding-left="0.254cm" fo:padding-right="0.254cm" fo:wrap-option="wrap"/>
    </style:style>
    <style:style style:name="gr14" style:family="graphic" style:parent-style-name="standard">
      <style:graphic-properties draw:stroke="none" svg:stroke-width="0cm" draw:fill="solid" draw:fill-color="#d68982" draw:textarea-horizontal-align="justify" draw:textarea-vertical-align="middle" draw:auto-grow-height="false" draw:fit-to-size="false" style:shrink-to-fit="false" fo:min-height="0cm" fo:min-width="0cm" fo:padding-top="0.145cm" fo:padding-bottom="0.145cm" fo:padding-left="0.254cm" fo:padding-right="0.254cm" fo:wrap-option="wrap"/>
    </style:style>
    <style:style style:name="gr15" style:family="graphic" style:parent-style-name="standard">
      <style:graphic-properties draw:stroke="none" svg:stroke-width="0cm" draw:fill="solid" draw:fill-color="#5b0f00" draw:textarea-horizontal-align="justify" draw:textarea-vertical-align="middle" draw:auto-grow-height="false" draw:fit-to-size="false" style:shrink-to-fit="false" fo:min-height="0cm" fo:min-width="0cm" fo:padding-top="0.074cm" fo:padding-bottom="0.074cm" fo:padding-left="0.254cm" fo:padding-right="0.254cm" fo:wrap-option="wrap"/>
    </style:style>
    <style:style style:name="gr16"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083cm" fo:padding-bottom="0.083cm" fo:padding-left="0.254cm" fo:padding-right="0.254cm" fo:wrap-option="wrap"/>
    </style:style>
    <style:style style:name="gr17"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1.668cm" fo:min-width="0.02cm" fo:padding-top="0.254cm" fo:padding-bottom="0.254cm" fo:padding-left="0.254cm" fo:padding-right="0.254cm" fo:wrap-option="wrap"/>
    </style:style>
    <style:style style:name="gr18"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131cm" fo:min-width="0.219cm" fo:padding-top="0.254cm" fo:padding-bottom="0.254cm" fo:padding-left="0.254cm" fo:padding-right="0.254cm" fo:wrap-option="wrap"/>
    </style:style>
    <style:style style:name="gr19"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cm" fo:padding-bottom="0.1cm" fo:padding-left="0.254cm" fo:padding-right="0.254cm" fo:wrap-option="wrap"/>
    </style:style>
    <style:style style:name="gr20"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24cm" fo:padding-bottom="0.024cm" fo:padding-left="0.254cm" fo:padding-right="0.254cm" fo:wrap-option="wrap"/>
    </style:style>
    <style:style style:name="gr21"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01cm" fo:padding-bottom="0.101cm" fo:padding-left="0.254cm" fo:padding-right="0.254cm" fo:wrap-option="wrap"/>
    </style:style>
    <style:style style:name="gr2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21cm" fo:padding-bottom="0.021cm" fo:padding-left="0.254cm" fo:padding-right="0.254cm" fo:wrap-option="wrap"/>
    </style:style>
    <style:style style:name="gr23"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083cm" fo:padding-bottom="0.083cm" fo:padding-left="0.254cm" fo:padding-right="0.254cm" fo:wrap-option="wrap"/>
    </style:style>
    <style:style style:name="gr24"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4cm" fo:padding-bottom="0.04cm" fo:padding-left="0.254cm" fo:padding-right="0.254cm" fo:wrap-option="wrap"/>
    </style:style>
    <style:style style:name="gr25"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078cm" fo:padding-bottom="0.078cm" fo:padding-left="0.254cm" fo:padding-right="0.254cm" fo:wrap-option="wrap"/>
    </style:style>
    <style:style style:name="gr26"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02cm" fo:padding-bottom="0.102cm" fo:padding-left="0.254cm" fo:padding-right="0.254cm" fo:wrap-option="wrap"/>
    </style:style>
    <style:style style:name="gr27"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22cm" fo:padding-bottom="0.022cm" fo:padding-left="0.254cm" fo:padding-right="0.254cm" fo:wrap-option="wrap"/>
    </style:style>
    <style:style style:name="gr28"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082cm" fo:padding-bottom="0.082cm" fo:padding-left="0.254cm" fo:padding-right="0.254cm" fo:wrap-option="wrap"/>
    </style:style>
    <style:style style:name="gr29"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39cm" fo:padding-bottom="0.039cm" fo:padding-left="0.254cm" fo:padding-right="0.254cm" fo:wrap-option="wrap"/>
    </style:style>
    <style:style style:name="gr30"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41cm" fo:padding-bottom="0.041cm" fo:padding-left="0.254cm" fo:padding-right="0.254cm" fo:wrap-option="wrap"/>
    </style:style>
    <style:style style:name="gr31"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058cm" fo:padding-bottom="0.058cm" fo:padding-left="0.254cm" fo:padding-right="0.254cm" fo:wrap-option="wrap"/>
    </style:style>
    <style:style style:name="gr3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11cm" fo:padding-bottom="0.011cm" fo:padding-left="0.254cm" fo:padding-right="0.254cm" fo:wrap-option="wrap"/>
    </style:style>
    <style:style style:name="gr33"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059cm" fo:padding-bottom="0.059cm" fo:padding-left="0.254cm" fo:padding-right="0.254cm" fo:wrap-option="wrap"/>
    </style:style>
    <style:style style:name="gr34"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19cm" fo:padding-bottom="0.019cm" fo:padding-left="0.254cm" fo:padding-right="0.254cm" fo:wrap-option="wrap"/>
    </style:style>
    <style:style style:name="gr35"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035cm" fo:padding-bottom="0.035cm" fo:padding-left="0.254cm" fo:padding-right="0.254cm" fo:wrap-option="wrap"/>
    </style:style>
    <style:style style:name="gr36"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26cm" fo:padding-bottom="0.026cm" fo:padding-left="0.254cm" fo:padding-right="0.254cm" fo:wrap-option="wrap"/>
    </style:style>
    <style:style style:name="gr37"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057cm" fo:padding-bottom="0.057cm" fo:padding-left="0.254cm" fo:padding-right="0.254cm" fo:wrap-option="wrap"/>
    </style:style>
    <style:style style:name="gr38"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1cm" fo:padding-bottom="0.01cm" fo:padding-left="0.254cm" fo:padding-right="0.254cm" fo:wrap-option="wrap"/>
    </style:style>
    <style:style style:name="gr39"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2cm" fo:padding-bottom="0.02cm" fo:padding-left="0.254cm" fo:padding-right="0.254cm" fo:wrap-option="wrap"/>
    </style:style>
    <style:style style:name="gr40"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95cm" fo:padding-bottom="0.095cm" fo:padding-left="0.254cm" fo:padding-right="0.254cm" fo:wrap-option="wrap"/>
    </style:style>
    <style:style style:name="gr41"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9cm" fo:padding-bottom="0.09cm" fo:padding-left="0.254cm" fo:padding-right="0.254cm" fo:wrap-option="wrap"/>
    </style:style>
    <style:style style:name="gr4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68cm" fo:padding-bottom="0.068cm" fo:padding-left="0.254cm" fo:padding-right="0.254cm" fo:wrap-option="wrap"/>
    </style:style>
    <style:style style:name="gr43"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53cm" fo:padding-bottom="0.053cm" fo:padding-left="0.254cm" fo:padding-right="0.254cm" fo:wrap-option="wrap"/>
    </style:style>
    <style:style style:name="gr44"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46cm" fo:padding-bottom="0.046cm" fo:padding-left="0.254cm" fo:padding-right="0.254cm" fo:wrap-option="wrap"/>
    </style:style>
    <style:style style:name="gr45"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99cm" fo:padding-bottom="0.099cm" fo:padding-left="0.254cm" fo:padding-right="0.254cm" fo:wrap-option="wrap"/>
    </style:style>
    <style:style style:name="gr46"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71cm" fo:padding-bottom="0.071cm" fo:padding-left="0.254cm" fo:padding-right="0.254cm" fo:wrap-option="wrap"/>
    </style:style>
    <style:style style:name="gr47"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62cm" fo:padding-bottom="0.062cm" fo:padding-left="0.254cm" fo:padding-right="0.254cm" fo:wrap-option="wrap"/>
    </style:style>
    <style:style style:name="gr48" style:family="graphic" style:parent-style-name="standard">
      <style:graphic-properties draw:stroke="none" svg:stroke-width="0cm" draw:fill="solid" draw:fill-color="#ffffff" draw:opacity="27%" draw:textarea-horizontal-align="justify" draw:textarea-vertical-align="middle" draw:auto-grow-height="false" draw:fit-to-size="false" style:shrink-to-fit="false" fo:min-height="0cm" fo:min-width="0cm" fo:padding-top="0.155cm" fo:padding-bottom="0.155cm" fo:padding-left="0.254cm" fo:padding-right="0.254cm" fo:wrap-option="wrap"/>
    </style:style>
    <style:style style:name="gr49" style:family="graphic" style:parent-style-name="standard">
      <style:graphic-properties draw:stroke="none" svg:stroke-width="0cm" draw:fill="solid" draw:fill-color="#621156" draw:opacity="55%" draw:textarea-horizontal-align="justify" draw:textarea-vertical-align="middle" draw:auto-grow-height="false" draw:fit-to-size="false" style:shrink-to-fit="false" fo:min-height="0.126cm" fo:min-width="0.074cm" fo:padding-top="0.254cm" fo:padding-bottom="0.254cm" fo:padding-left="0.254cm" fo:padding-right="0.254cm" fo:wrap-option="wrap"/>
    </style:style>
    <style:style style:name="gr50"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656cm" fo:min-width="0.818cm" fo:padding-top="0.254cm" fo:padding-bottom="0.254cm" fo:padding-left="0.254cm" fo:padding-right="0.254cm" fo:wrap-option="wrap"/>
    </style:style>
    <style:style style:name="gr51"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83cm" fo:padding-bottom="0.183cm" fo:padding-left="0.254cm" fo:padding-right="0.254cm" fo:wrap-option="wrap"/>
    </style:style>
    <style:style style:name="gr5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43cm" fo:padding-bottom="0.043cm" fo:padding-left="0.254cm" fo:padding-right="0.254cm" fo:wrap-option="wrap"/>
    </style:style>
    <style:style style:name="gr53"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38cm" fo:padding-bottom="0.038cm" fo:padding-left="0.254cm" fo:padding-right="0.254cm" fo:wrap-option="wrap"/>
    </style:style>
    <style:style style:name="gr54"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51cm" fo:padding-bottom="0.151cm" fo:padding-left="0.254cm" fo:padding-right="0.254cm" fo:wrap-option="wrap"/>
    </style:style>
    <style:style style:name="gr55"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73cm" fo:padding-bottom="0.073cm" fo:padding-left="0.254cm" fo:padding-right="0.254cm" fo:wrap-option="wrap"/>
    </style:style>
    <style:style style:name="gr56"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42cm" fo:padding-bottom="0.142cm" fo:padding-left="0.254cm" fo:padding-right="0.254cm" fo:wrap-option="wrap"/>
    </style:style>
    <style:style style:name="gr57"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86cm" fo:padding-bottom="0.186cm" fo:padding-left="0.254cm" fo:padding-right="0.254cm" fo:wrap-option="wrap"/>
    </style:style>
    <style:style style:name="gr58"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5cm" fo:padding-bottom="0.15cm" fo:padding-left="0.254cm" fo:padding-right="0.254cm" fo:wrap-option="wrap"/>
    </style:style>
    <style:style style:name="gr59"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75cm" fo:padding-bottom="0.075cm" fo:padding-left="0.254cm" fo:padding-right="0.254cm" fo:wrap-option="wrap"/>
    </style:style>
    <style:style style:name="gr60"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05cm" fo:padding-bottom="0.105cm" fo:padding-left="0.254cm" fo:padding-right="0.254cm" fo:wrap-option="wrap"/>
    </style:style>
    <style:style style:name="gr61"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07cm" fo:padding-bottom="0.107cm" fo:padding-left="0.254cm" fo:padding-right="0.254cm" fo:wrap-option="wrap"/>
    </style:style>
    <style:style style:name="gr6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34cm" fo:padding-bottom="0.034cm" fo:padding-left="0.254cm" fo:padding-right="0.254cm" fo:wrap-option="wrap"/>
    </style:style>
    <style:style style:name="gr63"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064cm" fo:padding-bottom="0.064cm" fo:padding-left="0.254cm" fo:padding-right="0.254cm" fo:wrap-option="wrap"/>
    </style:style>
    <style:style style:name="gr64"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47cm" fo:padding-bottom="0.047cm" fo:padding-left="0.254cm" fo:padding-right="0.254cm" fo:wrap-option="wrap"/>
    </style:style>
    <style:style style:name="gr65"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04cm" fo:padding-bottom="0.104cm" fo:padding-left="0.254cm" fo:padding-right="0.254cm" fo:wrap-option="wrap"/>
    </style:style>
    <style:style style:name="gr66"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35cm" fo:padding-bottom="0.035cm" fo:padding-left="0.254cm" fo:padding-right="0.254cm" fo:wrap-option="wrap"/>
    </style:style>
    <style:style style:name="gr67"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18cm" fo:padding-bottom="0.018cm" fo:padding-left="0.254cm" fo:padding-right="0.254cm" fo:wrap-option="wrap"/>
    </style:style>
    <style:style style:name="gr68"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06cm" fo:padding-bottom="0.106cm" fo:padding-left="0.254cm" fo:padding-right="0.254cm" fo:wrap-option="wrap"/>
    </style:style>
    <style:style style:name="gr69"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36cm" fo:padding-bottom="0.036cm" fo:padding-left="0.254cm" fo:padding-right="0.254cm" fo:wrap-option="wrap"/>
    </style:style>
    <style:style style:name="gr70"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73cm" fo:padding-bottom="0.173cm" fo:padding-left="0.254cm" fo:padding-right="0.254cm" fo:wrap-option="wrap"/>
    </style:style>
    <style:style style:name="gr71"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64cm" fo:padding-bottom="0.164cm" fo:padding-left="0.254cm" fo:padding-right="0.254cm" fo:wrap-option="wrap"/>
    </style:style>
    <style:style style:name="gr7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24cm" fo:padding-bottom="0.124cm" fo:padding-left="0.254cm" fo:padding-right="0.254cm" fo:wrap-option="wrap"/>
    </style:style>
    <style:style style:name="gr73"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97cm" fo:padding-bottom="0.097cm" fo:padding-left="0.254cm" fo:padding-right="0.254cm" fo:wrap-option="wrap"/>
    </style:style>
    <style:style style:name="gr74"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84cm" fo:padding-bottom="0.084cm" fo:padding-left="0.254cm" fo:padding-right="0.254cm" fo:wrap-option="wrap"/>
    </style:style>
    <style:style style:name="gr75"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8cm" fo:padding-bottom="0.18cm" fo:padding-left="0.254cm" fo:padding-right="0.254cm" fo:wrap-option="wrap"/>
    </style:style>
    <style:style style:name="gr76"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3cm" fo:padding-bottom="0.13cm" fo:padding-left="0.254cm" fo:padding-right="0.254cm" fo:wrap-option="wrap"/>
    </style:style>
    <style:style style:name="gr77"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13cm" fo:padding-bottom="0.113cm" fo:padding-left="0.254cm" fo:padding-right="0.254cm" fo:wrap-option="wrap"/>
    </style:style>
    <style:style style:name="gr78" style:family="graphic" style:parent-style-name="standard">
      <style:graphic-properties draw:stroke="none" svg:stroke-width="0cm" draw:fill="solid" draw:fill-color="#ffffff" draw:opacity="27%" draw:textarea-horizontal-align="justify" draw:textarea-vertical-align="middle" draw:auto-grow-height="false" draw:fit-to-size="false" style:shrink-to-fit="false" fo:min-height="0.057cm" fo:min-width="0cm" fo:padding-top="0.254cm" fo:padding-bottom="0.254cm" fo:padding-left="0.254cm" fo:padding-right="0.254cm" fo:wrap-option="wrap"/>
    </style:style>
    <style:style style:name="gr79" style:family="graphic" style:parent-style-name="standard">
      <style:graphic-properties draw:stroke="none" svg:stroke-width="0cm" draw:fill="solid" draw:fill-color="#621156" draw:opacity="55%" draw:textarea-horizontal-align="justify" draw:textarea-vertical-align="middle" draw:auto-grow-height="false" draw:fit-to-size="false" style:shrink-to-fit="false" fo:min-height="0.647cm" fo:min-width="0.554cm" fo:padding-top="0.254cm" fo:padding-bottom="0.254cm" fo:padding-left="0.254cm" fo:padding-right="0.254cm" fo:wrap-option="wrap"/>
    </style:style>
    <style:style style:name="gr8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1"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82"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065cm" fo:padding-top="0.254cm" fo:padding-bottom="0.254cm" fo:padding-left="0.254cm" fo:padding-right="0.254cm" fo:wrap-option="wrap"/>
    </style:style>
    <style:style style:name="gr83"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004cm" fo:padding-top="0.254cm" fo:padding-bottom="0.254cm" fo:padding-left="0.254cm" fo:padding-right="0.254cm" fo:wrap-option="wrap"/>
    </style:style>
    <style:style style:name="gr84" style:family="graphic" style:parent-style-name="standard">
      <style:graphic-properties draw:stroke="none" svg:stroke-width="0cm" draw:fill="solid" draw:fill-color="#fe636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85"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011cm" fo:min-width="0.044cm" fo:padding-top="0.254cm" fo:padding-bottom="0.254cm" fo:padding-left="0.254cm" fo:padding-right="0.254cm" fo:wrap-option="wrap"/>
    </style:style>
    <style:style style:name="gr86"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063cm" fo:padding-top="0.254cm" fo:padding-bottom="0.254cm" fo:padding-left="0.254cm" fo:padding-right="0.254cm" fo:wrap-option="wrap"/>
    </style:style>
    <style:style style:name="gr87"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245cm" fo:padding-bottom="0.245cm" fo:padding-left="0.254cm" fo:padding-right="0.254cm" fo:wrap-option="wrap"/>
    </style:style>
    <style:style style:name="gr88"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036cm" fo:padding-top="0.254cm" fo:padding-bottom="0.254cm" fo:padding-left="0.254cm" fo:padding-right="0.254cm" fo:wrap-option="wrap"/>
    </style:style>
    <style:style style:name="gr89"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007cm" fo:min-width="0.006cm" fo:padding-top="0.254cm" fo:padding-bottom="0.254cm" fo:padding-left="0.254cm" fo:padding-right="0.254cm" fo:wrap-option="wrap"/>
    </style:style>
    <style:style style:name="gr90"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227cm" fo:padding-bottom="0.227cm" fo:padding-left="0.254cm" fo:padding-right="0.254cm" fo:wrap-option="wrap"/>
    </style:style>
    <style:style style:name="gr91"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881cm" fo:min-width="1.001cm" fo:padding-top="0.254cm" fo:padding-bottom="0.254cm" fo:padding-left="0.254cm" fo:padding-right="0.254cm" fo:wrap-option="wrap"/>
    </style:style>
    <style:style style:name="gr92" style:family="graphic" style:parent-style-name="standard">
      <style:graphic-properties draw:stroke="none" svg:stroke-width="0cm" draw:fill="solid" draw:fill-color="#fe6361" draw:textarea-horizontal-align="justify" draw:textarea-vertical-align="middle" draw:auto-grow-height="false" draw:fit-to-size="false" style:shrink-to-fit="false" fo:min-height="0cm" fo:min-width="0cm" fo:padding-top="0.246cm" fo:padding-bottom="0.246cm" fo:padding-left="0.254cm" fo:padding-right="0.254cm" fo:wrap-option="wrap"/>
    </style:style>
    <style:style style:name="gr93"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46cm" fo:padding-bottom="0.246cm" fo:padding-left="0.254cm" fo:padding-right="0.254cm" fo:wrap-option="wrap"/>
    </style:style>
    <style:style style:name="gr94"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42cm" fo:padding-bottom="0.242cm" fo:padding-left="0.254cm" fo:padding-right="0.254cm" fo:wrap-option="wrap"/>
    </style:style>
    <style:style style:name="gr95"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01cm" fo:padding-bottom="0.201cm" fo:padding-left="0.254cm" fo:padding-right="0.254cm" fo:wrap-option="wrap"/>
    </style:style>
    <style:style style:name="gr96"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04cm" fo:padding-bottom="0.204cm" fo:padding-left="0.254cm" fo:padding-right="0.254cm" fo:wrap-option="wrap"/>
    </style:style>
    <style:style style:name="gr97"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48cm" fo:padding-bottom="0.148cm" fo:padding-left="0.254cm" fo:padding-right="0.254cm" fo:wrap-option="wrap"/>
    </style:style>
    <style:style style:name="gr98" style:family="graphic" style:parent-style-name="standard">
      <style:graphic-properties draw:stroke="none" svg:stroke-width="0cm" draw:fill="solid" draw:fill-color="#fe6361" draw:textarea-horizontal-align="justify" draw:textarea-vertical-align="middle" draw:auto-grow-height="false" draw:fit-to-size="false" style:shrink-to-fit="false" fo:min-height="0cm" fo:min-width="0cm" fo:padding-top="0.148cm" fo:padding-bottom="0.148cm" fo:padding-left="0.254cm" fo:padding-right="0.254cm" fo:wrap-option="wrap"/>
    </style:style>
    <style:style style:name="gr99" style:family="graphic" style:parent-style-name="standard">
      <style:graphic-properties draw:stroke="none" svg:stroke-width="0cm" draw:fill="solid" draw:fill-color="#fe6361" draw:textarea-horizontal-align="justify" draw:textarea-vertical-align="middle" draw:auto-grow-height="false" draw:fit-to-size="false" style:shrink-to-fit="false" fo:min-height="0cm" fo:min-width="0cm" fo:padding-top="0.167cm" fo:padding-bottom="0.167cm" fo:padding-left="0.254cm" fo:padding-right="0.254cm" fo:wrap-option="wrap"/>
    </style:style>
    <style:style style:name="gr100"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51cm" fo:padding-bottom="0.251cm" fo:padding-left="0.254cm" fo:padding-right="0.254cm" fo:wrap-option="wrap"/>
    </style:style>
    <style:style style:name="gr101"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02" style:family="graphic" style:parent-style-name="standard">
      <style:graphic-properties draw:stroke="none" svg:stroke-width="0cm" draw:fill="solid" draw:fill-color="#f66e43" draw:opacity="60%" draw:textarea-horizontal-align="justify" draw:textarea-vertical-align="middle" draw:auto-grow-height="false" draw:fit-to-size="false" style:shrink-to-fit="false" fo:min-height="0.816cm" fo:min-width="0.897cm" fo:padding-top="0.254cm" fo:padding-bottom="0.254cm" fo:padding-left="0.254cm" fo:padding-right="0.254cm" fo:wrap-option="wrap"/>
    </style:style>
    <style:style style:name="gr103"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92cm" fo:padding-bottom="0.192cm" fo:padding-left="0.254cm" fo:padding-right="0.254cm" fo:wrap-option="wrap"/>
    </style:style>
    <style:style style:name="gr104" style:family="graphic" style:parent-style-name="standard">
      <style:graphic-properties draw:stroke="none" svg:stroke-width="0cm" draw:fill="solid" draw:fill-color="#ffffff" draw:opacity="27%" draw:textarea-horizontal-align="justify" draw:textarea-vertical-align="middle" draw:auto-grow-height="false" draw:fit-to-size="false" style:shrink-to-fit="false" fo:min-height="0.172cm" fo:min-width="0.161cm" fo:padding-top="0.254cm" fo:padding-bottom="0.254cm" fo:padding-left="0.254cm" fo:padding-right="0.254cm" fo:wrap-option="wrap"/>
    </style:style>
    <style:style style:name="gr105"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3.164cm" fo:min-width="3.436cm" fo:padding-top="0.254cm" fo:padding-bottom="0.254cm" fo:padding-left="0.254cm" fo:padding-right="0.254cm" fo:wrap-option="wrap"/>
    </style:style>
    <style:style style:name="gr106"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536cm" fo:min-width="0.627cm" fo:padding-top="0.254cm" fo:padding-bottom="0.254cm" fo:padding-left="0.254cm" fo:padding-right="0.254cm" fo:wrap-option="wrap"/>
    </style:style>
    <style:style style:name="gr107"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08"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97cm" fo:padding-bottom="0.197cm" fo:padding-left="0.254cm" fo:padding-right="0.254cm" fo:wrap-option="wrap"/>
    </style:style>
    <style:style style:name="gr109"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13cm" fo:padding-bottom="0.213cm" fo:padding-left="0.254cm" fo:padding-right="0.254cm" fo:wrap-option="wrap"/>
    </style:style>
    <style:style style:name="gr110"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37cm" fo:padding-bottom="0.137cm" fo:padding-left="0.254cm" fo:padding-right="0.254cm" fo:wrap-option="wrap"/>
    </style:style>
    <style:style style:name="gr111"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59cm" fo:padding-bottom="0.159cm" fo:padding-left="0.254cm" fo:padding-right="0.254cm" fo:wrap-option="wrap"/>
    </style:style>
    <style:style style:name="gr112"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45cm" fo:padding-bottom="0.245cm" fo:padding-left="0.254cm" fo:padding-right="0.254cm" fo:wrap-option="wrap"/>
    </style:style>
    <style:style style:name="gr113"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43cm" fo:padding-bottom="0.243cm" fo:padding-left="0.254cm" fo:padding-right="0.254cm" fo:wrap-option="wrap"/>
    </style:style>
    <style:style style:name="gr114" style:family="graphic" style:parent-style-name="standard">
      <style:graphic-properties draw:stroke="none" svg:stroke-width="0cm" draw:fill="solid" draw:fill-color="#57508c"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15" style:family="graphic" style:parent-style-name="standard">
      <style:graphic-properties draw:stroke="none" svg:stroke-width="0cm" draw:fill="solid" draw:fill-color="#57508c" draw:textarea-horizontal-align="justify" draw:textarea-vertical-align="middle" draw:auto-grow-height="false" draw:fit-to-size="false" style:shrink-to-fit="false" fo:min-height="0cm" fo:min-width="0cm" fo:padding-top="0.214cm" fo:padding-bottom="0.214cm" fo:padding-left="0.254cm" fo:padding-right="0.254cm" fo:wrap-option="wrap"/>
    </style:style>
    <style:style style:name="gr116" style:family="graphic" style:parent-style-name="standard">
      <style:graphic-properties draw:stroke="none" svg:stroke-width="0cm" draw:fill="solid" draw:fill-color="#57508c" draw:textarea-horizontal-align="justify" draw:textarea-vertical-align="middle" draw:auto-grow-height="false" draw:fit-to-size="false" style:shrink-to-fit="false" fo:min-height="0cm" fo:min-width="0cm" fo:padding-top="0.138cm" fo:padding-bottom="0.138cm" fo:padding-left="0.254cm" fo:padding-right="0.254cm" fo:wrap-option="wrap"/>
    </style:style>
    <style:style style:name="gr117"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58cm" fo:padding-bottom="0.158cm" fo:padding-left="0.254cm" fo:padding-right="0.254cm" fo:wrap-option="wrap"/>
    </style:style>
    <style:style style:name="gr118" style:family="graphic" style:parent-style-name="standard">
      <style:graphic-properties draw:stroke="none" svg:stroke-width="0cm" draw:fill="solid" draw:fill-color="#57508c" draw:textarea-horizontal-align="justify" draw:textarea-vertical-align="middle" draw:auto-grow-height="false" draw:fit-to-size="false" style:shrink-to-fit="false" fo:min-height="0cm" fo:min-width="0cm" fo:padding-top="0.245cm" fo:padding-bottom="0.245cm" fo:padding-left="0.254cm" fo:padding-right="0.254cm" fo:wrap-option="wrap"/>
    </style:style>
    <style:style style:name="gr119"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42cm" fo:padding-bottom="0.242cm" fo:padding-left="0.254cm" fo:padding-right="0.254cm" fo:wrap-option="wrap"/>
    </style:style>
    <style:style style:name="gr120"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21"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28cm" fo:padding-bottom="0.228cm" fo:padding-left="0.254cm" fo:padding-right="0.254cm" fo:wrap-option="wrap"/>
    </style:style>
    <style:style style:name="gr12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87cm" fo:padding-bottom="0.187cm" fo:padding-left="0.254cm" fo:padding-right="0.254cm" fo:wrap-option="wrap"/>
    </style:style>
    <style:style style:name="gr123"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01cm" fo:padding-bottom="0.101cm" fo:padding-left="0.254cm" fo:padding-right="0.254cm" fo:wrap-option="wrap"/>
    </style:style>
    <style:style style:name="gr124" style:family="graphic" style:parent-style-name="standard">
      <style:graphic-properties draw:stroke="none" svg:stroke-width="0cm" draw:fill="solid" draw:fill-color="#57508c" draw:textarea-horizontal-align="justify" draw:textarea-vertical-align="middle" draw:auto-grow-height="false" draw:fit-to-size="false" style:shrink-to-fit="false" fo:min-height="0cm" fo:min-width="0cm" fo:padding-top="0.088cm" fo:padding-bottom="0.088cm" fo:padding-left="0.254cm" fo:padding-right="0.254cm" fo:wrap-option="wrap"/>
    </style:style>
    <style:style style:name="gr125" style:family="graphic" style:parent-style-name="standard">
      <style:graphic-properties draw:stroke="none" svg:stroke-width="0cm" draw:fill="solid" draw:fill-color="#ffffff" draw:opacity="27%"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26" style:family="graphic" style:parent-style-name="standard">
      <style:graphic-properties draw:stroke="none" svg:stroke-width="0cm" draw:fill="solid" draw:fill-color="#621156" draw:opacity="55%" draw:textarea-horizontal-align="justify" draw:textarea-vertical-align="middle" draw:auto-grow-height="false" draw:fit-to-size="false" style:shrink-to-fit="false" fo:min-height="0.439cm" fo:min-width="0.483cm" fo:padding-top="0.254cm" fo:padding-bottom="0.254cm" fo:padding-left="0.254cm" fo:padding-right="0.254cm" fo:wrap-option="wrap"/>
    </style:style>
    <style:style style:name="gr127"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249cm" fo:min-width="0.313cm" fo:padding-top="0.254cm" fo:padding-bottom="0.254cm" fo:padding-left="0.254cm" fo:padding-right="0.254cm" fo:wrap-option="wrap"/>
    </style:style>
    <style:style style:name="gr128"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12cm" fo:padding-bottom="0.212cm" fo:padding-left="0.254cm" fo:padding-right="0.254cm" fo:wrap-option="wrap"/>
    </style:style>
    <style:style style:name="gr129"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91cm" fo:padding-bottom="0.191cm" fo:padding-left="0.254cm" fo:padding-right="0.254cm" fo:wrap-option="wrap"/>
    </style:style>
    <style:style style:name="gr130"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55cm" fo:padding-bottom="0.155cm" fo:padding-left="0.254cm" fo:padding-right="0.254cm" fo:wrap-option="wrap"/>
    </style:style>
    <style:style style:name="gr131"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22cm" fo:padding-bottom="0.222cm" fo:padding-left="0.254cm" fo:padding-right="0.254cm" fo:wrap-option="wrap"/>
    </style:style>
    <style:style style:name="gr132"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15cm" fo:padding-bottom="0.115cm" fo:padding-left="0.254cm" fo:padding-right="0.254cm" fo:wrap-option="wrap"/>
    </style:style>
    <style:style style:name="gr133"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34cm" fo:padding-bottom="0.234cm" fo:padding-left="0.254cm" fo:padding-right="0.254cm" fo:wrap-option="wrap"/>
    </style:style>
    <style:style style:name="gr134"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77cm" fo:padding-bottom="0.177cm" fo:padding-left="0.254cm" fo:padding-right="0.254cm" fo:wrap-option="wrap"/>
    </style:style>
    <style:style style:name="gr135"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76cm" fo:padding-bottom="0.176cm" fo:padding-left="0.254cm" fo:padding-right="0.254cm" fo:wrap-option="wrap"/>
    </style:style>
    <style:style style:name="gr136"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15cm" fo:padding-bottom="0.215cm" fo:padding-left="0.254cm" fo:padding-right="0.254cm" fo:wrap-option="wrap"/>
    </style:style>
    <style:style style:name="gr137"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23cm" fo:padding-bottom="0.223cm" fo:padding-left="0.254cm" fo:padding-right="0.254cm" fo:wrap-option="wrap"/>
    </style:style>
    <style:style style:name="gr138"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178cm" fo:padding-bottom="0.178cm" fo:padding-left="0.254cm" fo:padding-right="0.254cm" fo:wrap-option="wrap"/>
    </style:style>
    <style:style style:name="gr139"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1cm" fo:padding-bottom="0.21cm" fo:padding-left="0.254cm" fo:padding-right="0.254cm" fo:wrap-option="wrap"/>
    </style:style>
    <style:style style:name="gr140"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66cm" fo:padding-bottom="0.166cm" fo:padding-left="0.254cm" fo:padding-right="0.254cm" fo:wrap-option="wrap"/>
    </style:style>
    <style:style style:name="gr141"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35cm" fo:padding-bottom="0.135cm" fo:padding-left="0.254cm" fo:padding-right="0.254cm" fo:wrap-option="wrap"/>
    </style:style>
    <style:style style:name="gr14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39cm" fo:padding-bottom="0.239cm" fo:padding-left="0.254cm" fo:padding-right="0.254cm" fo:wrap-option="wrap"/>
    </style:style>
    <style:style style:name="gr143"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64cm" fo:padding-bottom="0.064cm" fo:padding-left="0.254cm" fo:padding-right="0.254cm" fo:wrap-option="wrap"/>
    </style:style>
    <style:style style:name="gr144" style:family="graphic" style:parent-style-name="standard">
      <style:graphic-properties draw:stroke="none" svg:stroke-width="0cm" draw:fill="solid" draw:fill-color="#ffffff" draw:opacity="27%" draw:textarea-horizontal-align="justify" draw:textarea-vertical-align="middle" draw:auto-grow-height="false" draw:fit-to-size="false" style:shrink-to-fit="false" fo:min-height="0cm" fo:min-width="0cm" fo:padding-top="0.235cm" fo:padding-bottom="0.235cm" fo:padding-left="0.254cm" fo:padding-right="0.254cm" fo:wrap-option="wrap"/>
    </style:style>
    <style:style style:name="gr145"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001cm" fo:min-width="0.084cm" fo:padding-top="0.254cm" fo:padding-bottom="0.254cm" fo:padding-left="0.254cm" fo:padding-right="0.254cm" fo:wrap-option="wrap"/>
    </style:style>
    <style:style style:name="gr146"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022cm" fo:padding-top="0.254cm" fo:padding-bottom="0.254cm" fo:padding-left="0.254cm" fo:padding-right="0.254cm" fo:wrap-option="wrap"/>
    </style:style>
    <style:style style:name="gr147"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027cm" fo:min-width="0.062cm" fo:padding-top="0.254cm" fo:padding-bottom="0.254cm" fo:padding-left="0.254cm" fo:padding-right="0.254cm" fo:wrap-option="wrap"/>
    </style:style>
    <style:style style:name="gr148"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081cm" fo:padding-top="0.254cm" fo:padding-bottom="0.254cm" fo:padding-left="0.254cm" fo:padding-right="0.254cm" fo:wrap-option="wrap"/>
    </style:style>
    <style:style style:name="gr149" style:family="graphic" style:parent-style-name="standard">
      <style:graphic-properties draw:stroke="none" svg:stroke-width="0cm" draw:fill="solid" draw:fill-color="#fe6361" draw:textarea-horizontal-align="justify" draw:textarea-vertical-align="middle" draw:auto-grow-height="false" draw:fit-to-size="false" style:shrink-to-fit="false" fo:min-height="0cm" fo:min-width="0cm" fo:padding-top="0.253cm" fo:padding-bottom="0.253cm" fo:padding-left="0.254cm" fo:padding-right="0.254cm" fo:wrap-option="wrap"/>
    </style:style>
    <style:style style:name="gr150"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053cm" fo:padding-top="0.254cm" fo:padding-bottom="0.254cm" fo:padding-left="0.254cm" fo:padding-right="0.254cm" fo:wrap-option="wrap"/>
    </style:style>
    <style:style style:name="gr151"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024cm" fo:min-width="0.025cm" fo:padding-top="0.254cm" fo:padding-bottom="0.254cm" fo:padding-left="0.254cm" fo:padding-right="0.254cm" fo:wrap-option="wrap"/>
    </style:style>
    <style:style style:name="gr152"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235cm" fo:padding-bottom="0.235cm" fo:padding-left="0.254cm" fo:padding-right="0.254cm" fo:wrap-option="wrap"/>
    </style:style>
    <style:style style:name="gr153"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926cm" fo:min-width="1.051cm" fo:padding-top="0.254cm" fo:padding-bottom="0.254cm" fo:padding-left="0.254cm" fo:padding-right="0.254cm" fo:wrap-option="wrap"/>
    </style:style>
    <style:style style:name="gr154"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49cm" fo:padding-bottom="0.249cm" fo:padding-left="0.254cm" fo:padding-right="0.254cm" fo:wrap-option="wrap"/>
    </style:style>
    <style:style style:name="gr155"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08cm" fo:padding-bottom="0.208cm" fo:padding-left="0.254cm" fo:padding-right="0.254cm" fo:wrap-option="wrap"/>
    </style:style>
    <style:style style:name="gr156"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11cm" fo:padding-bottom="0.211cm" fo:padding-left="0.254cm" fo:padding-right="0.254cm" fo:wrap-option="wrap"/>
    </style:style>
    <style:style style:name="gr157"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53cm" fo:padding-bottom="0.153cm" fo:padding-left="0.254cm" fo:padding-right="0.254cm" fo:wrap-option="wrap"/>
    </style:style>
    <style:style style:name="gr158"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73cm" fo:padding-bottom="0.173cm" fo:padding-left="0.254cm" fo:padding-right="0.254cm" fo:wrap-option="wrap"/>
    </style:style>
    <style:style style:name="gr159" style:family="graphic" style:parent-style-name="standard">
      <style:graphic-properties draw:stroke="none" svg:stroke-width="0cm" draw:fill="solid" draw:fill-color="#f66e43" draw:opacity="60%" draw:textarea-horizontal-align="justify" draw:textarea-vertical-align="middle" draw:auto-grow-height="false" draw:fit-to-size="false" style:shrink-to-fit="false" fo:min-height="0.86cm" fo:min-width="0.942cm" fo:padding-top="0.254cm" fo:padding-bottom="0.254cm" fo:padding-left="0.254cm" fo:padding-right="0.254cm" fo:wrap-option="wrap"/>
    </style:style>
    <style:style style:name="gr160"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98cm" fo:padding-bottom="0.198cm" fo:padding-left="0.254cm" fo:padding-right="0.254cm" fo:wrap-option="wrap"/>
    </style:style>
    <style:style style:name="gr161" style:family="graphic" style:parent-style-name="standard">
      <style:graphic-properties draw:stroke="none" svg:stroke-width="0cm" draw:fill="solid" draw:fill-color="#ffffff" draw:opacity="27%" draw:textarea-horizontal-align="justify" draw:textarea-vertical-align="middle" draw:auto-grow-height="false" draw:fit-to-size="false" style:shrink-to-fit="false" fo:min-height="0.194cm" fo:min-width="0.183cm" fo:padding-top="0.254cm" fo:padding-bottom="0.254cm" fo:padding-left="0.254cm" fo:padding-right="0.254cm" fo:wrap-option="wrap"/>
    </style:style>
    <style:style style:name="gr16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2.088cm" fo:min-width="2.281cm" fo:padding-top="0.254cm" fo:padding-bottom="0.254cm" fo:padding-left="0.254cm" fo:padding-right="0.254cm" fo:wrap-option="wrap"/>
    </style:style>
    <style:style style:name="gr163" style:family="graphic" style:parent-style-name="standard">
      <style:graphic-properties draw:stroke="none" svg:stroke-width="0cm" draw:fill="solid" draw:fill-color="#621156" draw:opacity="55%" draw:textarea-horizontal-align="justify" draw:textarea-vertical-align="middle" draw:auto-grow-height="false" draw:fit-to-size="false" style:shrink-to-fit="false" fo:min-height="0.178cm" fo:min-width="0.208cm" fo:padding-top="0.254cm" fo:padding-bottom="0.254cm" fo:padding-left="0.254cm" fo:padding-right="0.254cm" fo:wrap-option="wrap"/>
    </style:style>
    <style:style style:name="gr164" style:family="graphic">
      <style:graphic-properties style:protect="size"/>
    </style:style>
    <style:style style:name="pr1"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_5f_ONLY-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pt"/>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solid" draw:fill-color="#febe95"/>
      <style:paragraph-properties fo:text-align="start" style:font-independent-line-spacing="true"/>
      <style:text-properties fo:font-size="14pt"/>
    </style:style>
    <style:style style:name="P4" style:family="paragraph">
      <loext:graphic-properties draw:fill="solid" draw:fill-color="#000000"/>
      <style:paragraph-properties fo:text-align="start" style:font-independent-line-spacing="true"/>
      <style:text-properties fo:font-size="14pt"/>
    </style:style>
    <style:style style:name="P5" style:family="paragraph">
      <loext:graphic-properties draw:fill="solid" draw:fill-color="#ffc95c"/>
      <style:paragraph-properties fo:text-align="start" style:font-independent-line-spacing="true"/>
      <style:text-properties fo:font-size="14pt"/>
    </style:style>
    <style:style style:name="P6" style:family="paragraph">
      <loext:graphic-properties draw:fill="solid" draw:fill-color="#d68982"/>
      <style:paragraph-properties fo:text-align="start" style:font-independent-line-spacing="true"/>
      <style:text-properties fo:font-size="14pt"/>
    </style:style>
    <style:style style:name="P7" style:family="paragraph">
      <loext:graphic-properties draw:fill="solid" draw:fill-color="#5b0f00"/>
      <style:paragraph-properties fo:text-align="start" style:font-independent-line-spacing="true"/>
      <style:text-properties fo:font-size="14pt"/>
    </style:style>
    <style:style style:name="P8" style:family="paragraph">
      <loext:graphic-properties draw:fill="solid" draw:fill-color="#f85a5a"/>
      <style:paragraph-properties fo:text-align="start" style:font-independent-line-spacing="true"/>
      <style:text-properties fo:font-size="14pt"/>
    </style:style>
    <style:style style:name="P9" style:family="paragraph">
      <loext:graphic-properties draw:fill="solid" draw:fill-color="#f8805a"/>
      <style:paragraph-properties fo:text-align="start" style:font-independent-line-spacing="true"/>
      <style:text-properties fo:font-size="14pt"/>
    </style:style>
    <style:style style:name="P10" style:family="paragraph">
      <loext:graphic-properties draw:fill="solid" draw:fill-color="#721b65"/>
      <style:paragraph-properties fo:text-align="start" style:font-independent-line-spacing="true"/>
      <style:text-properties fo:font-size="14pt"/>
    </style:style>
    <style:style style:name="P11" style:family="paragraph">
      <loext:graphic-properties draw:fill="solid" draw:fill-color="#b80d57"/>
      <style:paragraph-properties fo:text-align="start" style:font-independent-line-spacing="true"/>
      <style:text-properties fo:font-size="14pt"/>
    </style:style>
    <style:style style:name="P12" style:family="paragraph">
      <loext:graphic-properties draw:fill="solid" draw:fill-color="#ffffff" draw:opacity="27%"/>
      <style:paragraph-properties fo:text-align="start" style:font-independent-line-spacing="true"/>
      <style:text-properties fo:font-size="14pt"/>
    </style:style>
    <style:style style:name="P13" style:family="paragraph">
      <loext:graphic-properties draw:fill="solid" draw:fill-color="#621156" draw:opacity="55%"/>
      <style:paragraph-properties fo:text-align="start" style:font-independent-line-spacing="true"/>
      <style:text-properties fo:font-size="14pt"/>
    </style:style>
    <style:style style:name="P14" style:family="paragraph">
      <style:paragraph-properties fo:text-align="center"/>
    </style:style>
    <style:style style:name="P15" style:family="paragraph">
      <loext:graphic-properties draw:fill="solid" draw:fill-color="#fe6361"/>
      <style:paragraph-properties fo:text-align="start" style:font-independent-line-spacing="true"/>
      <style:text-properties fo:font-size="14pt"/>
    </style:style>
    <style:style style:name="P16" style:family="paragraph">
      <loext:graphic-properties draw:fill="solid" draw:fill-color="#f66e43" draw:opacity="60%"/>
      <style:paragraph-properties fo:text-align="start" style:font-independent-line-spacing="true"/>
      <style:text-properties fo:font-size="14pt"/>
    </style:style>
    <style:style style:name="P17" style:family="paragraph">
      <loext:graphic-properties draw:fill="solid" draw:fill-color="#57508c"/>
      <style:paragraph-properties fo:text-align="start" style:font-independent-line-spacing="true"/>
      <style:text-properties fo:font-size="14pt"/>
    </style:style>
    <style:style style:name="P1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loext:opacity="100%" loext:theme-color="dk1" style:text-outline="false" style:text-line-through-style="none" style:text-line-through-type="none" style:text-position="0% 100%" style:font-name="Fira Sans Extra Condensed Medium" fo:font-size="18pt" fo:letter-spacing="normal" fo:language="en" fo:country="none" fo:font-style="normal" style:text-underline-style="none" fo:font-weight="normal" fo:background-color="transparent" style:font-name-asian="Fira Sans Extra Condensed Medium" style:font-size-asian="24pt" style:font-style-asian="normal" style:font-weight-asian="normal" style:font-name-complex="Fira Sans Extra Condensed Medium"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ovid Infographics (14)" draw:style-name="dp1" draw:master-page-name="TITLE_5f_ONLY" presentation:presentation-page-layout-name="AL1T19">
        <draw:frame draw:name="Google Shape;1409;p28" presentation:style-name="pr1" draw:text-style-name="P2" draw:layer="layout" svg:width="11.212cm" svg:height="1.082cm" svg:x="7.094cm" svg:y="1.138cm" presentation:class="title" presentation:user-transformed="true">
          <draw:text-box>
            <text:p text:style-name="P1"><text:span text:style-name="T1">Macierz korelacji</text:span></text:p>
          </draw:text-box>
        </draw:frame>
        <draw:g draw:name="Google Shape;1616;p 2" draw:style-name="gr1">
          <draw:custom-shape draw:name="Google Shape;1617;p 2" draw:style-name="gr2" draw:text-style-name="P3" draw:layer="layout" svg:width="0.402cm" svg:height="0.28cm" svg:x="2.745cm" svg:y="3.453cm">
            <text:p/>
            <draw:enhanced-geometry draw:mirror-horizontal="false" draw:mirror-vertical="false" drawooo:sub-view-size="2908 2030" draw:text-areas="0 0 ?f0 ?f1" svg:viewBox="0 0 0 0" draw:type="ooxml-non-primitive" draw:enhanced-path="M 1529 1 L 452 151 C 452 151 1 953 502 1655 703 1927 1108 2029 1525 2029 2143 2029 2788 1804 2833 1580 2908 1179 1529 1 1529 1 Z N">
              <draw:equation draw:name="f0" draw:formula="logwidth"/>
              <draw:equation draw:name="f1" draw:formula="logheight"/>
            </draw:enhanced-geometry>
          </draw:custom-shape>
          <draw:custom-shape draw:name="Google Shape;1618;p 2" draw:style-name="gr3" draw:text-style-name="P4" draw:layer="layout" svg:width="1.627cm" svg:height="1.716cm" svg:x="1.191cm" svg:y="0.118cm">
            <text:p/>
            <draw:enhanced-geometry draw:mirror-horizontal="false" draw:mirror-vertical="false" drawooo:sub-view-size="11755 12401" draw:text-areas="0 0 ?f0 ?f1" svg:viewBox="0 0 0 0" draw:type="ooxml-non-primitive" draw:enhanced-path="M 9474 1 C 9073 1 8672 101 8321 276 8017 417 7756 732 7417 732 7393 732 7368 731 7344 727 7259 722 7175 719 7091 719 6400 719 5725 907 5188 1354 4512 1880 4111 2707 4111 3559 4086 4211 4286 4863 4136 5489 3960 6166 3409 6667 2807 7043 2206 7419 1554 7695 1028 8171 552 8572 201 9123 101 9725 0 10351 176 11003 602 11454 1028 11855 1604 12056 2181 12181 2888 12328 3609 12401 4329 12401 6188 12401 8042 11917 9650 10978 10376 10527 11103 9950 11354 9148 11755 7745 10602 6316 10677 4863 10702 4186 10978 3584 11178 2958 11379 2331 11504 1630 11229 1028 10928 376 10201 1 9474 1 Z N">
              <draw:equation draw:name="f0" draw:formula="logwidth"/>
              <draw:equation draw:name="f1" draw:formula="logheight"/>
            </draw:enhanced-geometry>
          </draw:custom-shape>
          <draw:custom-shape draw:name="Google Shape;1619;p 2" draw:style-name="gr4" draw:text-style-name="P5" draw:layer="layout" svg:width="0.665cm" svg:height="1.981cm" svg:x="2.374cm" svg:y="1.548cm">
            <text:p/>
            <draw:enhanced-geometry draw:mirror-horizontal="false" draw:mirror-vertical="false" drawooo:sub-view-size="4813 14315" draw:text-areas="0 0 ?f0 ?f1" svg:viewBox="0 0 0 0" draw:type="ooxml-non-primitive" draw:enhanced-path="M 1053 0 L 1 7820 2683 14311 C 2752 14314 2819 14315 2885 14315 4199 14315 4813 13860 4813 13860 L 2382 7745 1053 0 Z N">
              <draw:equation draw:name="f0" draw:formula="logwidth"/>
              <draw:equation draw:name="f1" draw:formula="logheight"/>
            </draw:enhanced-geometry>
          </draw:custom-shape>
          <draw:custom-shape draw:name="Google Shape;1620;p 2" draw:style-name="gr5" draw:text-style-name="P5" draw:layer="layout" svg:width="1.509cm" svg:height="2.383cm" svg:x="1.371cm" svg:y="1.333cm">
            <text:p/>
            <draw:enhanced-geometry draw:mirror-horizontal="false" draw:mirror-vertical="false" drawooo:sub-view-size="10903 17218" draw:text-areas="0 0 ?f0 ?f1" svg:viewBox="0 0 0 0" draw:type="ooxml-non-primitive" draw:enhanced-path="M 4658 1 C 3485 1 2306 396 1605 1403 527 2982 1078 7744 1053 8446 1028 9649 1 17218 1 17218 L 10903 17218 C 10151 14636 7845 10701 8948 7518 10076 4235 9299 2481 7845 1102 7244 526 6241 100 5164 25 4996 9 4827 1 4658 1 Z N">
              <draw:equation draw:name="f0" draw:formula="logwidth"/>
              <draw:equation draw:name="f1" draw:formula="logheight"/>
            </draw:enhanced-geometry>
          </draw:custom-shape>
          <draw:custom-shape draw:name="Google Shape;1621;p 2" draw:style-name="gr6" draw:text-style-name="P6" draw:layer="layout" svg:width="0.751cm" svg:height="1.181cm" svg:x="1.906cm" svg:y="0.368cm">
            <text:p/>
            <draw:enhanced-geometry draw:mirror-horizontal="false" draw:mirror-vertical="false" drawooo:sub-view-size="5434 8532" draw:text-areas="0 0 ?f0 ?f1" svg:viewBox="0 0 0 0" draw:type="ooxml-non-primitive" draw:enhanced-path="M 2825 0 C 1425 0 0 313 121 2333 171 3110 221 4137 246 5090 246 5190 246 5290 246 5365 296 6844 321 8097 321 8097 580 8422 1049 8531 1493 8531 2078 8531 2620 8340 2577 8198 2502 7972 2527 7696 2577 7471 2577 7421 2602 7370 2602 7320 2627 7220 2677 7120 2752 7045 2777 7020 2802 6995 2827 6969 2903 6944 2978 6919 3053 6894 L 3178 6894 C 3253 6869 3354 6869 3429 6869 3680 6844 3905 6794 4156 6769 4456 6694 4807 6543 5033 6318 5083 6243 5158 6142 5183 6067 5384 5666 5434 4990 5409 4288 5384 3285 5208 2182 5058 1506 4908 854 4181 2 3003 2 2944 1 2884 0 2825 0 Z N">
              <draw:equation draw:name="f0" draw:formula="logwidth"/>
              <draw:equation draw:name="f1" draw:formula="logheight"/>
            </draw:enhanced-geometry>
          </draw:custom-shape>
          <draw:custom-shape draw:name="Google Shape;1622;p 2" draw:style-name="gr7" draw:text-style-name="P4" draw:layer="layout" svg:width="0.766cm" svg:height="0.525cm" svg:x="1.86cm" svg:y="0.239cm">
            <text:p/>
            <draw:enhanced-geometry draw:mirror-horizontal="false" draw:mirror-vertical="false" drawooo:sub-view-size="5540 3801" draw:text-areas="0 0 ?f0 ?f1" svg:viewBox="0 0 0 0" draw:type="ooxml-non-primitive" draw:enhanced-path="M 2592 0 C 1976 0 1362 117 953 480 652 756 477 1106 351 1457 151 2009 1 2560 76 3137 101 3312 151 3462 276 3588 427 3738 652 3763 853 3788 954 3797 1057 3801 1159 3801 1663 3801 2170 3700 2607 3513 3158 3312 3660 2986 4111 2660 4286 2510 4462 2360 4637 2209 4938 1934 5188 1633 5389 1307 5464 1157 5539 1031 5514 856 5464 680 5364 530 5188 405 4988 279 4737 229 4487 204 3935 104 3359 4 2782 4 2719 1 2655 0 2592 0 Z N">
              <draw:equation draw:name="f0" draw:formula="logwidth"/>
              <draw:equation draw:name="f1" draw:formula="logheight"/>
            </draw:enhanced-geometry>
          </draw:custom-shape>
          <draw:custom-shape draw:name="Google Shape;1623;p 2" draw:style-name="gr8" draw:text-style-name="P7" draw:layer="layout" svg:width="0.21cm" svg:height="0.056cm" svg:x="2.049cm" svg:y="1.283cm">
            <text:p/>
            <draw:enhanced-geometry draw:mirror-horizontal="false" draw:mirror-vertical="false" drawooo:sub-view-size="1522 411" draw:text-areas="0 0 ?f0 ?f1" svg:viewBox="0 0 0 0" draw:type="ooxml-non-primitive" draw:enhanced-path="M 73 1 C 32 1 1 59 44 81 470 331 971 382 1448 407 1456 409 1463 411 1470 411 1522 411 1514 331 1448 331 971 281 520 231 94 6 87 2 80 1 73 1 Z N">
              <draw:equation draw:name="f0" draw:formula="logwidth"/>
              <draw:equation draw:name="f1" draw:formula="logheight"/>
            </draw:enhanced-geometry>
          </draw:custom-shape>
          <draw:custom-shape draw:name="Google Shape;1624;p 2" draw:style-name="gr9" draw:text-style-name="P7" draw:layer="layout" svg:width="0.093cm" svg:height="0.044cm" svg:x="2.301cm" svg:y="0.721cm">
            <text:p/>
            <draw:enhanced-geometry draw:mirror-horizontal="false" draw:mirror-vertical="false" drawooo:sub-view-size="678 325" draw:text-areas="0 0 ?f0 ?f1" svg:viewBox="0 0 0 0" draw:type="ooxml-non-primitive" draw:enhanced-path="M 525 1 C 345 1 157 75 26 206 0 231 26 281 51 306 63 319 82 325 101 325 120 325 138 319 151 306 151 281 176 281 176 256 201 256 226 231 251 231 276 206 301 181 351 156 376 156 427 156 452 131 502 131 527 131 577 156 627 156 652 131 677 81 677 56 652 5 602 5 577 2 551 1 525 1 Z N">
              <draw:equation draw:name="f0" draw:formula="logwidth"/>
              <draw:equation draw:name="f1" draw:formula="logheight"/>
            </draw:enhanced-geometry>
          </draw:custom-shape>
          <draw:custom-shape draw:name="Google Shape;1625;p 2" draw:style-name="gr10" draw:text-style-name="P7" draw:layer="layout" svg:width="0.093cm" svg:height="0.036cm" svg:x="2.485cm" svg:y="0.716cm">
            <text:p/>
            <draw:enhanced-geometry draw:mirror-horizontal="false" draw:mirror-vertical="false" drawooo:sub-view-size="678 264" draw:text-areas="0 0 ?f0 ?f1" svg:viewBox="0 0 0 0" draw:type="ooxml-non-primitive" draw:enhanced-path="M 221 0 C 166 0 109 6 51 19 26 44 1 70 26 120 26 137 51 155 74 155 84 155 94 152 101 145 L 352 145 C 377 145 427 170 452 170 477 195 502 195 527 195 527 220 552 220 552 245 577 257 596 264 612 264 627 264 640 257 652 245 677 220 677 170 652 145 522 52 378 0 221 0 Z N">
              <draw:equation draw:name="f0" draw:formula="logwidth"/>
              <draw:equation draw:name="f1" draw:formula="logheight"/>
            </draw:enhanced-geometry>
          </draw:custom-shape>
          <draw:custom-shape draw:name="Google Shape;1626;p 2" draw:style-name="gr11" draw:text-style-name="P7" draw:layer="layout" svg:width="0.037cm" svg:height="0.058cm" svg:x="2.457cm" svg:y="0.938cm">
            <text:p/>
            <draw:enhanced-geometry draw:mirror-horizontal="false" draw:mirror-vertical="false" drawooo:sub-view-size="276 428" draw:text-areas="0 0 ?f0 ?f1" svg:viewBox="0 0 0 0" draw:type="ooxml-non-primitive" draw:enhanced-path="M 101 1 C 75 1 50 7 25 19 25 19 0 44 0 70 25 95 25 95 50 95 63 82 82 76 101 76 119 76 138 82 151 95 176 120 201 145 201 170 201 245 126 320 75 370 55 391 68 427 100 427 107 427 116 425 126 420 201 370 276 270 251 145 251 95 226 44 176 19 151 7 126 1 101 1 Z N">
              <draw:equation draw:name="f0" draw:formula="logwidth"/>
              <draw:equation draw:name="f1" draw:formula="logheight"/>
            </draw:enhanced-geometry>
          </draw:custom-shape>
          <draw:custom-shape draw:name="Google Shape;1627;p 2" draw:style-name="gr12" draw:text-style-name="P7" draw:layer="layout" svg:width="0.129cm" svg:height="0.043cm" svg:x="2.387cm" svg:y="1.049cm">
            <text:p/>
            <draw:enhanced-geometry draw:mirror-horizontal="false" draw:mirror-vertical="false" drawooo:sub-view-size="939 316" draw:text-areas="0 0 ?f0 ?f1" svg:viewBox="0 0 0 0" draw:type="ooxml-non-primitive" draw:enhanced-path="M 107 1 C 38 1 1 106 61 147 249 260 465 316 678 316 749 316 819 310 888 297 913 297 938 222 938 197 913 147 888 122 838 122 778 135 715 141 653 141 482 141 308 95 161 21 142 7 124 1 107 1 Z N">
              <draw:equation draw:name="f0" draw:formula="logwidth"/>
              <draw:equation draw:name="f1" draw:formula="logheight"/>
            </draw:enhanced-geometry>
          </draw:custom-shape>
          <draw:custom-shape draw:name="Google Shape;1628;p 2" draw:style-name="gr11" draw:text-style-name="P7" draw:layer="layout" svg:width="0.041cm" svg:height="0.058cm" svg:x="2.35cm" svg:y="0.819cm">
            <text:p/>
            <draw:enhanced-geometry draw:mirror-horizontal="false" draw:mirror-vertical="false" drawooo:sub-view-size="302 427" draw:text-areas="0 0 ?f0 ?f1" svg:viewBox="0 0 0 0" draw:type="ooxml-non-primitive" draw:enhanced-path="M 151 0 C 50 0 0 100 0 201 0 326 50 426 151 426 226 426 301 326 301 201 301 100 226 0 151 0 Z N">
              <draw:equation draw:name="f0" draw:formula="logwidth"/>
              <draw:equation draw:name="f1" draw:formula="logheight"/>
            </draw:enhanced-geometry>
          </draw:custom-shape>
          <draw:custom-shape draw:name="Google Shape;1629;p 2" draw:style-name="gr11" draw:text-style-name="P7" draw:layer="layout" svg:width="0.041cm" svg:height="0.058cm" svg:x="2.516cm" svg:y="0.819cm">
            <text:p/>
            <draw:enhanced-geometry draw:mirror-horizontal="false" draw:mirror-vertical="false" drawooo:sub-view-size="302 427" draw:text-areas="0 0 ?f0 ?f1" svg:viewBox="0 0 0 0" draw:type="ooxml-non-primitive" draw:enhanced-path="M 151 0 C 50 0 0 100 0 201 0 326 50 426 151 426 226 426 301 326 301 201 301 100 226 0 151 0 Z N">
              <draw:equation draw:name="f0" draw:formula="logwidth"/>
              <draw:equation draw:name="f1" draw:formula="logheight"/>
            </draw:enhanced-geometry>
          </draw:custom-shape>
          <draw:custom-shape draw:name="Google Shape;1630;p 2" draw:style-name="gr13" draw:text-style-name="P8" draw:layer="layout" svg:width="0.086cm" svg:height="0.055cm" svg:x="2.284cm" svg:y="0.878cm">
            <text:p/>
            <draw:enhanced-geometry draw:mirror-horizontal="false" draw:mirror-vertical="false" drawooo:sub-view-size="627 402" draw:text-areas="0 0 ?f0 ?f1" svg:viewBox="0 0 0 0" draw:type="ooxml-non-primitive" draw:enhanced-path="M 326 0 C 151 0 0 101 0 201 0 301 151 401 326 401 476 401 627 301 627 201 627 101 476 0 326 0 Z N">
              <draw:equation draw:name="f0" draw:formula="logwidth"/>
              <draw:equation draw:name="f1" draw:formula="logheight"/>
            </draw:enhanced-geometry>
          </draw:custom-shape>
          <draw:custom-shape draw:name="Google Shape;1631;p 2" draw:style-name="gr13" draw:text-style-name="P8" draw:layer="layout" svg:width="0.083cm" svg:height="0.055cm" svg:x="2.548cm" svg:y="0.878cm">
            <text:p/>
            <draw:enhanced-geometry draw:mirror-horizontal="false" draw:mirror-vertical="false" drawooo:sub-view-size="603 402" draw:text-areas="0 0 ?f0 ?f1" svg:viewBox="0 0 0 0" draw:type="ooxml-non-primitive" draw:enhanced-path="M 302 0 C 126 0 1 101 1 201 1 301 126 401 302 401 477 401 602 301 602 201 602 101 477 0 302 0 Z N">
              <draw:equation draw:name="f0" draw:formula="logwidth"/>
              <draw:equation draw:name="f1" draw:formula="logheight"/>
            </draw:enhanced-geometry>
          </draw:custom-shape>
          <draw:custom-shape draw:name="Google Shape;1632;p 2" draw:style-name="gr14" draw:text-style-name="P6" draw:layer="layout" svg:width="0.214cm" svg:height="0.288cm" svg:x="1.864cm" svg:y="0.733cm">
            <text:p/>
            <draw:enhanced-geometry draw:mirror-horizontal="false" draw:mirror-vertical="false" drawooo:sub-view-size="1555 2088" draw:text-areas="0 0 ?f0 ?f1" svg:viewBox="0 0 0 0" draw:type="ooxml-non-primitive" draw:enhanced-path="M 573 0 C 427 0 288 52 176 145 26 295 1 546 26 772 76 1072 176 1373 351 1624 477 1799 602 1950 778 2025 865 2062 972 2087 1075 2087 1179 2087 1279 2062 1354 2000 1504 1899 1554 1624 1554 1448 1554 1248 1504 1022 1454 822 1379 646 1304 471 1204 320 1078 170 903 45 727 20 676 7 624 0 573 0 Z N">
              <draw:equation draw:name="f0" draw:formula="logwidth"/>
              <draw:equation draw:name="f1" draw:formula="logheight"/>
            </draw:enhanced-geometry>
          </draw:custom-shape>
          <draw:custom-shape draw:name="Google Shape;1633;p 2" draw:style-name="gr15" draw:text-style-name="P7" draw:layer="layout" svg:width="0.105cm" svg:height="0.147cm" svg:x="1.924cm" svg:y="0.794cm">
            <text:p/>
            <draw:enhanced-geometry draw:mirror-horizontal="false" draw:mirror-vertical="false" drawooo:sub-view-size="767 1071" draw:text-areas="0 0 ?f0 ?f1" svg:viewBox="0 0 0 0" draw:type="ooxml-non-primitive" draw:enhanced-path="M 69 1 C 28 1 0 59 65 81 190 131 315 231 391 332 364 325 337 322 311 322 238 322 170 345 115 382 75 402 83 471 114 471 121 471 130 467 140 457 213 428 287 415 355 415 404 415 449 421 491 432 616 607 666 808 666 1033 666 1058 691 1071 716 1071 742 1071 767 1058 767 1033 767 582 491 181 90 6 83 2 76 1 69 1 Z N">
              <draw:equation draw:name="f0" draw:formula="logwidth"/>
              <draw:equation draw:name="f1" draw:formula="logheight"/>
            </draw:enhanced-geometry>
          </draw:custom-shape>
          <draw:custom-shape draw:name="Google Shape;1634;p 2" draw:style-name="gr16" draw:text-style-name="P9" draw:layer="layout" svg:width="0.248cm" svg:height="0.165cm" svg:x="1.584cm" svg:y="2.152cm">
            <text:p/>
            <draw:enhanced-geometry draw:mirror-horizontal="false" draw:mirror-vertical="false" drawooo:sub-view-size="1798 1200" draw:text-areas="0 0 ?f0 ?f1" svg:viewBox="0 0 0 0" draw:type="ooxml-non-primitive" draw:enhanced-path="M 63 1 C 33 1 1 36 19 72 94 197 194 322 294 447 670 874 1196 1149 1748 1199 1798 1199 1798 1124 1748 1124 1597 1099 1447 1074 1297 1024 795 848 344 498 94 21 86 7 75 1 63 1 Z N">
              <draw:equation draw:name="f0" draw:formula="logwidth"/>
              <draw:equation draw:name="f1" draw:formula="logheight"/>
            </draw:enhanced-geometry>
          </draw:custom-shape>
          <draw:custom-shape draw:name="Google Shape;1635;p 2" draw:style-name="gr17" draw:text-style-name="P5" draw:layer="layout" svg:width="0.527cm" svg:height="2.175cm" svg:x="1.159cm" svg:y="1.43cm">
            <text:p/>
            <draw:enhanced-geometry draw:mirror-horizontal="false" draw:mirror-vertical="false" drawooo:sub-view-size="3811 15715" draw:text-areas="0 0 ?f0 ?f1" svg:viewBox="0 0 0 0" draw:type="ooxml-non-primitive" draw:enhanced-path="M 3810 0 C 1605 1629 427 5614 201 7720 1 9750 2006 15715 2006 15715 2006 15715 3535 15715 3535 15589 3535 15489 2733 7845 2733 7845 L 3810 0 Z N">
              <draw:equation draw:name="f0" draw:formula="logwidth"/>
              <draw:equation draw:name="f1" draw:formula="logheight"/>
            </draw:enhanced-geometry>
          </draw:custom-shape>
          <draw:g draw:name="Google Shape;1636;p 2" draw:style-name="gr1">
            <draw:custom-shape draw:name="Google Shape;1637;p 2" draw:style-name="gr18" draw:text-style-name="P10" draw:layer="layout" svg:width="0.726cm" svg:height="0.638cm" svg:x="2.349cm" svg:y="1.873cm">
              <text:p/>
              <draw:enhanced-geometry draw:mirror-horizontal="false" draw:mirror-vertical="false" drawooo:sub-view-size="6041 5305" draw:text-areas="0 0 ?f0 ?f1" svg:viewBox="0 0 0 0" draw:type="ooxml-non-primitive" draw:enhanced-path="M 3031 1 C 2653 1 2270 82 1905 254 577 856 0 2435 627 3763 1067 4735 2030 5304 3036 5304 3405 5304 3779 5228 4136 5066 5464 4440 6040 2861 5439 1532 4984 569 4029 1 3031 1 Z N">
                <draw:equation draw:name="f0" draw:formula="logwidth"/>
                <draw:equation draw:name="f1" draw:formula="logheight"/>
              </draw:enhanced-geometry>
            </draw:custom-shape>
            <draw:custom-shape draw:name="Google Shape;1638;p 2" draw:style-name="gr19" draw:text-style-name="P10" draw:layer="layout" svg:width="0.171cm" svg:height="0.199cm" svg:x="2.464cm" svg:y="1.749cm">
              <text:p/>
              <draw:enhanced-geometry draw:mirror-horizontal="false" draw:mirror-vertical="false" drawooo:sub-view-size="1430 1665" draw:text-areas="0 0 ?f0 ?f1" svg:viewBox="0 0 0 0" draw:type="ooxml-non-primitive" draw:enhanced-path="M 724 0 C 633 0 520 26 402 85 151 185 1 386 76 486 76 511 101 536 101 536 126 561 126 561 126 561 176 586 477 762 577 987 727 1338 677 1664 677 1664 L 1053 1514 1429 1338 C 1429 1338 1154 1163 978 787 878 586 928 236 953 185 953 160 953 160 953 160 953 135 953 110 928 85 902 32 826 0 724 0 Z N">
                <draw:equation draw:name="f0" draw:formula="logwidth"/>
                <draw:equation draw:name="f1" draw:formula="logheight"/>
              </draw:enhanced-geometry>
            </draw:custom-shape>
            <draw:custom-shape draw:name="Google Shape;1639;p 2" draw:style-name="gr20" draw:text-style-name="P11" draw:layer="layout" svg:width="0.084cm" svg:height="0.046cm" svg:x="2.479cm" svg:y="1.755cm">
              <text:p/>
              <draw:enhanced-geometry draw:mirror-horizontal="false" draw:mirror-vertical="false" drawooo:sub-view-size="703 390" draw:text-areas="0 0 ?f0 ?f1" svg:viewBox="0 0 0 0" draw:type="ooxml-non-primitive" draw:enhanced-path="M 566 0 C 495 0 398 19 302 60 126 160 1 286 26 336 38 371 82 389 143 389 214 389 308 365 402 311 577 236 703 110 678 35 666 13 625 0 566 0 Z N">
                <draw:equation draw:name="f0" draw:formula="logwidth"/>
                <draw:equation draw:name="f1" draw:formula="logheight"/>
              </draw:enhanced-geometry>
            </draw:custom-shape>
            <draw:custom-shape draw:name="Google Shape;1640;p 2" draw:style-name="gr21" draw:text-style-name="P10" draw:layer="layout" svg:width="0.159cm" svg:height="0.2cm" svg:x="2.769cm" svg:y="1.736cm">
              <text:p/>
              <draw:enhanced-geometry draw:mirror-horizontal="false" draw:mirror-vertical="false" drawooo:sub-view-size="1330 1667" draw:text-areas="0 0 ?f0 ?f1" svg:viewBox="0 0 0 0" draw:type="ooxml-non-primitive" draw:enhanced-path="M 624 1 C 503 1 406 40 377 113 377 138 377 163 377 188 402 263 477 589 402 815 252 1191 1 1391 1 1391 L 377 1516 753 1667 C 753 1667 678 1341 828 965 903 740 1179 539 1229 514 1229 514 1229 489 1229 489 1254 489 1279 464 1279 439 1329 313 1154 138 903 63 809 21 711 1 624 1 Z N">
                <draw:equation draw:name="f0" draw:formula="logwidth"/>
                <draw:equation draw:name="f1" draw:formula="logheight"/>
              </draw:enhanced-geometry>
            </draw:custom-shape>
            <draw:custom-shape draw:name="Google Shape;1641;p 2" draw:style-name="gr22" draw:text-style-name="P11" draw:layer="layout" svg:width="0.084cm" svg:height="0.041cm" svg:x="2.829cm" svg:y="1.743cm">
              <text:p/>
              <draw:enhanced-geometry draw:mirror-horizontal="false" draw:mirror-vertical="false" drawooo:sub-view-size="702 347" draw:text-areas="0 0 ?f0 ?f1" svg:viewBox="0 0 0 0" draw:type="ooxml-non-primitive" draw:enhanced-path="M 178 1 C 98 1 39 20 25 61 0 136 126 236 301 312 380 334 459 347 524 347 604 347 663 328 677 287 702 236 577 111 401 36 322 13 244 1 178 1 Z N">
                <draw:equation draw:name="f0" draw:formula="logwidth"/>
                <draw:equation draw:name="f1" draw:formula="logheight"/>
              </draw:enhanced-geometry>
            </draw:custom-shape>
            <draw:custom-shape draw:name="Google Shape;1642;p 2" draw:style-name="gr23" draw:text-style-name="P10" draw:layer="layout" svg:width="0.204cm" svg:height="0.164cm" svg:x="2.956cm" svg:y="1.95cm">
              <text:p/>
              <draw:enhanced-geometry draw:mirror-horizontal="false" draw:mirror-vertical="false" drawooo:sub-view-size="1706 1374" draw:text-areas="0 0 ?f0 ?f1" svg:viewBox="0 0 0 0" draw:type="ooxml-non-primitive" draw:enhanced-path="M 1251 1 C 1225 1 1201 7 1179 20 1179 20 1154 45 1129 70 1104 120 903 421 703 521 463 633 244 653 117 653 44 653 1 647 1 647 L 1 647 176 998 352 1374 C 352 1374 527 1098 878 922 980 877 1108 862 1222 862 1360 862 1477 884 1505 897 L 1530 897 C 1555 897 1580 897 1580 872 1705 822 1705 597 1605 346 1522 139 1371 1 1251 1 Z N">
                <draw:equation draw:name="f0" draw:formula="logwidth"/>
                <draw:equation draw:name="f1" draw:formula="logheight"/>
              </draw:enhanced-geometry>
            </draw:custom-shape>
            <draw:custom-shape draw:name="Google Shape;1643;p 2" draw:style-name="gr24" draw:text-style-name="P11" draw:layer="layout" svg:width="0.051cm" svg:height="0.078cm" svg:x="3.104cm" svg:y="1.961cm">
              <text:p/>
              <draw:enhanced-geometry draw:mirror-horizontal="false" draw:mirror-vertical="false" drawooo:sub-view-size="428 659" draw:text-areas="0 0 ?f0 ?f1" svg:viewBox="0 0 0 0" draw:type="ooxml-non-primitive" draw:enhanced-path="M 71 0 C 64 0 58 1 51 3 1 53 1 204 76 379 166 560 277 659 334 659 341 659 347 658 352 655 427 630 427 454 327 279 258 119 147 0 71 0 Z N">
                <draw:equation draw:name="f0" draw:formula="logwidth"/>
                <draw:equation draw:name="f1" draw:formula="logheight"/>
              </draw:enhanced-geometry>
            </draw:custom-shape>
            <draw:custom-shape draw:name="Google Shape;1644;p 2" draw:style-name="gr25" draw:text-style-name="P10" draw:layer="layout" svg:width="0.204cm" svg:height="0.154cm" svg:x="2.971cm" svg:y="2.248cm">
              <text:p/>
              <draw:enhanced-geometry draw:mirror-horizontal="false" draw:mirror-vertical="false" drawooo:sub-view-size="1705 1288" draw:text-areas="0 0 ?f0 ?f1" svg:viewBox="0 0 0 0" draw:type="ooxml-non-primitive" draw:enhanced-path="M 276 0 L 126 376 0 752 C 0 752 75 733 198 733 320 733 489 752 677 827 902 903 1103 1178 1153 1228 1153 1228 1153 1228 1153 1253 1178 1253 1203 1279 1228 1279 1240 1284 1253 1287 1266 1287 1368 1287 1516 1127 1604 928 1704 677 1679 426 1554 376 L 1454 376 C 1420 393 1257 434 1085 434 1005 434 924 425 852 401 476 251 276 0 276 0 Z N">
                <draw:equation draw:name="f0" draw:formula="logwidth"/>
                <draw:equation draw:name="f1" draw:formula="logheight"/>
              </draw:enhanced-geometry>
            </draw:custom-shape>
            <draw:custom-shape draw:name="Google Shape;1645;p 2" draw:style-name="gr24" draw:text-style-name="P11" draw:layer="layout" svg:width="0.047cm" svg:height="0.078cm" svg:x="3.119cm" svg:y="2.311cm">
              <text:p/>
              <draw:enhanced-geometry draw:mirror-horizontal="false" draw:mirror-vertical="false" drawooo:sub-view-size="402 659" draw:text-areas="0 0 ?f0 ?f1" svg:viewBox="0 0 0 0" draw:type="ooxml-non-primitive" draw:enhanced-path="M 306 0 C 234 0 144 119 75 279 0 455 0 630 75 655 82 657 89 658 96 658 172 658 280 540 326 380 401 204 401 29 326 4 320 1 313 0 306 0 Z N">
                <draw:equation draw:name="f0" draw:formula="logwidth"/>
                <draw:equation draw:name="f1" draw:formula="logheight"/>
              </draw:enhanced-geometry>
            </draw:custom-shape>
            <draw:custom-shape draw:name="Google Shape;1646;p 2" draw:style-name="gr26" draw:text-style-name="P10" draw:layer="layout" svg:width="0.171cm" svg:height="0.202cm" svg:x="2.79cm" svg:y="2.435cm">
              <text:p/>
              <draw:enhanced-geometry draw:mirror-horizontal="false" draw:mirror-vertical="false" drawooo:sub-view-size="1429 1690" draw:text-areas="0 0 ?f0 ?f1" svg:viewBox="0 0 0 0" draw:type="ooxml-non-primitive" draw:enhanced-path="M 752 0 L 376 176 0 351 C 0 351 301 527 452 877 552 1103 502 1454 502 1504 502 1504 502 1529 502 1529 502 1554 502 1579 502 1604 541 1657 623 1689 728 1689 822 1689 935 1663 1053 1604 1279 1504 1429 1303 1379 1178 1379 1178 1354 1153 1329 1128 1254 1103 978 928 878 702 702 326 752 0 752 0 Z N">
                <draw:equation draw:name="f0" draw:formula="logwidth"/>
                <draw:equation draw:name="f1" draw:formula="logheight"/>
              </draw:enhanced-geometry>
            </draw:custom-shape>
            <draw:custom-shape draw:name="Google Shape;1647;p 2" draw:style-name="gr20" draw:text-style-name="P11" draw:layer="layout" svg:width="0.087cm" svg:height="0.046cm" svg:x="2.862cm" svg:y="2.584cm">
              <text:p/>
              <draw:enhanced-geometry draw:mirror-horizontal="false" draw:mirror-vertical="false" drawooo:sub-view-size="728 390" draw:text-areas="0 0 ?f0 ?f1" svg:viewBox="0 0 0 0" draw:type="ooxml-non-primitive" draw:enhanced-path="M 566 0 C 495 0 398 19 302 60 126 161 1 286 51 336 63 371 107 390 168 390 239 390 333 365 427 311 602 236 728 111 678 35 666 13 625 0 566 0 Z N">
                <draw:equation draw:name="f0" draw:formula="logwidth"/>
                <draw:equation draw:name="f1" draw:formula="logheight"/>
              </draw:enhanced-geometry>
            </draw:custom-shape>
            <draw:custom-shape draw:name="Google Shape;1648;p 2" draw:style-name="gr21" draw:text-style-name="P10" draw:layer="layout" svg:width="0.159cm" svg:height="0.2cm" svg:x="2.5cm" svg:y="2.45cm">
              <text:p/>
              <draw:enhanced-geometry draw:mirror-horizontal="false" draw:mirror-vertical="false" drawooo:sub-view-size="1329 1667" draw:text-areas="0 0 ?f0 ?f1" svg:viewBox="0 0 0 0" draw:type="ooxml-non-primitive" draw:enhanced-path="M 552 1 C 552 1 627 301 502 677 426 903 151 1128 101 1153 L 76 1153 C 51 1178 51 1204 25 1229 0 1354 151 1504 401 1605 506 1646 611 1666 699 1666 822 1666 913 1627 928 1554 953 1529 953 1504 953 1479 L 928 1479 C 928 1404 853 1078 928 853 1053 477 1329 276 1329 276 L 953 126 552 1 Z N">
                <draw:equation draw:name="f0" draw:formula="logwidth"/>
                <draw:equation draw:name="f1" draw:formula="logheight"/>
              </draw:enhanced-geometry>
            </draw:custom-shape>
            <draw:custom-shape draw:name="Google Shape;1649;p 2" draw:style-name="gr27" draw:text-style-name="P11" draw:layer="layout" svg:width="0.087cm" svg:height="0.042cm" svg:x="2.512cm" svg:y="2.601cm">
              <text:p/>
              <draw:enhanced-geometry draw:mirror-horizontal="false" draw:mirror-vertical="false" drawooo:sub-view-size="728 355" draw:text-areas="0 0 ?f0 ?f1" svg:viewBox="0 0 0 0" draw:type="ooxml-non-primitive" draw:enhanced-path="M 182 0 C 98 0 39 20 26 48 1 123 126 248 326 298 414 336 502 355 571 355 640 355 690 336 702 298 727 223 602 123 427 48 336 14 251 0 182 0 Z N">
                <draw:equation draw:name="f0" draw:formula="logwidth"/>
                <draw:equation draw:name="f1" draw:formula="logheight"/>
              </draw:enhanced-geometry>
            </draw:custom-shape>
            <draw:custom-shape draw:name="Google Shape;1650;p 2" draw:style-name="gr28" draw:text-style-name="P10" draw:layer="layout" svg:width="0.204cm" svg:height="0.163cm" svg:x="2.265cm" svg:y="2.272cm">
              <text:p/>
              <draw:enhanced-geometry draw:mirror-horizontal="false" draw:mirror-vertical="false" drawooo:sub-view-size="1705 1364" draw:text-areas="0 0 ?f0 ?f1" svg:viewBox="0 0 0 0" draw:type="ooxml-non-primitive" draw:enhanced-path="M 1379 1 C 1379 1 1204 277 828 452 737 497 615 512 502 512 366 512 242 491 201 477 L 126 477 C 0 552 0 778 126 1028 213 1225 376 1364 483 1364 499 1364 514 1361 527 1354 552 1354 577 1329 577 1304 L 602 1304 C 627 1254 803 953 1028 853 1251 741 1464 721 1590 721 1662 721 1705 728 1705 728 L 1529 352 1379 1 Z N">
                <draw:equation draw:name="f0" draw:formula="logwidth"/>
                <draw:equation draw:name="f1" draw:formula="logheight"/>
              </draw:enhanced-geometry>
            </draw:custom-shape>
            <draw:custom-shape draw:name="Google Shape;1651;p 2" draw:style-name="gr29" draw:text-style-name="P11" draw:layer="layout" svg:width="0.05cm" svg:height="0.076cm" svg:x="2.274cm" svg:y="2.347cm">
              <text:p/>
              <draw:enhanced-geometry draw:mirror-horizontal="false" draw:mirror-vertical="false" drawooo:sub-view-size="427 643" draw:text-areas="0 0 ?f0 ?f1" svg:viewBox="0 0 0 0" draw:type="ooxml-non-primitive" draw:enhanced-path="M 75 1 C 67 1 58 2 51 4 1 29 1 205 76 380 161 529 246 642 316 642 328 642 340 639 352 631 427 606 427 430 327 255 259 97 151 1 75 1 Z N">
                <draw:equation draw:name="f0" draw:formula="logwidth"/>
                <draw:equation draw:name="f1" draw:formula="logheight"/>
              </draw:enhanced-geometry>
            </draw:custom-shape>
            <draw:custom-shape draw:name="Google Shape;1652;p 2" draw:style-name="gr25" draw:text-style-name="P10" draw:layer="layout" svg:width="0.204cm" svg:height="0.154cm" svg:x="2.253cm" svg:y="1.984cm">
              <text:p/>
              <draw:enhanced-geometry draw:mirror-horizontal="false" draw:mirror-vertical="false" drawooo:sub-view-size="1705 1289" draw:text-areas="0 0 ?f0 ?f1" svg:viewBox="0 0 0 0" draw:type="ooxml-non-primitive" draw:enhanced-path="M 426 0 C 307 0 166 142 100 361 0 611 25 862 151 887 176 912 201 912 226 912 226 912 226 912 226 887 276 887 437 854 606 854 691 854 777 862 852 887 1228 1012 1429 1288 1429 1288 L 1554 912 1705 511 1705 511 C 1704 511 1598 544 1437 544 1316 544 1164 525 1003 461 777 386 577 110 552 60 527 35 527 35 527 35 527 10 502 10 476 10 460 3 443 0 426 0 Z N">
                <draw:equation draw:name="f0" draw:formula="logwidth"/>
                <draw:equation draw:name="f1" draw:formula="logheight"/>
              </draw:enhanced-geometry>
            </draw:custom-shape>
            <draw:custom-shape draw:name="Google Shape;1653;p 2" draw:style-name="gr30" draw:text-style-name="P11" draw:layer="layout" svg:width="0.044cm" svg:height="0.081cm" svg:x="2.262cm" svg:y="1.994cm">
              <text:p/>
              <draw:enhanced-geometry draw:mirror-horizontal="false" draw:mirror-vertical="false" drawooo:sub-view-size="377 683" draw:text-areas="0 0 ?f0 ?f1" svg:viewBox="0 0 0 0" draw:type="ooxml-non-primitive" draw:enhanced-path="M 284 0 C 211 0 120 141 51 304 0 479 0 655 76 680 80 682 85 683 90 683 147 683 258 564 326 404 376 204 376 53 301 3 296 1 290 0 284 0 Z N">
                <draw:equation draw:name="f0" draw:formula="logwidth"/>
                <draw:equation draw:name="f1" draw:formula="logheight"/>
              </draw:enhanced-geometry>
            </draw:custom-shape>
            <draw:custom-shape draw:name="Google Shape;1654;p 2" draw:style-name="gr31" draw:text-style-name="P10" draw:layer="layout" svg:width="0.069cm" svg:height="0.114cm" svg:x="2.666cm" svg:y="1.768cm">
              <text:p/>
              <draw:enhanced-geometry draw:mirror-horizontal="false" draw:mirror-vertical="false" drawooo:sub-view-size="578 953" draw:text-areas="0 0 ?f0 ?f1" svg:viewBox="0 0 0 0" draw:type="ooxml-non-primitive" draw:enhanced-path="M 277 0 C 126 0 1 76 1 151 1 176 1 176 26 201 51 226 151 401 176 552 176 777 76 953 76 953 L 302 928 552 928 C 552 928 452 777 427 527 427 376 527 226 552 176 577 176 577 151 577 126 577 50 427 0 277 0 Z N">
                <draw:equation draw:name="f0" draw:formula="logwidth"/>
                <draw:equation draw:name="f1" draw:formula="logheight"/>
              </draw:enhanced-geometry>
            </draw:custom-shape>
            <draw:custom-shape draw:name="Google Shape;1655;p 2" draw:style-name="gr32" draw:text-style-name="P11" draw:layer="layout" svg:width="0.05cm" svg:height="0.02cm" svg:x="2.675cm" svg:y="1.771cm">
              <text:p/>
              <draw:enhanced-geometry draw:mirror-horizontal="false" draw:mirror-vertical="false" drawooo:sub-view-size="427 176" draw:text-areas="0 0 ?f0 ?f1" svg:viewBox="0 0 0 0" draw:type="ooxml-non-primitive" draw:enhanced-path="M 201 0 C 100 0 0 51 0 101 0 151 100 176 201 176 326 176 426 126 426 76 426 25 326 0 201 0 Z N">
                <draw:equation draw:name="f0" draw:formula="logwidth"/>
                <draw:equation draw:name="f1" draw:formula="logheight"/>
              </draw:enhanced-geometry>
            </draw:custom-shape>
            <draw:custom-shape draw:name="Google Shape;1656;p 2" draw:style-name="gr33" draw:text-style-name="P10" draw:layer="layout" svg:width="0.117cm" svg:height="0.116cm" svg:x="2.908cm" svg:y="1.868cm">
              <text:p/>
              <draw:enhanced-geometry draw:mirror-horizontal="false" draw:mirror-vertical="false" drawooo:sub-view-size="979 973" draw:text-areas="0 0 ?f0 ?f1" svg:viewBox="0 0 0 0" draw:type="ooxml-non-primitive" draw:enhanced-path="M 557 1 C 534 1 516 7 502 20 502 46 477 46 477 71 477 121 452 321 352 421 176 597 1 647 1 647 L 176 797 352 973 C 352 973 377 772 527 597 627 497 828 447 878 447 903 447 903 421 903 421 978 371 928 221 803 121 711 47 619 1 557 1 Z N">
                <draw:equation draw:name="f0" draw:formula="logwidth"/>
                <draw:equation draw:name="f1" draw:formula="logheight"/>
              </draw:enhanced-geometry>
            </draw:custom-shape>
            <draw:custom-shape draw:name="Google Shape;1657;p 2" draw:style-name="gr34" draw:text-style-name="P11" draw:layer="layout" svg:width="0.041cm" svg:height="0.036cm" svg:x="2.974cm" svg:y="1.874cm">
              <text:p/>
              <draw:enhanced-geometry draw:mirror-horizontal="false" draw:mirror-vertical="false" drawooo:sub-view-size="352 306" draw:text-areas="0 0 ?f0 ?f1" svg:viewBox="0 0 0 0" draw:type="ooxml-non-primitive" draw:enhanced-path="M 62 0 C 45 0 32 7 25 21 0 46 25 146 126 221 182 277 252 306 295 306 309 306 320 303 326 296 351 271 326 171 226 96 172 42 104 0 62 0 Z N">
                <draw:equation draw:name="f0" draw:formula="logwidth"/>
                <draw:equation draw:name="f1" draw:formula="logheight"/>
              </draw:enhanced-geometry>
            </draw:custom-shape>
            <draw:custom-shape draw:name="Google Shape;1658;p 2" draw:style-name="gr35" draw:text-style-name="P10" draw:layer="layout" svg:width="0.114cm" svg:height="0.068cm" svg:x="3.025cm" svg:y="2.145cm">
              <text:p/>
              <draw:enhanced-geometry draw:mirror-horizontal="false" draw:mirror-vertical="false" drawooo:sub-view-size="953 577" draw:text-areas="0 0 ?f0 ?f1" svg:viewBox="0 0 0 0" draw:type="ooxml-non-primitive" draw:enhanced-path="M 802 0 C 777 0 752 0 752 25 702 50 552 151 401 176 176 176 0 75 0 75 L 0 301 25 552 C 25 552 176 451 426 426 552 426 727 527 752 552 L 777 552 C 777 577 802 577 802 577 878 577 953 426 928 276 928 126 878 0 802 0 Z N">
                <draw:equation draw:name="f0" draw:formula="logwidth"/>
                <draw:equation draw:name="f1" draw:formula="logheight"/>
              </draw:enhanced-geometry>
            </draw:custom-shape>
            <draw:custom-shape draw:name="Google Shape;1659;p 2" draw:style-name="gr36" draw:text-style-name="P11" draw:layer="layout" svg:width="0.02cm" svg:height="0.05cm" svg:x="3.116cm" svg:y="2.154cm">
              <text:p/>
              <draw:enhanced-geometry draw:mirror-horizontal="false" draw:mirror-vertical="false" drawooo:sub-view-size="176 427" draw:text-areas="0 0 ?f0 ?f1" svg:viewBox="0 0 0 0" draw:type="ooxml-non-primitive" draw:enhanced-path="M 75 0 C 25 0 0 101 0 201 0 326 50 426 75 426 126 426 176 326 151 201 151 101 126 0 75 0 Z N">
                <draw:equation draw:name="f0" draw:formula="logwidth"/>
                <draw:equation draw:name="f1" draw:formula="logheight"/>
              </draw:enhanced-geometry>
            </draw:custom-shape>
            <draw:custom-shape draw:name="Google Shape;1660;p 2" draw:style-name="gr37" draw:text-style-name="P10" draw:layer="layout" svg:width="0.117cm" svg:height="0.113cm" svg:x="2.923cm" svg:y="2.387cm">
              <text:p/>
              <draw:enhanced-geometry draw:mirror-horizontal="false" draw:mirror-vertical="false" drawooo:sub-view-size="978 947" draw:text-areas="0 0 ?f0 ?f1" svg:viewBox="0 0 0 0" draw:type="ooxml-non-primitive" draw:enhanced-path="M 326 0 L 176 176 0 351 C 0 351 201 376 351 552 476 627 527 827 527 877 527 902 527 902 552 928 565 940 582 947 604 947 666 947 759 895 852 802 953 702 978 552 928 501 928 501 902 476 902 476 L 877 476 C 852 476 652 451 552 351 376 176 326 0 326 0 Z N">
                <draw:equation draw:name="f0" draw:formula="logwidth"/>
                <draw:equation draw:name="f1" draw:formula="logheight"/>
              </draw:enhanced-geometry>
            </draw:custom-shape>
            <draw:custom-shape draw:name="Google Shape;1661;p 2" draw:style-name="gr34" draw:text-style-name="P11" draw:layer="layout" svg:width="0.041cm" svg:height="0.037cm" svg:x="2.992cm" svg:y="2.455cm">
              <text:p/>
              <draw:enhanced-geometry draw:mirror-horizontal="false" draw:mirror-vertical="false" drawooo:sub-view-size="352 317" draw:text-areas="0 0 ?f0 ?f1" svg:viewBox="0 0 0 0" draw:type="ooxml-non-primitive" draw:enhanced-path="M 307 0 C 267 0 188 45 126 107 51 182 1 282 51 307 57 313 67 316 80 316 122 316 194 284 251 207 326 132 352 32 326 7 322 2 315 0 307 0 Z N">
                <draw:equation draw:name="f0" draw:formula="logwidth"/>
                <draw:equation draw:name="f1" draw:formula="logheight"/>
              </draw:enhanced-geometry>
            </draw:custom-shape>
            <draw:custom-shape draw:name="Google Shape;1662;p 2" draw:style-name="gr31" draw:text-style-name="P10" draw:layer="layout" svg:width="0.068cm" svg:height="0.114cm" svg:x="2.693cm" svg:y="2.504cm">
              <text:p/>
              <draw:enhanced-geometry draw:mirror-horizontal="false" draw:mirror-vertical="false" drawooo:sub-view-size="577 954" draw:text-areas="0 0 ?f0 ?f1" svg:viewBox="0 0 0 0" draw:type="ooxml-non-primitive" draw:enhanced-path="M 502 1 L 251 26 25 26 C 25 26 126 176 126 427 151 552 25 727 25 778 L 0 778 C 0 778 0 803 0 803 0 878 126 953 276 953 452 928 577 878 577 803 577 778 552 778 552 753 527 727 401 552 401 402 401 176 502 1 502 1 Z N">
                <draw:equation draw:name="f0" draw:formula="logwidth"/>
                <draw:equation draw:name="f1" draw:formula="logheight"/>
              </draw:enhanced-geometry>
            </draw:custom-shape>
            <draw:custom-shape draw:name="Google Shape;1663;p 2" draw:style-name="gr38" draw:text-style-name="P11" draw:layer="layout" svg:width="0.05cm" svg:height="0.018cm" svg:x="2.702cm" svg:y="2.595cm">
              <text:p/>
              <draw:enhanced-geometry draw:mirror-horizontal="false" draw:mirror-vertical="false" drawooo:sub-view-size="427 158" draw:text-areas="0 0 ?f0 ?f1" svg:viewBox="0 0 0 0" draw:type="ooxml-non-primitive" draw:enhanced-path="M 201 1 C 101 1 1 51 1 101 1 121 66 158 144 158 163 158 182 156 201 151 326 151 427 126 427 76 427 26 326 1 201 1 Z N">
                <draw:equation draw:name="f0" draw:formula="logwidth"/>
                <draw:equation draw:name="f1" draw:formula="logheight"/>
              </draw:enhanced-geometry>
            </draw:custom-shape>
            <draw:custom-shape draw:name="Google Shape;1664;p 2" draw:style-name="gr31" draw:text-style-name="P10" draw:layer="layout" svg:width="0.117cm" svg:height="0.115cm" svg:x="2.404cm" svg:y="2.402cm">
              <text:p/>
              <draw:enhanced-geometry draw:mirror-horizontal="false" draw:mirror-vertical="false" drawooo:sub-view-size="978 965" draw:text-areas="0 0 ?f0 ?f1" svg:viewBox="0 0 0 0" draw:type="ooxml-non-primitive" draw:enhanced-path="M 627 1 C 627 1 602 201 426 376 326 477 126 527 101 527 76 527 76 527 51 552 0 602 51 727 176 853 243 919 332 964 399 964 432 964 460 953 477 928 477 928 477 903 477 903 502 853 527 652 627 552 777 376 978 326 978 326 L 802 176 627 1 Z N">
                <draw:equation draw:name="f0" draw:formula="logwidth"/>
                <draw:equation draw:name="f1" draw:formula="logheight"/>
              </draw:enhanced-geometry>
            </draw:custom-shape>
            <draw:custom-shape draw:name="Google Shape;1665;p 2" draw:style-name="gr34" draw:text-style-name="P11" draw:layer="layout" svg:width="0.044cm" svg:height="0.037cm" svg:x="2.41cm" svg:y="2.475cm">
              <text:p/>
              <draw:enhanced-geometry draw:mirror-horizontal="false" draw:mirror-vertical="false" drawooo:sub-view-size="377 317" draw:text-areas="0 0 ?f0 ?f1" svg:viewBox="0 0 0 0" draw:type="ooxml-non-primitive" draw:enhanced-path="M 73 1 C 56 1 40 7 26 21 1 46 51 146 126 222 198 276 257 317 304 317 321 317 337 311 351 297 376 272 326 171 251 96 179 42 120 1 73 1 Z N">
                <draw:equation draw:name="f0" draw:formula="logwidth"/>
                <draw:equation draw:name="f1" draw:formula="logheight"/>
              </draw:enhanced-geometry>
            </draw:custom-shape>
            <draw:custom-shape draw:name="Google Shape;1666;p 2" draw:style-name="gr35" draw:text-style-name="P10" draw:layer="layout" svg:width="0.111cm" svg:height="0.069cm" svg:x="2.289cm" svg:y="2.172cm">
              <text:p/>
              <draw:enhanced-geometry draw:mirror-horizontal="false" draw:mirror-vertical="false" drawooo:sub-view-size="928 578" draw:text-areas="0 0 ?f0 ?f1" svg:viewBox="0 0 0 0" draw:type="ooxml-non-primitive" draw:enhanced-path="M 125 1 C 50 1 0 126 0 302 0 452 75 577 150 577 175 577 175 552 201 552 226 527 401 402 526 402 777 402 927 502 927 502 L 927 251 927 26 C 927 26 752 126 526 151 376 151 226 26 175 26 175 26 175 26 175 1 Z N">
                <draw:equation draw:name="f0" draw:formula="logwidth"/>
                <draw:equation draw:name="f1" draw:formula="logheight"/>
              </draw:enhanced-geometry>
            </draw:custom-shape>
            <draw:custom-shape draw:name="Google Shape;1667;p 2" draw:style-name="gr36" draw:text-style-name="P11" draw:layer="layout" svg:width="0.02cm" svg:height="0.051cm" svg:x="2.292cm" svg:y="2.181cm">
              <text:p/>
              <draw:enhanced-geometry draw:mirror-horizontal="false" draw:mirror-vertical="false" drawooo:sub-view-size="176 428" draw:text-areas="0 0 ?f0 ?f1" svg:viewBox="0 0 0 0" draw:type="ooxml-non-primitive" draw:enhanced-path="M 75 1 C 25 1 0 101 0 201 0 327 50 427 100 427 150 427 176 327 176 201 176 101 125 1 75 1 Z N">
                <draw:equation draw:name="f0" draw:formula="logwidth"/>
                <draw:equation draw:name="f1" draw:formula="logheight"/>
              </draw:enhanced-geometry>
            </draw:custom-shape>
            <draw:custom-shape draw:name="Google Shape;1668;p 2" draw:style-name="gr37" draw:text-style-name="P10" draw:layer="layout" svg:width="0.12cm" svg:height="0.113cm" svg:x="2.386cm" svg:y="1.886cm">
              <text:p/>
              <draw:enhanced-geometry draw:mirror-horizontal="false" draw:mirror-vertical="false" drawooo:sub-view-size="1003 948" draw:text-areas="0 0 ?f0 ?f1" svg:viewBox="0 0 0 0" draw:type="ooxml-non-primitive" draw:enhanced-path="M 395 1 C 327 1 225 52 150 145 50 245 0 396 50 446 75 446 75 446 100 471 150 471 351 496 451 596 627 747 652 947 652 947 L 827 772 1003 596 C 1003 596 802 571 627 396 526 296 476 120 476 70 476 45 451 45 451 20 438 7 419 1 395 1 Z N">
                <draw:equation draw:name="f0" draw:formula="logwidth"/>
                <draw:equation draw:name="f1" draw:formula="logheight"/>
              </draw:enhanced-geometry>
            </draw:custom-shape>
            <draw:custom-shape draw:name="Google Shape;1669;p 2" draw:style-name="gr39" draw:text-style-name="P11" draw:layer="layout" svg:width="0.041cm" svg:height="0.039cm" svg:x="2.392cm" svg:y="1.892cm">
              <text:p/>
              <draw:enhanced-geometry draw:mirror-horizontal="false" draw:mirror-vertical="false" drawooo:sub-view-size="352 329" draw:text-areas="0 0 ?f0 ?f1" svg:viewBox="0 0 0 0" draw:type="ooxml-non-primitive" draw:enhanced-path="M 290 1 C 247 1 180 42 125 96 50 196 0 297 25 322 34 326 44 328 54 328 103 328 168 283 251 221 326 146 351 46 326 21 319 7 306 1 290 1 Z N">
                <draw:equation draw:name="f0" draw:formula="logwidth"/>
                <draw:equation draw:name="f1" draw:formula="logheight"/>
              </draw:enhanced-geometry>
            </draw:custom-shape>
            <draw:custom-shape draw:name="Google Shape;1670;p 2" draw:style-name="gr40" draw:text-style-name="P11" draw:layer="layout" svg:width="0.165cm" svg:height="0.188cm" svg:x="2.44cm" svg:y="2.209cm">
              <text:p/>
              <draw:enhanced-geometry draw:mirror-horizontal="false" draw:mirror-vertical="false" drawooo:sub-view-size="1379 1573" draw:text-areas="0 0 ?f0 ?f1" svg:viewBox="0 0 0 0" draw:type="ooxml-non-primitive" draw:enhanced-path="M 488 0 C 432 0 377 11 326 35 50 160 0 611 201 1012 343 1359 619 1573 865 1573 922 1573 976 1562 1028 1538 1303 1413 1379 987 1178 561 1015 214 735 0 488 0 Z N">
                <draw:equation draw:name="f0" draw:formula="logwidth"/>
                <draw:equation draw:name="f1" draw:formula="logheight"/>
              </draw:enhanced-geometry>
            </draw:custom-shape>
            <draw:custom-shape draw:name="Google Shape;1671;p 2" draw:style-name="gr41" draw:text-style-name="P11" draw:layer="layout" svg:width="0.174cm" svg:height="0.179cm" svg:x="2.787cm" svg:y="2.251cm">
              <text:p/>
              <draw:enhanced-geometry draw:mirror-horizontal="false" draw:mirror-vertical="false" drawooo:sub-view-size="1454 1496" draw:text-areas="0 0 ?f0 ?f1" svg:viewBox="0 0 0 0" draw:type="ooxml-non-primitive" draw:enhanced-path="M 962 1 C 737 1 474 154 276 424 0 800 0 1252 251 1427 311 1473 385 1495 466 1495 690 1495 969 1327 1153 1051 1429 675 1454 224 1203 74 1133 24 1050 1 962 1 Z N">
                <draw:equation draw:name="f0" draw:formula="logwidth"/>
                <draw:equation draw:name="f1" draw:formula="logheight"/>
              </draw:enhanced-geometry>
            </draw:custom-shape>
            <draw:custom-shape draw:name="Google Shape;1672;p 2" draw:style-name="gr42" draw:text-style-name="P11" draw:layer="layout" svg:width="0.129cm" svg:height="0.135cm" svg:x="2.449cm" svg:y="1.985cm">
              <text:p/>
              <draw:enhanced-geometry draw:mirror-horizontal="false" draw:mirror-vertical="false" drawooo:sub-view-size="1079 1126" draw:text-areas="0 0 ?f0 ?f1" svg:viewBox="0 0 0 0" draw:type="ooxml-non-primitive" draw:enhanced-path="M 737 0 C 564 0 348 122 201 325 25 600 0 951 176 1077 229 1110 289 1125 352 1125 528 1125 730 1004 878 801 1078 525 1078 174 903 49 856 16 800 0 737 0 Z N">
                <draw:equation draw:name="f0" draw:formula="logwidth"/>
                <draw:equation draw:name="f1" draw:formula="logheight"/>
              </draw:enhanced-geometry>
            </draw:custom-shape>
            <draw:custom-shape draw:name="Google Shape;1673;p 2" draw:style-name="gr43" draw:text-style-name="P11" draw:layer="layout" svg:width="0.105cm" svg:height="0.105cm" svg:x="2.742cm" svg:y="2.127cm">
              <text:p/>
              <draw:enhanced-geometry draw:mirror-horizontal="false" draw:mirror-vertical="false" drawooo:sub-view-size="878 880" draw:text-areas="0 0 ?f0 ?f1" svg:viewBox="0 0 0 0" draw:type="ooxml-non-primitive" draw:enhanced-path="M 591 0 C 452 0 287 98 176 264 25 490 0 741 151 841 190 867 237 880 287 880 426 880 591 782 702 615 853 415 878 139 727 39 688 13 641 0 591 0 Z N">
                <draw:equation draw:name="f0" draw:formula="logwidth"/>
                <draw:equation draw:name="f1" draw:formula="logheight"/>
              </draw:enhanced-geometry>
            </draw:custom-shape>
            <draw:custom-shape draw:name="Google Shape;1674;p 2" draw:style-name="gr44" draw:text-style-name="P11" draw:layer="layout" svg:width="0.081cm" svg:height="0.091cm" svg:x="2.932cm" svg:y="2.058cm">
              <text:p/>
              <draw:enhanced-geometry draw:mirror-horizontal="false" draw:mirror-vertical="false" drawooo:sub-view-size="678 763" draw:text-areas="0 0 ?f0 ?f1" svg:viewBox="0 0 0 0" draw:type="ooxml-non-primitive" draw:enhanced-path="M 256 0 C 228 0 201 7 176 22 51 73 0 298 101 499 184 665 318 762 433 762 457 762 480 758 502 749 627 674 677 474 577 273 497 113 368 0 256 0 Z N">
                <draw:equation draw:name="f0" draw:formula="logwidth"/>
                <draw:equation draw:name="f1" draw:formula="logheight"/>
              </draw:enhanced-geometry>
            </draw:custom-shape>
            <draw:custom-shape draw:name="Google Shape;1675;p 2" draw:style-name="gr45" draw:text-style-name="P11" draw:layer="layout" svg:width="0.141cm" svg:height="0.196cm" svg:x="2.576cm" svg:y="2.035cm">
              <text:p/>
              <draw:enhanced-geometry draw:mirror-horizontal="false" draw:mirror-vertical="false" drawooo:sub-view-size="1179 1637" draw:text-areas="0 0 ?f0 ?f1" svg:viewBox="0 0 0 0" draw:type="ooxml-non-primitive" draw:enhanced-path="M 642 1 C 365 1 121 312 51 733 1 1184 201 1585 477 1635 488 1636 499 1636 510 1636 799 1636 1080 1318 1129 883 1179 432 1003 31 703 6 682 2 662 1 642 1 Z N">
                <draw:equation draw:name="f0" draw:formula="logwidth"/>
                <draw:equation draw:name="f1" draw:formula="logheight"/>
              </draw:enhanced-geometry>
            </draw:custom-shape>
            <draw:custom-shape draw:name="Google Shape;1676;p 2" draw:style-name="gr46" draw:text-style-name="P11" draw:layer="layout" svg:width="0.102cm" svg:height="0.141cm" svg:x="2.615cm" svg:y="2.271cm">
              <text:p/>
              <draw:enhanced-geometry draw:mirror-horizontal="false" draw:mirror-vertical="false" drawooo:sub-view-size="853 1183" draw:text-areas="0 0 ?f0 ?f1" svg:viewBox="0 0 0 0" draw:type="ooxml-non-primitive" draw:enhanced-path="M 382 1 C 372 1 362 1 352 3 126 28 1 329 51 654 75 964 279 1183 471 1183 482 1183 492 1182 502 1181 728 1156 853 855 828 529 780 220 575 1 382 1 Z N">
                <draw:equation draw:name="f0" draw:formula="logwidth"/>
                <draw:equation draw:name="f1" draw:formula="logheight"/>
              </draw:enhanced-geometry>
            </draw:custom-shape>
            <draw:custom-shape draw:name="Google Shape;1677;p 2" draw:style-name="gr47" draw:text-style-name="P11" draw:layer="layout" svg:width="0.144cm" svg:height="0.122cm" svg:x="2.736cm" svg:y="1.92cm">
              <text:p/>
              <draw:enhanced-geometry draw:mirror-horizontal="false" draw:mirror-vertical="false" drawooo:sub-view-size="1204 1025" draw:text-areas="0 0 ?f0 ?f1" svg:viewBox="0 0 0 0" draw:type="ooxml-non-primitive" draw:enhanced-path="M 387 1 C 292 1 208 29 151 87 0 262 101 563 326 813 480 952 663 1025 816 1025 911 1025 995 997 1053 939 1203 763 1128 463 877 212 723 73 540 1 387 1 Z N">
                <draw:equation draw:name="f0" draw:formula="logwidth"/>
                <draw:equation draw:name="f1" draw:formula="logheight"/>
              </draw:enhanced-geometry>
            </draw:custom-shape>
            <draw:custom-shape draw:name="Google Shape;1678;p 2" draw:style-name="gr48" draw:text-style-name="P12" draw:layer="layout" svg:width="0.247cm" svg:height="0.309cm" svg:x="2.44cm" svg:y="1.932cm">
              <text:p/>
              <draw:enhanced-geometry draw:mirror-horizontal="false" draw:mirror-vertical="false" drawooo:sub-view-size="2056 2573" draw:text-areas="0 0 ?f0 ?f1" svg:viewBox="0 0 0 0" draw:type="ooxml-non-primitive" draw:enhanced-path="M 1500 0 C 1435 0 1368 13 1303 39 451 415 0 1267 75 2144 75 2402 361 2573 603 2573 620 2573 636 2572 652 2570 927 2520 1078 2269 1053 1994 1028 1818 1078 1568 1178 1417 1328 1192 1479 1066 1704 966 1955 841 2055 540 1955 289 1862 104 1686 0 1500 0 Z N">
                <draw:equation draw:name="f0" draw:formula="logwidth"/>
                <draw:equation draw:name="f1" draw:formula="logheight"/>
              </draw:enhanced-geometry>
            </draw:custom-shape>
            <draw:custom-shape draw:name="Google Shape;1679;p 2" draw:style-name="gr49" draw:text-style-name="P13" draw:layer="layout" svg:width="0.581cm" svg:height="0.633cm" svg:x="2.494cm" svg:y="1.88cm">
              <text:p/>
              <draw:enhanced-geometry draw:mirror-horizontal="false" draw:mirror-vertical="false" drawooo:sub-view-size="4838 5263" draw:text-areas="0 0 ?f0 ?f1" svg:viewBox="0 0 0 0" draw:type="ooxml-non-primitive" draw:enhanced-path="M 2381 1 L 2381 1 C 2607 226 2807 502 2958 828 3584 2156 3008 3710 1679 4337 1320 4500 950 4578 584 4578 388 4578 192 4556 0 4512 L 0 4512 C 485 4997 1147 5263 1825 5263 2199 5263 2577 5182 2933 5013 4261 4387 4837 2808 4236 1479 3860 702 3158 176 2381 1 Z N">
                <draw:equation draw:name="f0" draw:formula="logwidth"/>
                <draw:equation draw:name="f1" draw:formula="logheight"/>
              </draw:enhanced-geometry>
            </draw:custom-shape>
          </draw:g>
          <draw:g draw:name="Google Shape;1680;p 2" draw:style-name="gr1">
            <draw:custom-shape draw:name="Google Shape;1681;p 2" draw:style-name="gr50" draw:text-style-name="P10" draw:layer="layout" svg:width="1.325cm" svg:height="1.163cm" svg:x="0.621cm" svg:y="2.394cm">
              <text:p/>
              <draw:enhanced-geometry draw:mirror-horizontal="false" draw:mirror-vertical="false" drawooo:sub-view-size="6041 5305" draw:text-areas="0 0 ?f0 ?f1" svg:viewBox="0 0 0 0" draw:type="ooxml-non-primitive" draw:enhanced-path="M 3031 1 C 2653 1 2270 82 1905 254 577 856 0 2435 627 3763 1067 4735 2030 5304 3036 5304 3405 5304 3779 5228 4136 5066 5464 4440 6040 2861 5439 1532 4984 569 4029 1 3031 1 Z N">
                <draw:equation draw:name="f0" draw:formula="logwidth"/>
                <draw:equation draw:name="f1" draw:formula="logheight"/>
              </draw:enhanced-geometry>
            </draw:custom-shape>
            <draw:custom-shape draw:name="Google Shape;1682;p 2" draw:style-name="gr51" draw:text-style-name="P10" draw:layer="layout" svg:width="0.313cm" svg:height="0.364cm" svg:x="0.83cm" svg:y="2.167cm">
              <text:p/>
              <draw:enhanced-geometry draw:mirror-horizontal="false" draw:mirror-vertical="false" drawooo:sub-view-size="1430 1665" draw:text-areas="0 0 ?f0 ?f1" svg:viewBox="0 0 0 0" draw:type="ooxml-non-primitive" draw:enhanced-path="M 724 0 C 633 0 520 26 402 85 151 185 1 386 76 486 76 511 101 536 101 536 126 561 126 561 126 561 176 586 477 762 577 987 727 1338 677 1664 677 1664 L 1053 1514 1429 1338 C 1429 1338 1154 1163 978 787 878 586 928 236 953 185 953 160 953 160 953 160 953 135 953 110 928 85 902 32 826 0 724 0 Z N">
                <draw:equation draw:name="f0" draw:formula="logwidth"/>
                <draw:equation draw:name="f1" draw:formula="logheight"/>
              </draw:enhanced-geometry>
            </draw:custom-shape>
            <draw:custom-shape draw:name="Google Shape;1683;p 2" draw:style-name="gr52" draw:text-style-name="P11" draw:layer="layout" svg:width="0.153cm" svg:height="0.085cm" svg:x="0.857cm" svg:y="2.178cm">
              <text:p/>
              <draw:enhanced-geometry draw:mirror-horizontal="false" draw:mirror-vertical="false" drawooo:sub-view-size="703 390" draw:text-areas="0 0 ?f0 ?f1" svg:viewBox="0 0 0 0" draw:type="ooxml-non-primitive" draw:enhanced-path="M 566 0 C 495 0 398 19 302 60 126 160 1 286 26 336 38 371 82 389 143 389 214 389 308 365 402 311 577 236 703 110 678 35 666 13 625 0 566 0 Z N">
                <draw:equation draw:name="f0" draw:formula="logwidth"/>
                <draw:equation draw:name="f1" draw:formula="logheight"/>
              </draw:enhanced-geometry>
            </draw:custom-shape>
            <draw:custom-shape draw:name="Google Shape;1684;p 2" draw:style-name="gr51" draw:text-style-name="P10" draw:layer="layout" svg:width="0.291cm" svg:height="0.365cm" svg:x="1.385cm" svg:y="2.145cm">
              <text:p/>
              <draw:enhanced-geometry draw:mirror-horizontal="false" draw:mirror-vertical="false" drawooo:sub-view-size="1330 1667" draw:text-areas="0 0 ?f0 ?f1" svg:viewBox="0 0 0 0" draw:type="ooxml-non-primitive" draw:enhanced-path="M 624 1 C 503 1 406 40 377 113 377 138 377 163 377 188 402 263 477 589 402 815 252 1191 1 1391 1 1391 L 377 1516 753 1667 C 753 1667 678 1341 828 965 903 740 1179 539 1229 514 1229 514 1229 489 1229 489 1254 489 1279 464 1279 439 1329 313 1154 138 903 63 809 21 711 1 624 1 Z N">
                <draw:equation draw:name="f0" draw:formula="logwidth"/>
                <draw:equation draw:name="f1" draw:formula="logheight"/>
              </draw:enhanced-geometry>
            </draw:custom-shape>
            <draw:custom-shape draw:name="Google Shape;1685;p 2" draw:style-name="gr53" draw:text-style-name="P11" draw:layer="layout" svg:width="0.153cm" svg:height="0.075cm" svg:x="1.495cm" svg:y="2.156cm">
              <text:p/>
              <draw:enhanced-geometry draw:mirror-horizontal="false" draw:mirror-vertical="false" drawooo:sub-view-size="702 347" draw:text-areas="0 0 ?f0 ?f1" svg:viewBox="0 0 0 0" draw:type="ooxml-non-primitive" draw:enhanced-path="M 178 1 C 98 1 39 20 25 61 0 136 126 236 301 312 380 334 459 347 524 347 604 347 663 328 677 287 702 236 577 111 401 36 322 13 244 1 178 1 Z N">
                <draw:equation draw:name="f0" draw:formula="logwidth"/>
                <draw:equation draw:name="f1" draw:formula="logheight"/>
              </draw:enhanced-geometry>
            </draw:custom-shape>
            <draw:custom-shape draw:name="Google Shape;1686;p 2" draw:style-name="gr54" draw:text-style-name="P10" draw:layer="layout" svg:width="0.373cm" svg:height="0.301cm" svg:x="1.726cm" svg:y="2.533cm">
              <text:p/>
              <draw:enhanced-geometry draw:mirror-horizontal="false" draw:mirror-vertical="false" drawooo:sub-view-size="1706 1374" draw:text-areas="0 0 ?f0 ?f1" svg:viewBox="0 0 0 0" draw:type="ooxml-non-primitive" draw:enhanced-path="M 1251 1 C 1225 1 1201 7 1179 20 1179 20 1154 45 1129 70 1104 120 903 421 703 521 463 633 244 653 117 653 44 653 1 647 1 647 L 1 647 176 998 352 1374 C 352 1374 527 1098 878 922 980 877 1108 862 1222 862 1360 862 1477 884 1505 897 L 1530 897 C 1555 897 1580 897 1580 872 1705 822 1705 597 1605 346 1522 139 1371 1 1251 1 Z N">
                <draw:equation draw:name="f0" draw:formula="logwidth"/>
                <draw:equation draw:name="f1" draw:formula="logheight"/>
              </draw:enhanced-geometry>
            </draw:custom-shape>
            <draw:custom-shape draw:name="Google Shape;1687;p 2" draw:style-name="gr55" draw:text-style-name="P11" draw:layer="layout" svg:width="0.093cm" svg:height="0.144cm" svg:x="1.995cm" svg:y="2.554cm">
              <text:p/>
              <draw:enhanced-geometry draw:mirror-horizontal="false" draw:mirror-vertical="false" drawooo:sub-view-size="428 659" draw:text-areas="0 0 ?f0 ?f1" svg:viewBox="0 0 0 0" draw:type="ooxml-non-primitive" draw:enhanced-path="M 71 0 C 64 0 58 1 51 3 1 53 1 204 76 379 166 560 277 659 334 659 341 659 347 658 352 655 427 630 427 454 327 279 258 119 147 0 71 0 Z N">
                <draw:equation draw:name="f0" draw:formula="logwidth"/>
                <draw:equation draw:name="f1" draw:formula="logheight"/>
              </draw:enhanced-geometry>
            </draw:custom-shape>
            <draw:custom-shape draw:name="Google Shape;1688;p 2" draw:style-name="gr56" draw:text-style-name="P10" draw:layer="layout" svg:width="0.373cm" svg:height="0.282cm" svg:x="1.754cm" svg:y="3.077cm">
              <text:p/>
              <draw:enhanced-geometry draw:mirror-horizontal="false" draw:mirror-vertical="false" drawooo:sub-view-size="1705 1288" draw:text-areas="0 0 ?f0 ?f1" svg:viewBox="0 0 0 0" draw:type="ooxml-non-primitive" draw:enhanced-path="M 276 0 L 126 376 0 752 C 0 752 75 733 198 733 320 733 489 752 677 827 902 903 1103 1178 1153 1228 1153 1228 1153 1228 1153 1253 1178 1253 1203 1279 1228 1279 1240 1284 1253 1287 1266 1287 1368 1287 1516 1127 1604 928 1704 677 1679 426 1554 376 L 1454 376 C 1420 393 1257 434 1085 434 1005 434 924 425 852 401 476 251 276 0 276 0 Z N">
                <draw:equation draw:name="f0" draw:formula="logwidth"/>
                <draw:equation draw:name="f1" draw:formula="logheight"/>
              </draw:enhanced-geometry>
            </draw:custom-shape>
            <draw:custom-shape draw:name="Google Shape;1689;p 2" draw:style-name="gr55" draw:text-style-name="P11" draw:layer="layout" svg:width="0.087cm" svg:height="0.144cm" svg:x="2.023cm" svg:y="3.192cm">
              <text:p/>
              <draw:enhanced-geometry draw:mirror-horizontal="false" draw:mirror-vertical="false" drawooo:sub-view-size="402 659" draw:text-areas="0 0 ?f0 ?f1" svg:viewBox="0 0 0 0" draw:type="ooxml-non-primitive" draw:enhanced-path="M 306 0 C 234 0 144 119 75 279 0 455 0 630 75 655 82 657 89 658 96 658 172 658 280 540 326 380 401 204 401 29 326 4 320 1 313 0 306 0 Z N">
                <draw:equation draw:name="f0" draw:formula="logwidth"/>
                <draw:equation draw:name="f1" draw:formula="logheight"/>
              </draw:enhanced-geometry>
            </draw:custom-shape>
            <draw:custom-shape draw:name="Google Shape;1690;p 2" draw:style-name="gr57" draw:text-style-name="P10" draw:layer="layout" svg:width="0.313cm" svg:height="0.37cm" svg:x="1.424cm" svg:y="3.418cm">
              <text:p/>
              <draw:enhanced-geometry draw:mirror-horizontal="false" draw:mirror-vertical="false" drawooo:sub-view-size="1429 1690" draw:text-areas="0 0 ?f0 ?f1" svg:viewBox="0 0 0 0" draw:type="ooxml-non-primitive" draw:enhanced-path="M 752 0 L 376 176 0 351 C 0 351 301 527 452 877 552 1103 502 1454 502 1504 502 1504 502 1529 502 1529 502 1554 502 1579 502 1604 541 1657 623 1689 728 1689 822 1689 935 1663 1053 1604 1279 1504 1429 1303 1379 1178 1379 1178 1354 1153 1329 1128 1254 1103 978 928 878 702 702 326 752 0 752 0 Z N">
                <draw:equation draw:name="f0" draw:formula="logwidth"/>
                <draw:equation draw:name="f1" draw:formula="logheight"/>
              </draw:enhanced-geometry>
            </draw:custom-shape>
            <draw:custom-shape draw:name="Google Shape;1691;p 2" draw:style-name="gr52" draw:text-style-name="P11" draw:layer="layout" svg:width="0.159cm" svg:height="0.085cm" svg:x="1.555cm" svg:y="3.691cm">
              <text:p/>
              <draw:enhanced-geometry draw:mirror-horizontal="false" draw:mirror-vertical="false" drawooo:sub-view-size="728 390" draw:text-areas="0 0 ?f0 ?f1" svg:viewBox="0 0 0 0" draw:type="ooxml-non-primitive" draw:enhanced-path="M 566 0 C 495 0 398 19 302 60 126 161 1 286 51 336 63 371 107 390 168 390 239 390 333 365 427 311 602 236 728 111 678 35 666 13 625 0 566 0 Z N">
                <draw:equation draw:name="f0" draw:formula="logwidth"/>
                <draw:equation draw:name="f1" draw:formula="logheight"/>
              </draw:enhanced-geometry>
            </draw:custom-shape>
            <draw:custom-shape draw:name="Google Shape;1692;p 2" draw:style-name="gr51" draw:text-style-name="P10" draw:layer="layout" svg:width="0.291cm" svg:height="0.365cm" svg:x="0.896cm" svg:y="3.445cm">
              <text:p/>
              <draw:enhanced-geometry draw:mirror-horizontal="false" draw:mirror-vertical="false" drawooo:sub-view-size="1329 1667" draw:text-areas="0 0 ?f0 ?f1" svg:viewBox="0 0 0 0" draw:type="ooxml-non-primitive" draw:enhanced-path="M 552 1 C 552 1 627 301 502 677 426 903 151 1128 101 1153 L 76 1153 C 51 1178 51 1204 25 1229 0 1354 151 1504 401 1605 506 1646 611 1666 699 1666 822 1666 913 1627 928 1554 953 1529 953 1504 953 1479 L 928 1479 C 928 1404 853 1078 928 853 1053 477 1329 276 1329 276 L 953 126 552 1 Z N">
                <draw:equation draw:name="f0" draw:formula="logwidth"/>
                <draw:equation draw:name="f1" draw:formula="logheight"/>
              </draw:enhanced-geometry>
            </draw:custom-shape>
            <draw:custom-shape draw:name="Google Shape;1693;p 2" draw:style-name="gr29" draw:text-style-name="P11" draw:layer="layout" svg:width="0.159cm" svg:height="0.077cm" svg:x="0.918cm" svg:y="3.721cm">
              <text:p/>
              <draw:enhanced-geometry draw:mirror-horizontal="false" draw:mirror-vertical="false" drawooo:sub-view-size="728 355" draw:text-areas="0 0 ?f0 ?f1" svg:viewBox="0 0 0 0" draw:type="ooxml-non-primitive" draw:enhanced-path="M 182 0 C 98 0 39 20 26 48 1 123 126 248 326 298 414 336 502 355 571 355 640 355 690 336 702 298 727 223 602 123 427 48 336 14 251 0 182 0 Z N">
                <draw:equation draw:name="f0" draw:formula="logwidth"/>
                <draw:equation draw:name="f1" draw:formula="logheight"/>
              </draw:enhanced-geometry>
            </draw:custom-shape>
            <draw:custom-shape draw:name="Google Shape;1694;p 2" draw:style-name="gr58" draw:text-style-name="P10" draw:layer="layout" svg:width="0.373cm" svg:height="0.298cm" svg:x="0.467cm" svg:y="3.121cm">
              <text:p/>
              <draw:enhanced-geometry draw:mirror-horizontal="false" draw:mirror-vertical="false" drawooo:sub-view-size="1705 1364" draw:text-areas="0 0 ?f0 ?f1" svg:viewBox="0 0 0 0" draw:type="ooxml-non-primitive" draw:enhanced-path="M 1379 1 C 1379 1 1204 277 828 452 737 497 615 512 502 512 366 512 242 491 201 477 L 126 477 C 0 552 0 778 126 1028 213 1225 376 1364 483 1364 499 1364 514 1361 527 1354 552 1354 577 1329 577 1304 L 602 1304 C 627 1254 803 953 1028 853 1251 741 1464 721 1590 721 1662 721 1705 728 1705 728 L 1529 352 1379 1 Z N">
                <draw:equation draw:name="f0" draw:formula="logwidth"/>
                <draw:equation draw:name="f1" draw:formula="logheight"/>
              </draw:enhanced-geometry>
            </draw:custom-shape>
            <draw:custom-shape draw:name="Google Shape;1695;p 2" draw:style-name="gr46" draw:text-style-name="P11" draw:layer="layout" svg:width="0.093cm" svg:height="0.14cm" svg:x="0.483cm" svg:y="3.257cm">
              <text:p/>
              <draw:enhanced-geometry draw:mirror-horizontal="false" draw:mirror-vertical="false" drawooo:sub-view-size="427 643" draw:text-areas="0 0 ?f0 ?f1" svg:viewBox="0 0 0 0" draw:type="ooxml-non-primitive" draw:enhanced-path="M 75 1 C 67 1 58 2 51 4 1 29 1 205 76 380 161 529 246 642 316 642 328 642 340 639 352 631 427 606 427 430 327 255 259 97 151 1 75 1 Z N">
                <draw:equation draw:name="f0" draw:formula="logwidth"/>
                <draw:equation draw:name="f1" draw:formula="logheight"/>
              </draw:enhanced-geometry>
            </draw:custom-shape>
            <draw:custom-shape draw:name="Google Shape;1696;p 2" draw:style-name="gr56" draw:text-style-name="P10" draw:layer="layout" svg:width="0.373cm" svg:height="0.282cm" svg:x="0.445cm" svg:y="2.596cm">
              <text:p/>
              <draw:enhanced-geometry draw:mirror-horizontal="false" draw:mirror-vertical="false" drawooo:sub-view-size="1705 1289" draw:text-areas="0 0 ?f0 ?f1" svg:viewBox="0 0 0 0" draw:type="ooxml-non-primitive" draw:enhanced-path="M 426 0 C 307 0 166 142 100 361 0 611 25 862 151 887 176 912 201 912 226 912 226 912 226 912 226 887 276 887 437 854 606 854 691 854 777 862 852 887 1228 1012 1429 1288 1429 1288 L 1554 912 1705 511 1705 511 C 1704 511 1598 544 1437 544 1316 544 1164 525 1003 461 777 386 577 110 552 60 527 35 527 35 527 35 527 10 502 10 476 10 460 3 443 0 426 0 Z N">
                <draw:equation draw:name="f0" draw:formula="logwidth"/>
                <draw:equation draw:name="f1" draw:formula="logheight"/>
              </draw:enhanced-geometry>
            </draw:custom-shape>
            <draw:custom-shape draw:name="Google Shape;1697;p 2" draw:style-name="gr59" draw:text-style-name="P11" draw:layer="layout" svg:width="0.082cm" svg:height="0.149cm" svg:x="0.461cm" svg:y="2.614cm">
              <text:p/>
              <draw:enhanced-geometry draw:mirror-horizontal="false" draw:mirror-vertical="false" drawooo:sub-view-size="377 683" draw:text-areas="0 0 ?f0 ?f1" svg:viewBox="0 0 0 0" draw:type="ooxml-non-primitive" draw:enhanced-path="M 284 0 C 211 0 120 141 51 304 0 479 0 655 76 680 80 682 85 683 90 683 147 683 258 564 326 404 376 204 376 53 301 3 296 1 290 0 284 0 Z N">
                <draw:equation draw:name="f0" draw:formula="logwidth"/>
                <draw:equation draw:name="f1" draw:formula="logheight"/>
              </draw:enhanced-geometry>
            </draw:custom-shape>
            <draw:custom-shape draw:name="Google Shape;1698;p 2" draw:style-name="gr60" draw:text-style-name="P10" draw:layer="layout" svg:width="0.126cm" svg:height="0.208cm" svg:x="1.198cm" svg:y="2.202cm">
              <text:p/>
              <draw:enhanced-geometry draw:mirror-horizontal="false" draw:mirror-vertical="false" drawooo:sub-view-size="578 953" draw:text-areas="0 0 ?f0 ?f1" svg:viewBox="0 0 0 0" draw:type="ooxml-non-primitive" draw:enhanced-path="M 277 0 C 126 0 1 76 1 151 1 176 1 176 26 201 51 226 151 401 176 552 176 777 76 953 76 953 L 302 928 552 928 C 552 928 452 777 427 527 427 376 527 226 552 176 577 176 577 151 577 126 577 50 427 0 277 0 Z N">
                <draw:equation draw:name="f0" draw:formula="logwidth"/>
                <draw:equation draw:name="f1" draw:formula="logheight"/>
              </draw:enhanced-geometry>
            </draw:custom-shape>
            <draw:custom-shape draw:name="Google Shape;1699;p 2" draw:style-name="gr39" draw:text-style-name="P11" draw:layer="layout" svg:width="0.093cm" svg:height="0.038cm" svg:x="1.215cm" svg:y="2.208cm">
              <text:p/>
              <draw:enhanced-geometry draw:mirror-horizontal="false" draw:mirror-vertical="false" drawooo:sub-view-size="427 176" draw:text-areas="0 0 ?f0 ?f1" svg:viewBox="0 0 0 0" draw:type="ooxml-non-primitive" draw:enhanced-path="M 201 0 C 100 0 0 51 0 101 0 151 100 176 201 176 326 176 426 126 426 76 426 25 326 0 201 0 Z N">
                <draw:equation draw:name="f0" draw:formula="logwidth"/>
                <draw:equation draw:name="f1" draw:formula="logheight"/>
              </draw:enhanced-geometry>
            </draw:custom-shape>
            <draw:custom-shape draw:name="Google Shape;1700;p 2" draw:style-name="gr61" draw:text-style-name="P10" draw:layer="layout" svg:width="0.214cm" svg:height="0.213cm" svg:x="1.638cm" svg:y="2.385cm">
              <text:p/>
              <draw:enhanced-geometry draw:mirror-horizontal="false" draw:mirror-vertical="false" drawooo:sub-view-size="979 973" draw:text-areas="0 0 ?f0 ?f1" svg:viewBox="0 0 0 0" draw:type="ooxml-non-primitive" draw:enhanced-path="M 557 1 C 534 1 516 7 502 20 502 46 477 46 477 71 477 121 452 321 352 421 176 597 1 647 1 647 L 176 797 352 973 C 352 973 377 772 527 597 627 497 828 447 878 447 903 447 903 421 903 421 978 371 928 221 803 121 711 47 619 1 557 1 Z N">
                <draw:equation draw:name="f0" draw:formula="logwidth"/>
                <draw:equation draw:name="f1" draw:formula="logheight"/>
              </draw:enhanced-geometry>
            </draw:custom-shape>
            <draw:custom-shape draw:name="Google Shape;1701;p 2" draw:style-name="gr62" draw:text-style-name="P11" draw:layer="layout" svg:width="0.076cm" svg:height="0.066cm" svg:x="1.759cm" svg:y="2.396cm">
              <text:p/>
              <draw:enhanced-geometry draw:mirror-horizontal="false" draw:mirror-vertical="false" drawooo:sub-view-size="352 306" draw:text-areas="0 0 ?f0 ?f1" svg:viewBox="0 0 0 0" draw:type="ooxml-non-primitive" draw:enhanced-path="M 62 0 C 45 0 32 7 25 21 0 46 25 146 126 221 182 277 252 306 295 306 309 306 320 303 326 296 351 271 326 171 226 96 172 42 104 0 62 0 Z N">
                <draw:equation draw:name="f0" draw:formula="logwidth"/>
                <draw:equation draw:name="f1" draw:formula="logheight"/>
              </draw:enhanced-geometry>
            </draw:custom-shape>
            <draw:custom-shape draw:name="Google Shape;1702;p 2" draw:style-name="gr63" draw:text-style-name="P10" draw:layer="layout" svg:width="0.208cm" svg:height="0.126cm" svg:x="1.853cm" svg:y="2.89cm">
              <text:p/>
              <draw:enhanced-geometry draw:mirror-horizontal="false" draw:mirror-vertical="false" drawooo:sub-view-size="953 577" draw:text-areas="0 0 ?f0 ?f1" svg:viewBox="0 0 0 0" draw:type="ooxml-non-primitive" draw:enhanced-path="M 802 0 C 777 0 752 0 752 25 702 50 552 151 401 176 176 176 0 75 0 75 L 0 301 25 552 C 25 552 176 451 426 426 552 426 727 527 752 552 L 777 552 C 777 577 802 577 802 577 878 577 953 426 928 276 928 126 878 0 802 0 Z N">
                <draw:equation draw:name="f0" draw:formula="logwidth"/>
                <draw:equation draw:name="f1" draw:formula="logheight"/>
              </draw:enhanced-geometry>
            </draw:custom-shape>
            <draw:custom-shape draw:name="Google Shape;1703;p 2" draw:style-name="gr64" draw:text-style-name="P11" draw:layer="layout" svg:width="0.038cm" svg:height="0.093cm" svg:x="2.018cm" svg:y="2.906cm">
              <text:p/>
              <draw:enhanced-geometry draw:mirror-horizontal="false" draw:mirror-vertical="false" drawooo:sub-view-size="176 427" draw:text-areas="0 0 ?f0 ?f1" svg:viewBox="0 0 0 0" draw:type="ooxml-non-primitive" draw:enhanced-path="M 75 0 C 25 0 0 101 0 201 0 326 50 426 75 426 126 426 176 326 151 201 151 101 126 0 75 0 Z N">
                <draw:equation draw:name="f0" draw:formula="logwidth"/>
                <draw:equation draw:name="f1" draw:formula="logheight"/>
              </draw:enhanced-geometry>
            </draw:custom-shape>
            <draw:custom-shape draw:name="Google Shape;1704;p 2" draw:style-name="gr65" draw:text-style-name="P10" draw:layer="layout" svg:width="0.214cm" svg:height="0.207cm" svg:x="1.666cm" svg:y="3.33cm">
              <text:p/>
              <draw:enhanced-geometry draw:mirror-horizontal="false" draw:mirror-vertical="false" drawooo:sub-view-size="978 947" draw:text-areas="0 0 ?f0 ?f1" svg:viewBox="0 0 0 0" draw:type="ooxml-non-primitive" draw:enhanced-path="M 326 0 L 176 176 0 351 C 0 351 201 376 351 552 476 627 527 827 527 877 527 902 527 902 552 928 565 940 582 947 604 947 666 947 759 895 852 802 953 702 978 552 928 501 928 501 902 476 902 476 L 877 476 C 852 476 652 451 552 351 376 176 326 0 326 0 Z N">
                <draw:equation draw:name="f0" draw:formula="logwidth"/>
                <draw:equation draw:name="f1" draw:formula="logheight"/>
              </draw:enhanced-geometry>
            </draw:custom-shape>
            <draw:custom-shape draw:name="Google Shape;1705;p 2" draw:style-name="gr66" draw:text-style-name="P11" draw:layer="layout" svg:width="0.076cm" svg:height="0.069cm" svg:x="1.792cm" svg:y="3.455cm">
              <text:p/>
              <draw:enhanced-geometry draw:mirror-horizontal="false" draw:mirror-vertical="false" drawooo:sub-view-size="352 317" draw:text-areas="0 0 ?f0 ?f1" svg:viewBox="0 0 0 0" draw:type="ooxml-non-primitive" draw:enhanced-path="M 307 0 C 267 0 188 45 126 107 51 182 1 282 51 307 57 313 67 316 80 316 122 316 194 284 251 207 326 132 352 32 326 7 322 2 315 0 307 0 Z N">
                <draw:equation draw:name="f0" draw:formula="logwidth"/>
                <draw:equation draw:name="f1" draw:formula="logheight"/>
              </draw:enhanced-geometry>
            </draw:custom-shape>
            <draw:custom-shape draw:name="Google Shape;1706;p 2" draw:style-name="gr60" draw:text-style-name="P10" draw:layer="layout" svg:width="0.126cm" svg:height="0.208cm" svg:x="1.248cm" svg:y="3.544cm">
              <text:p/>
              <draw:enhanced-geometry draw:mirror-horizontal="false" draw:mirror-vertical="false" drawooo:sub-view-size="577 954" draw:text-areas="0 0 ?f0 ?f1" svg:viewBox="0 0 0 0" draw:type="ooxml-non-primitive" draw:enhanced-path="M 502 1 L 251 26 25 26 C 25 26 126 176 126 427 151 552 25 727 25 778 L 0 778 C 0 778 0 803 0 803 0 878 126 953 276 953 452 928 577 878 577 803 577 778 552 778 552 753 527 727 401 552 401 402 401 176 502 1 502 1 Z N">
                <draw:equation draw:name="f0" draw:formula="logwidth"/>
                <draw:equation draw:name="f1" draw:formula="logheight"/>
              </draw:enhanced-geometry>
            </draw:custom-shape>
            <draw:custom-shape draw:name="Google Shape;1707;p 2" draw:style-name="gr67" draw:text-style-name="P11" draw:layer="layout" svg:width="0.093cm" svg:height="0.034cm" svg:x="1.264cm" svg:y="3.709cm">
              <text:p/>
              <draw:enhanced-geometry draw:mirror-horizontal="false" draw:mirror-vertical="false" drawooo:sub-view-size="427 158" draw:text-areas="0 0 ?f0 ?f1" svg:viewBox="0 0 0 0" draw:type="ooxml-non-primitive" draw:enhanced-path="M 201 1 C 101 1 1 51 1 101 1 121 66 158 144 158 163 158 182 156 201 151 326 151 427 126 427 76 427 26 326 1 201 1 Z N">
                <draw:equation draw:name="f0" draw:formula="logwidth"/>
                <draw:equation draw:name="f1" draw:formula="logheight"/>
              </draw:enhanced-geometry>
            </draw:custom-shape>
            <draw:custom-shape draw:name="Google Shape;1708;p 2" draw:style-name="gr68" draw:text-style-name="P10" draw:layer="layout" svg:width="0.214cm" svg:height="0.211cm" svg:x="0.72cm" svg:y="3.357cm">
              <text:p/>
              <draw:enhanced-geometry draw:mirror-horizontal="false" draw:mirror-vertical="false" drawooo:sub-view-size="978 965" draw:text-areas="0 0 ?f0 ?f1" svg:viewBox="0 0 0 0" draw:type="ooxml-non-primitive" draw:enhanced-path="M 627 1 C 627 1 602 201 426 376 326 477 126 527 101 527 76 527 76 527 51 552 0 602 51 727 176 853 243 919 332 964 399 964 432 964 460 953 477 928 477 928 477 903 477 903 502 853 527 652 627 552 777 376 978 326 978 326 L 802 176 627 1 Z N">
                <draw:equation draw:name="f0" draw:formula="logwidth"/>
                <draw:equation draw:name="f1" draw:formula="logheight"/>
              </draw:enhanced-geometry>
            </draw:custom-shape>
            <draw:custom-shape draw:name="Google Shape;1709;p 2" draw:style-name="gr66" draw:text-style-name="P11" draw:layer="layout" svg:width="0.082cm" svg:height="0.069cm" svg:x="0.731cm" svg:y="3.49cm">
              <text:p/>
              <draw:enhanced-geometry draw:mirror-horizontal="false" draw:mirror-vertical="false" drawooo:sub-view-size="377 317" draw:text-areas="0 0 ?f0 ?f1" svg:viewBox="0 0 0 0" draw:type="ooxml-non-primitive" draw:enhanced-path="M 73 1 C 56 1 40 7 26 21 1 46 51 146 126 222 198 276 257 317 304 317 321 317 337 311 351 297 376 272 326 171 251 96 179 42 120 1 73 1 Z N">
                <draw:equation draw:name="f0" draw:formula="logwidth"/>
                <draw:equation draw:name="f1" draw:formula="logheight"/>
              </draw:enhanced-geometry>
            </draw:custom-shape>
            <draw:custom-shape draw:name="Google Shape;1710;p 2" draw:style-name="gr63" draw:text-style-name="P10" draw:layer="layout" svg:width="0.203cm" svg:height="0.126cm" svg:x="0.511cm" svg:y="2.939cm">
              <text:p/>
              <draw:enhanced-geometry draw:mirror-horizontal="false" draw:mirror-vertical="false" drawooo:sub-view-size="928 578" draw:text-areas="0 0 ?f0 ?f1" svg:viewBox="0 0 0 0" draw:type="ooxml-non-primitive" draw:enhanced-path="M 125 1 C 50 1 0 126 0 302 0 452 75 577 150 577 175 577 175 552 201 552 226 527 401 402 526 402 777 402 927 502 927 502 L 927 251 927 26 C 927 26 752 126 526 151 376 151 226 26 175 26 175 26 175 26 175 1 Z N">
                <draw:equation draw:name="f0" draw:formula="logwidth"/>
                <draw:equation draw:name="f1" draw:formula="logheight"/>
              </draw:enhanced-geometry>
            </draw:custom-shape>
            <draw:custom-shape draw:name="Google Shape;1711;p 2" draw:style-name="gr64" draw:text-style-name="P11" draw:layer="layout" svg:width="0.038cm" svg:height="0.093cm" svg:x="0.516cm" svg:y="2.956cm">
              <text:p/>
              <draw:enhanced-geometry draw:mirror-horizontal="false" draw:mirror-vertical="false" drawooo:sub-view-size="176 428" draw:text-areas="0 0 ?f0 ?f1" svg:viewBox="0 0 0 0" draw:type="ooxml-non-primitive" draw:enhanced-path="M 75 1 C 25 1 0 101 0 201 0 327 50 427 100 427 150 427 176 327 176 201 176 101 125 1 75 1 Z N">
                <draw:equation draw:name="f0" draw:formula="logwidth"/>
                <draw:equation draw:name="f1" draw:formula="logheight"/>
              </draw:enhanced-geometry>
            </draw:custom-shape>
            <draw:custom-shape draw:name="Google Shape;1712;p 2" draw:style-name="gr65" draw:text-style-name="P10" draw:layer="layout" svg:width="0.219cm" svg:height="0.207cm" svg:x="0.687cm" svg:y="2.418cm">
              <text:p/>
              <draw:enhanced-geometry draw:mirror-horizontal="false" draw:mirror-vertical="false" drawooo:sub-view-size="1003 948" draw:text-areas="0 0 ?f0 ?f1" svg:viewBox="0 0 0 0" draw:type="ooxml-non-primitive" draw:enhanced-path="M 395 1 C 327 1 225 52 150 145 50 245 0 396 50 446 75 446 75 446 100 471 150 471 351 496 451 596 627 747 652 947 652 947 L 827 772 1003 596 C 1003 596 802 571 627 396 526 296 476 120 476 70 476 45 451 45 451 20 438 7 419 1 395 1 Z N">
                <draw:equation draw:name="f0" draw:formula="logwidth"/>
                <draw:equation draw:name="f1" draw:formula="logheight"/>
              </draw:enhanced-geometry>
            </draw:custom-shape>
            <draw:custom-shape draw:name="Google Shape;1713;p 2" draw:style-name="gr69" draw:text-style-name="P11" draw:layer="layout" svg:width="0.076cm" svg:height="0.071cm" svg:x="0.698cm" svg:y="2.429cm">
              <text:p/>
              <draw:enhanced-geometry draw:mirror-horizontal="false" draw:mirror-vertical="false" drawooo:sub-view-size="352 329" draw:text-areas="0 0 ?f0 ?f1" svg:viewBox="0 0 0 0" draw:type="ooxml-non-primitive" draw:enhanced-path="M 290 1 C 247 1 180 42 125 96 50 196 0 297 25 322 34 326 44 328 54 328 103 328 168 283 251 221 326 146 351 46 326 21 319 7 306 1 290 1 Z N">
                <draw:equation draw:name="f0" draw:formula="logwidth"/>
                <draw:equation draw:name="f1" draw:formula="logheight"/>
              </draw:enhanced-geometry>
            </draw:custom-shape>
            <draw:custom-shape draw:name="Google Shape;1714;p 2" draw:style-name="gr70" draw:text-style-name="P11" draw:layer="layout" svg:width="0.302cm" svg:height="0.344cm" svg:x="0.786cm" svg:y="3.007cm">
              <text:p/>
              <draw:enhanced-geometry draw:mirror-horizontal="false" draw:mirror-vertical="false" drawooo:sub-view-size="1379 1573" draw:text-areas="0 0 ?f0 ?f1" svg:viewBox="0 0 0 0" draw:type="ooxml-non-primitive" draw:enhanced-path="M 488 0 C 432 0 377 11 326 35 50 160 0 611 201 1012 343 1359 619 1573 865 1573 922 1573 976 1562 1028 1538 1303 1413 1379 987 1178 561 1015 214 735 0 488 0 Z N">
                <draw:equation draw:name="f0" draw:formula="logwidth"/>
                <draw:equation draw:name="f1" draw:formula="logheight"/>
              </draw:enhanced-geometry>
            </draw:custom-shape>
            <draw:custom-shape draw:name="Google Shape;1715;p 2" draw:style-name="gr71" draw:text-style-name="P11" draw:layer="layout" svg:width="0.318cm" svg:height="0.327cm" svg:x="1.418cm" svg:y="3.083cm">
              <text:p/>
              <draw:enhanced-geometry draw:mirror-horizontal="false" draw:mirror-vertical="false" drawooo:sub-view-size="1454 1496" draw:text-areas="0 0 ?f0 ?f1" svg:viewBox="0 0 0 0" draw:type="ooxml-non-primitive" draw:enhanced-path="M 962 1 C 737 1 474 154 276 424 0 800 0 1252 251 1427 311 1473 385 1495 466 1495 690 1495 969 1327 1153 1051 1429 675 1454 224 1203 74 1133 24 1050 1 962 1 Z N">
                <draw:equation draw:name="f0" draw:formula="logwidth"/>
                <draw:equation draw:name="f1" draw:formula="logheight"/>
              </draw:enhanced-geometry>
            </draw:custom-shape>
            <draw:custom-shape draw:name="Google Shape;1716;p 2" draw:style-name="gr72" draw:text-style-name="P11" draw:layer="layout" svg:width="0.236cm" svg:height="0.246cm" svg:x="0.802cm" svg:y="2.599cm">
              <text:p/>
              <draw:enhanced-geometry draw:mirror-horizontal="false" draw:mirror-vertical="false" drawooo:sub-view-size="1079 1126" draw:text-areas="0 0 ?f0 ?f1" svg:viewBox="0 0 0 0" draw:type="ooxml-non-primitive" draw:enhanced-path="M 737 0 C 564 0 348 122 201 325 25 600 0 951 176 1077 229 1110 289 1125 352 1125 528 1125 730 1004 878 801 1078 525 1078 174 903 49 856 16 800 0 737 0 Z N">
                <draw:equation draw:name="f0" draw:formula="logwidth"/>
                <draw:equation draw:name="f1" draw:formula="logheight"/>
              </draw:enhanced-geometry>
            </draw:custom-shape>
            <draw:custom-shape draw:name="Google Shape;1717;p 2" draw:style-name="gr73" draw:text-style-name="P11" draw:layer="layout" svg:width="0.192cm" svg:height="0.192cm" svg:x="1.336cm" svg:y="2.858cm">
              <text:p/>
              <draw:enhanced-geometry draw:mirror-horizontal="false" draw:mirror-vertical="false" drawooo:sub-view-size="878 880" draw:text-areas="0 0 ?f0 ?f1" svg:viewBox="0 0 0 0" draw:type="ooxml-non-primitive" draw:enhanced-path="M 591 0 C 452 0 287 98 176 264 25 490 0 741 151 841 190 867 237 880 287 880 426 880 591 782 702 615 853 415 878 139 727 39 688 13 641 0 591 0 Z N">
                <draw:equation draw:name="f0" draw:formula="logwidth"/>
                <draw:equation draw:name="f1" draw:formula="logheight"/>
              </draw:enhanced-geometry>
            </draw:custom-shape>
            <draw:custom-shape draw:name="Google Shape;1718;p 2" draw:style-name="gr74" draw:text-style-name="P11" draw:layer="layout" svg:width="0.148cm" svg:height="0.166cm" svg:x="1.682cm" svg:y="2.731cm">
              <text:p/>
              <draw:enhanced-geometry draw:mirror-horizontal="false" draw:mirror-vertical="false" drawooo:sub-view-size="678 763" draw:text-areas="0 0 ?f0 ?f1" svg:viewBox="0 0 0 0" draw:type="ooxml-non-primitive" draw:enhanced-path="M 256 0 C 228 0 201 7 176 22 51 73 0 298 101 499 184 665 318 762 433 762 457 762 480 758 502 749 627 674 677 474 577 273 497 113 368 0 256 0 Z N">
                <draw:equation draw:name="f0" draw:formula="logwidth"/>
                <draw:equation draw:name="f1" draw:formula="logheight"/>
              </draw:enhanced-geometry>
            </draw:custom-shape>
            <draw:custom-shape draw:name="Google Shape;1719;p 2" draw:style-name="gr75" draw:text-style-name="P11" draw:layer="layout" svg:width="0.258cm" svg:height="0.358cm" svg:x="1.033cm" svg:y="2.689cm">
              <text:p/>
              <draw:enhanced-geometry draw:mirror-horizontal="false" draw:mirror-vertical="false" drawooo:sub-view-size="1179 1637" draw:text-areas="0 0 ?f0 ?f1" svg:viewBox="0 0 0 0" draw:type="ooxml-non-primitive" draw:enhanced-path="M 642 1 C 365 1 121 312 51 733 1 1184 201 1585 477 1635 488 1636 499 1636 510 1636 799 1636 1080 1318 1129 883 1179 432 1003 31 703 6 682 2 662 1 642 1 Z N">
                <draw:equation draw:name="f0" draw:formula="logwidth"/>
                <draw:equation draw:name="f1" draw:formula="logheight"/>
              </draw:enhanced-geometry>
            </draw:custom-shape>
            <draw:custom-shape draw:name="Google Shape;1720;p 2" draw:style-name="gr76" draw:text-style-name="P11" draw:layer="layout" svg:width="0.186cm" svg:height="0.259cm" svg:x="1.104cm" svg:y="3.118cm">
              <text:p/>
              <draw:enhanced-geometry draw:mirror-horizontal="false" draw:mirror-vertical="false" drawooo:sub-view-size="853 1183" draw:text-areas="0 0 ?f0 ?f1" svg:viewBox="0 0 0 0" draw:type="ooxml-non-primitive" draw:enhanced-path="M 382 1 C 372 1 362 1 352 3 126 28 1 329 51 654 75 964 279 1183 471 1183 482 1183 492 1182 502 1181 728 1156 853 855 828 529 780 220 575 1 382 1 Z N">
                <draw:equation draw:name="f0" draw:formula="logwidth"/>
                <draw:equation draw:name="f1" draw:formula="logheight"/>
              </draw:enhanced-geometry>
            </draw:custom-shape>
            <draw:custom-shape draw:name="Google Shape;1721;p 2" draw:style-name="gr77" draw:text-style-name="P11" draw:layer="layout" svg:width="0.263cm" svg:height="0.224cm" svg:x="1.325cm" svg:y="2.479cm">
              <text:p/>
              <draw:enhanced-geometry draw:mirror-horizontal="false" draw:mirror-vertical="false" drawooo:sub-view-size="1204 1025" draw:text-areas="0 0 ?f0 ?f1" svg:viewBox="0 0 0 0" draw:type="ooxml-non-primitive" draw:enhanced-path="M 387 1 C 292 1 208 29 151 87 0 262 101 563 326 813 480 952 663 1025 816 1025 911 1025 995 997 1053 939 1203 763 1128 463 877 212 723 73 540 1 387 1 Z N">
                <draw:equation draw:name="f0" draw:formula="logwidth"/>
                <draw:equation draw:name="f1" draw:formula="logheight"/>
              </draw:enhanced-geometry>
            </draw:custom-shape>
            <draw:custom-shape draw:name="Google Shape;1722;p 2" draw:style-name="gr78" draw:text-style-name="P12" draw:layer="layout" svg:width="0.45cm" svg:height="0.564cm" svg:x="0.786cm" svg:y="2.502cm">
              <text:p/>
              <draw:enhanced-geometry draw:mirror-horizontal="false" draw:mirror-vertical="false" drawooo:sub-view-size="2056 2573" draw:text-areas="0 0 ?f0 ?f1" svg:viewBox="0 0 0 0" draw:type="ooxml-non-primitive" draw:enhanced-path="M 1500 0 C 1435 0 1368 13 1303 39 451 415 0 1267 75 2144 75 2402 361 2573 603 2573 620 2573 636 2572 652 2570 927 2520 1078 2269 1053 1994 1028 1818 1078 1568 1178 1417 1328 1192 1479 1066 1704 966 1955 841 2055 540 1955 289 1862 104 1686 0 1500 0 Z N">
                <draw:equation draw:name="f0" draw:formula="logwidth"/>
                <draw:equation draw:name="f1" draw:formula="logheight"/>
              </draw:enhanced-geometry>
            </draw:custom-shape>
            <draw:custom-shape draw:name="Google Shape;1723;p 2" draw:style-name="gr79" draw:text-style-name="P13" draw:layer="layout" svg:width="1.061cm" svg:height="1.154cm" svg:x="0.885cm" svg:y="2.406cm">
              <text:p/>
              <draw:enhanced-geometry draw:mirror-horizontal="false" draw:mirror-vertical="false" drawooo:sub-view-size="4838 5263" draw:text-areas="0 0 ?f0 ?f1" svg:viewBox="0 0 0 0" draw:type="ooxml-non-primitive" draw:enhanced-path="M 2381 1 L 2381 1 C 2607 226 2807 502 2958 828 3584 2156 3008 3710 1679 4337 1320 4500 950 4578 584 4578 388 4578 192 4556 0 4512 L 0 4512 C 485 4997 1147 5263 1825 5263 2199 5263 2577 5182 2933 5013 4261 4387 4837 2808 4236 1479 3860 702 3158 176 2381 1 Z N">
                <draw:equation draw:name="f0" draw:formula="logwidth"/>
                <draw:equation draw:name="f1" draw:formula="logheight"/>
              </draw:enhanced-geometry>
            </draw:custom-shape>
          </draw:g>
        </draw:g>
        <draw:frame draw:style-name="gr80" draw:text-style-name="P14" draw:layer="layout" svg:width="17.145cm" svg:height="13.031cm" svg:x="4.445cm" svg:y="2.209cm">
          <draw:image xlink:href="Pictures/10000001000004F3000003C3F74F9BED534AC99C.png" xlink:type="simple" xlink:show="embed" xlink:actuate="onLoad" draw:mime-type="image/png">
            <text:p/>
          </draw:image>
        </draw:frame>
        <draw:g draw:name="Google Shape;399;p19" draw:style-name="gr1">
          <draw:custom-shape draw:name="Google Shape;400;p 1" draw:style-name="gr81" draw:text-style-name="P9" draw:layer="layout" svg:width="0.376cm" svg:height="0.455cm" svg:x="24.721cm" svg:y="12.117cm">
            <text:p/>
            <draw:enhanced-geometry draw:mirror-horizontal="false" draw:mirror-vertical="false" drawooo:sub-view-size="7845 10201" draw:text-areas="0 0 ?f0 ?f1" svg:viewBox="0 0 0 0" draw:type="ooxml-non-primitive" draw:enhanced-path="M 3910 0 C 2130 0 702 652 702 1454 702 1905 1203 2331 1980 2582 3083 6692 0 10201 0 10201 L 7845 10201 C 7845 10201 4737 6692 5840 2582 6617 2331 7118 1905 7118 1454 7118 652 5689 0 3910 0 Z N">
              <draw:equation draw:name="f0" draw:formula="logwidth"/>
              <draw:equation draw:name="f1" draw:formula="logheight"/>
            </draw:enhanced-geometry>
          </draw:custom-shape>
          <draw:custom-shape draw:name="Google Shape;401;p 1" draw:style-name="gr81" draw:text-style-name="P9" draw:layer="layout" svg:width="0.443cm" svg:height="0.425cm" svg:x="25.037cm" svg:y="12.3cm">
            <text:p/>
            <draw:enhanced-geometry draw:mirror-horizontal="false" draw:mirror-vertical="false" drawooo:sub-view-size="9249 9533" draw:text-areas="0 0 ?f0 ?f1" svg:viewBox="0 0 0 0" draw:type="ooxml-non-primitive" draw:enhanced-path="M 5220 0 C 4892 0 4640 92 4512 284 4286 610 4437 1137 4863 1663 3710 4971 1 5924 1 5924 L 2682 7728 5364 9533 C 5364 9533 4863 5723 7469 3442 7722 3508 7954 3542 8157 3542 8497 3542 8757 3446 8898 3242 9249 2690 8572 1613 7344 786 6581 277 5787 0 5220 0 Z N">
              <draw:equation draw:name="f0" draw:formula="logwidth"/>
              <draw:equation draw:name="f1" draw:formula="logheight"/>
            </draw:enhanced-geometry>
          </draw:custom-shape>
          <draw:custom-shape draw:name="Google Shape;402;p 1" draw:style-name="gr82" draw:text-style-name="P9" draw:layer="layout" svg:width="0.572cm" svg:height="0.492cm" svg:x="25.256cm" svg:y="12.484cm">
            <text:p/>
            <draw:enhanced-geometry draw:mirror-horizontal="false" draw:mirror-vertical="false" drawooo:sub-view-size="11930 11016" draw:text-areas="0 0 ?f0 ?f1" svg:viewBox="0 0 0 0" draw:type="ooxml-non-primitive" draw:enhanced-path="M 7999 1 C 7826 1 7671 45 7544 138 7168 414 7118 1066 7368 1843 5295 4358 2074 4652 681 4652 255 4652 0 4625 0 4625 L 0 4625 2281 7833 4561 11016 C 4561 11016 5614 6479 9599 4976 10042 5316 10486 5507 10842 5507 11010 5507 11158 5465 11278 5377 11930 4900 11604 3371 10577 1918 9750 749 8713 1 7999 1 Z N">
              <draw:equation draw:name="f0" draw:formula="logwidth"/>
              <draw:equation draw:name="f1" draw:formula="logheight"/>
            </draw:enhanced-geometry>
          </draw:custom-shape>
          <draw:custom-shape draw:name="Google Shape;403;p 1" draw:style-name="gr81" draw:text-style-name="P9" draw:layer="layout" svg:width="0.459cm" svg:height="0.374cm" svg:x="25.441cm" svg:y="12.792cm">
            <text:p/>
            <draw:enhanced-geometry draw:mirror-horizontal="false" draw:mirror-vertical="false" drawooo:sub-view-size="9575 8374" draw:text-areas="0 0 ?f0 ?f1" svg:viewBox="0 0 0 0" draw:type="ooxml-non-primitive" draw:enhanced-path="M 7013 1 C 6926 1 6844 17 6768 52 6417 203 6291 729 6367 1406 5013 2509 3422 2784 2169 2784 916 2784 1 2509 1 2509 L 1 2509 1354 5441 2682 8373 C 2682 8373 4236 4864 7670 4263 8048 4661 8426 4885 8742 4885 8824 4885 8901 4870 8973 4839 9575 4564 9550 3286 8948 1957 8423 797 7611 1 7013 1 Z N">
              <draw:equation draw:name="f0" draw:formula="logwidth"/>
              <draw:equation draw:name="f1" draw:formula="logheight"/>
            </draw:enhanced-geometry>
          </draw:custom-shape>
          <draw:custom-shape draw:name="Google Shape;404;p 1" draw:style-name="gr83" draw:text-style-name="P9" draw:layer="layout" svg:width="0.511cm" svg:height="0.353cm" svg:x="25.534cm" svg:y="13.14cm">
            <text:p/>
            <draw:enhanced-geometry draw:mirror-horizontal="false" draw:mirror-vertical="false" drawooo:sub-view-size="10653 7899" draw:text-areas="0 0 ?f0 ?f1" svg:viewBox="0 0 0 0" draw:type="ooxml-non-primitive" draw:enhanced-path="M 702 1 L 351 3911 1 7820 C 1 7820 2372 6081 5344 6081 6114 6081 6925 6198 7745 6492 7945 7294 8321 7845 8773 7896 8793 7898 8814 7899 8835 7899 9613 7899 10331 6546 10502 4813 10652 3058 10126 1555 9349 1480 9336 1479 9324 1479 9311 1479 8849 1479 8413 1926 8096 2683 7703 2748 7318 2778 6944 2778 3336 2778 702 1 702 1 Z N">
              <draw:equation draw:name="f0" draw:formula="logwidth"/>
              <draw:equation draw:name="f1" draw:formula="logheight"/>
            </draw:enhanced-geometry>
          </draw:custom-shape>
          <draw:custom-shape draw:name="Google Shape;405;p 1" draw:style-name="gr84" draw:text-style-name="P15" draw:layer="layout" svg:width="0.457cm" svg:height="0.368cm" svg:x="25.381cm" svg:y="13.433cm">
            <text:p/>
            <draw:enhanced-geometry draw:mirror-horizontal="false" draw:mirror-vertical="false" drawooo:sub-view-size="9550 8239" draw:text-areas="0 0 ?f0 ?f1" svg:viewBox="0 0 0 0" draw:type="ooxml-non-primitive" draw:enhanced-path="M 2507 0 L 1254 2983 1 5965 C 1 5965 1043 5613 2434 5613 3641 5613 5111 5878 6392 6867 6341 7544 6492 8045 6868 8196 6937 8225 7010 8238 7087 8238 7678 8238 8463 7414 8973 6216 9549 4887 9499 3584 8898 3334 8830 3304 8757 3290 8680 3290 8363 3290 7983 3531 7620 3935 4186 3459 2507 0 2507 0 Z N">
              <draw:equation draw:name="f0" draw:formula="logwidth"/>
              <draw:equation draw:name="f1" draw:formula="logheight"/>
            </draw:enhanced-geometry>
          </draw:custom-shape>
          <draw:custom-shape draw:name="Google Shape;406;p 1" draw:style-name="gr85" draw:text-style-name="P9" draw:layer="layout" svg:width="0.551cm" svg:height="0.518cm" svg:x="25.114cm" svg:y="13.617cm">
            <text:p/>
            <draw:enhanced-geometry draw:mirror-horizontal="false" draw:mirror-vertical="false" drawooo:sub-view-size="11480 11589" draw:text-areas="0 0 ?f0 ?f1" svg:viewBox="0 0 0 0" draw:type="ooxml-non-primitive" draw:enhanced-path="M 6241 1 L 3133 2382 1 4762 C 1 4762 4587 5665 6216 9575 5740 10276 5590 10903 5890 11279 6050 11489 6327 11589 6680 11589 7379 11589 8374 11194 9324 10477 10727 9399 11479 7996 11003 7369 10835 7159 10558 7059 10211 7059 9936 7059 9617 7122 9274 7244 5916 4662 6241 1 6241 1 Z N">
              <draw:equation draw:name="f0" draw:formula="logwidth"/>
              <draw:equation draw:name="f1" draw:formula="logheight"/>
            </draw:enhanced-geometry>
          </draw:custom-shape>
          <draw:custom-shape draw:name="Google Shape;407;p 1" draw:style-name="gr81" draw:text-style-name="P9" draw:layer="layout" svg:width="0.39cm" svg:height="0.414cm" svg:x="24.857cm" svg:y="13.78cm">
            <text:p/>
            <draw:enhanced-geometry draw:mirror-horizontal="false" draw:mirror-vertical="false" drawooo:sub-view-size="8146 9274" draw:text-areas="0 0 ?f0 ?f1" svg:viewBox="0 0 0 0" draw:type="ooxml-non-primitive" draw:enhanced-path="M 6065 1 L 3033 1078 0 2181 C 0 2181 3359 4036 3634 7494 3108 7921 2832 8372 2958 8748 3087 9094 3574 9274 4221 9274 4699 9274 5265 9175 5840 8973 7218 8472 8146 7570 7945 6968 7828 6616 7358 6439 6742 6439 6701 6439 6659 6440 6617 6442 4637 3560 6065 1 6065 1 Z N">
              <draw:equation draw:name="f0" draw:formula="logwidth"/>
              <draw:equation draw:name="f1" draw:formula="logheight"/>
            </draw:enhanced-geometry>
          </draw:custom-shape>
          <draw:custom-shape draw:name="Google Shape;408;p 1" draw:style-name="gr81" draw:text-style-name="P9" draw:layer="layout" svg:width="0.417cm" svg:height="0.483cm" svg:x="24.468cm" svg:y="13.815cm">
            <text:p/>
            <draw:enhanced-geometry draw:mirror-horizontal="false" draw:mirror-vertical="false" drawooo:sub-view-size="8698 10820" draw:text-areas="0 0 ?f0 ?f1" svg:viewBox="0 0 0 0" draw:type="ooxml-non-primitive" draw:enhanced-path="M 978 1 C 978 1 3384 3986 1605 7820 778 7946 201 8271 126 8748 1 9524 1304 10402 3033 10702 3463 10782 3880 10820 4265 10820 5454 10820 6354 10462 6467 9875 6542 9399 6116 8898 5389 8497 5038 4286 8698 1379 8698 1379 L 4838 677 978 1 Z N">
              <draw:equation draw:name="f0" draw:formula="logwidth"/>
              <draw:equation draw:name="f1" draw:formula="logheight"/>
            </draw:enhanced-geometry>
          </draw:custom-shape>
          <draw:custom-shape draw:name="Google Shape;409;p 1" draw:style-name="gr81" draw:text-style-name="P9" draw:layer="layout" svg:width="0.424cm" svg:height="0.423cm" svg:x="24.186cm" svg:y="13.658cm">
            <text:p/>
            <draw:enhanced-geometry draw:mirror-horizontal="false" draw:mirror-vertical="false" drawooo:sub-view-size="8848 9476" draw:text-areas="0 0 ?f0 ?f1" svg:viewBox="0 0 0 0" draw:type="ooxml-non-primitive" draw:enhanced-path="M 3158 1 L 3158 1 C 3158 1 4060 3710 1679 6292 1494 6257 1320 6240 1162 6240 741 6240 428 6363 301 6617 0 7194 802 8221 2080 8898 2810 9277 3531 9475 4078 9475 4508 9475 4830 9352 4963 9099 5163 8748 4938 8246 4486 7770 5263 4362 8847 3008 8847 3008 L 5990 1505 3158 1 Z N">
              <draw:equation draw:name="f0" draw:formula="logwidth"/>
              <draw:equation draw:name="f1" draw:formula="logheight"/>
            </draw:enhanced-geometry>
          </draw:custom-shape>
          <draw:custom-shape draw:name="Google Shape;410;p 1" draw:style-name="gr86" draw:text-style-name="P9" draw:layer="layout" svg:width="0.57cm" svg:height="0.484cm" svg:x="23.821cm" svg:y="13.392cm">
            <text:p/>
            <draw:enhanced-geometry draw:mirror-horizontal="false" draw:mirror-vertical="false" drawooo:sub-view-size="11880 10836" draw:text-areas="0 0 ?f0 ?f1" svg:viewBox="0 0 0 0" draw:type="ooxml-non-primitive" draw:enhanced-path="M 7694 1 C 7694 1 6391 4487 2331 5765 1886 5391 1440 5182 1076 5182 928 5182 793 5217 677 5289 0 5715 226 7269 1178 8773 1968 10019 2998 10835 3713 10835 3861 10835 3995 10801 4110 10728 4511 10477 4587 9826 4386 9024 6334 6907 9071 6563 10641 6563 11395 6563 11880 6643 11880 6643 L 9775 3334 7694 1 Z N">
              <draw:equation draw:name="f0" draw:formula="logwidth"/>
              <draw:equation draw:name="f1" draw:formula="logheight"/>
            </draw:enhanced-geometry>
          </draw:custom-shape>
          <draw:custom-shape draw:name="Google Shape;411;p 1" draw:style-name="gr87" draw:text-style-name="P9" draw:layer="layout" svg:width="0.403cm" svg:height="0.287cm" svg:x="23.788cm" svg:y="13.096cm">
            <text:p/>
            <draw:enhanced-geometry draw:mirror-horizontal="false" draw:mirror-vertical="false" drawooo:sub-view-size="8422 6442" draw:text-areas="0 0 ?f0 ?f1" svg:viewBox="0 0 0 0" draw:type="ooxml-non-primitive" draw:enhanced-path="M 8346 0 C 8346 0 6266 1878 3540 1878 3086 1878 2614 1826 2131 1705 1905 1053 1554 652 1178 652 527 652 0 1855 25 3309 50 4762 577 5940 1228 5940 1629 5940 1955 5514 2156 4862 2680 4718 3193 4657 3686 4657 6351 4657 8421 6441 8421 6441 L 8396 3208 8346 0 Z N">
              <draw:equation draw:name="f0" draw:formula="logwidth"/>
              <draw:equation draw:name="f1" draw:formula="logheight"/>
            </draw:enhanced-geometry>
          </draw:custom-shape>
          <draw:custom-shape draw:name="Google Shape;412;p 1" draw:style-name="gr88" draw:text-style-name="P9" draw:layer="layout" svg:width="0.543cm" svg:height="0.41cm" svg:x="23.713cm" svg:y="12.767cm">
            <text:p/>
            <draw:enhanced-geometry draw:mirror-horizontal="false" draw:mirror-vertical="false" drawooo:sub-view-size="11329 9195" draw:text-areas="0 0 ?f0 ?f1" svg:viewBox="0 0 0 0" draw:type="ooxml-non-primitive" draw:enhanced-path="M 2536 0 C 1789 0 895 1172 477 2754 0 4458 251 6012 1003 6237 1061 6253 1121 6260 1180 6260 1607 6260 2061 5879 2457 5285 6692 5310 9274 9195 9274 9195 L 10301 5410 11329 1626 11329 1626 C 11329 1626 9498 2536 7193 2536 6012 2536 4707 2297 3459 1576 3409 749 3158 147 2707 22 2651 7 2594 0 2536 0 Z N">
              <draw:equation draw:name="f0" draw:formula="logwidth"/>
              <draw:equation draw:name="f1" draw:formula="logheight"/>
            </draw:enhanced-geometry>
          </draw:custom-shape>
          <draw:custom-shape draw:name="Google Shape;413;p 1" draw:style-name="gr81" draw:text-style-name="P9" draw:layer="layout" svg:width="0.468cm" svg:height="0.398cm" svg:x="23.986cm" svg:y="12.531cm">
            <text:p/>
            <draw:enhanced-geometry draw:mirror-horizontal="false" draw:mirror-vertical="false" drawooo:sub-view-size="9751 8913" draw:text-areas="0 0 ?f0 ?f1" svg:viewBox="0 0 0 0" draw:type="ooxml-non-primitive" draw:enhanced-path="M 3077 1 C 2491 1 1640 656 978 1670 201 2898 1 4176 552 4527 641 4586 749 4615 871 4615 1163 4615 1534 4451 1905 4151 5214 5229 6266 8913 6266 8913 L 8021 6231 9750 3525 9750 3525 C 9750 3525 9411 3574 8873 3574 7615 3574 5268 3303 3635 1494 3785 843 3735 316 3409 91 3313 30 3201 1 3077 1 Z N">
              <draw:equation draw:name="f0" draw:formula="logwidth"/>
              <draw:equation draw:name="f1" draw:formula="logheight"/>
            </draw:enhanced-geometry>
          </draw:custom-shape>
          <draw:custom-shape draw:name="Google Shape;414;p 1" draw:style-name="gr89" draw:text-style-name="P9" draw:layer="layout" svg:width="0.513cm" svg:height="0.514cm" svg:x="24.213cm" svg:y="12.228cm">
            <text:p/>
            <draw:enhanced-geometry draw:mirror-horizontal="false" draw:mirror-vertical="false" drawooo:sub-view-size="10728 11531" draw:text-areas="0 0 ?f0 ?f1" svg:viewBox="0 0 0 0" draw:type="ooxml-non-primitive" draw:enhanced-path="M 4940 0 C 4278 0 3418 228 2557 678 978 1480 1 2708 351 3410 522 3732 936 3882 1474 3882 1648 3882 1835 3867 2031 3836 4888 6994 3735 11531 3735 11531 L 7219 9726 10727 7921 C 10727 7921 6366 6217 5464 2082 6016 1480 6291 879 6066 478 5906 159 5492 0 4940 0 Z N">
              <draw:equation draw:name="f0" draw:formula="logwidth"/>
              <draw:equation draw:name="f1" draw:formula="logheight"/>
            </draw:enhanced-geometry>
          </draw:custom-shape>
          <draw:custom-shape draw:name="Google Shape;415;p 1" draw:style-name="gr90" draw:text-style-name="P9" draw:layer="layout" svg:width="0.228cm" svg:height="0.266cm" svg:x="24.579cm" svg:y="12.321cm">
            <text:p/>
            <draw:enhanced-geometry draw:mirror-horizontal="false" draw:mirror-vertical="false" drawooo:sub-view-size="4763 5950" draw:text-areas="0 0 ?f0 ?f1" svg:viewBox="0 0 0 0" draw:type="ooxml-non-primitive" draw:enhanced-path="M 2344 0 C 2142 0 1926 19 1705 60 728 210 1 687 76 1138 126 1388 427 1564 878 1639 1855 3769 477 5950 477 5950 L 2632 5599 4763 5248 C 4763 5248 2758 3619 2983 1288 3384 1063 3610 787 3585 536 3527 209 3011 0 2344 0 Z N">
              <draw:equation draw:name="f0" draw:formula="logwidth"/>
              <draw:equation draw:name="f1" draw:formula="logheight"/>
            </draw:enhanced-geometry>
          </draw:custom-shape>
          <draw:custom-shape draw:name="Google Shape;416;p 1" draw:style-name="gr91" draw:text-style-name="P9" draw:layer="layout" svg:width="1.508cm" svg:height="1.388cm" svg:x="24.116cm" svg:y="12.523cm">
            <text:p/>
            <draw:enhanced-geometry draw:mirror-horizontal="false" draw:mirror-vertical="false" drawooo:sub-view-size="31430 31079" draw:text-areas="0 0 ?f0 ?f1" svg:viewBox="0 0 0 0" draw:type="ooxml-non-primitive" draw:enhanced-path="M 15689 1 C 7384 1 494 6555 151 14925 1 19085 1454 22895 3985 25777 6692 28885 10627 30890 15063 31065 15280 31074 15495 31078 15709 31078 23996 31078 30886 24532 31204 16153 31429 10739 28823 5852 24737 2919 22357 1215 19449 138 16291 12 16090 5 15889 1 15689 1 Z N">
              <draw:equation draw:name="f0" draw:formula="logwidth"/>
              <draw:equation draw:name="f1" draw:formula="logheight"/>
            </draw:enhanced-geometry>
          </draw:custom-shape>
          <draw:custom-shape draw:name="Google Shape;417;p 1" draw:style-name="gr92" draw:text-style-name="P15" draw:layer="layout" svg:width="0.375cm" svg:height="0.288cm" svg:x="24.229cm" svg:y="13.356cm">
            <text:p/>
            <draw:enhanced-geometry draw:mirror-horizontal="false" draw:mirror-vertical="false" drawooo:sub-view-size="7820 6460" draw:text-areas="0 0 ?f0 ?f1" svg:viewBox="0 0 0 0" draw:type="ooxml-non-primitive" draw:enhanced-path="M 2636 1 C 1942 1 1333 230 928 699 0 1801 552 3831 2206 5235 3157 6042 4248 6459 5185 6459 5878 6459 6488 6230 6893 5761 7820 4659 7269 2628 5614 1225 4664 418 3573 1 2636 1 Z N">
              <draw:equation draw:name="f0" draw:formula="logwidth"/>
              <draw:equation draw:name="f1" draw:formula="logheight"/>
            </draw:enhanced-geometry>
          </draw:custom-shape>
          <draw:custom-shape draw:name="Google Shape;418;p 1" draw:style-name="gr93" draw:text-style-name="P8" draw:layer="layout" svg:width="0.374cm" svg:height="0.289cm" svg:x="24.944cm" svg:y="12.647cm">
            <text:p/>
            <draw:enhanced-geometry draw:mirror-horizontal="false" draw:mirror-vertical="false" drawooo:sub-view-size="7821 6465" draw:text-areas="0 0 ?f0 ?f1" svg:viewBox="0 0 0 0" draw:type="ooxml-non-primitive" draw:enhanced-path="M 2612 1 C 1928 1 1329 225 928 689 1 1792 552 3822 2206 5225 3165 6039 4266 6465 5209 6465 5893 6465 6492 6240 6893 5777 7820 4674 7269 2644 5615 1240 4656 427 3555 1 2612 1 Z N">
              <draw:equation draw:name="f0" draw:formula="logwidth"/>
              <draw:equation draw:name="f1" draw:formula="logheight"/>
            </draw:enhanced-geometry>
          </draw:custom-shape>
          <draw:custom-shape draw:name="Google Shape;419;p 1" draw:style-name="gr94" draw:text-style-name="P8" draw:layer="layout" svg:width="0.241cm" svg:height="0.284cm" svg:x="24.184cm" svg:y="12.922cm">
            <text:p/>
            <draw:enhanced-geometry draw:mirror-horizontal="false" draw:mirror-vertical="false" drawooo:sub-view-size="5038 6347" draw:text-areas="0 0 ?f0 ?f1" svg:viewBox="0 0 0 0" draw:type="ooxml-non-primitive" draw:enhanced-path="M 2917 1 C 1864 1 788 1112 426 2672 0 4402 602 6031 1779 6306 1892 6333 2006 6346 2120 6346 3174 6346 4250 5235 4612 3675 5038 1945 4436 316 3258 41 3145 14 3031 1 2917 1 Z N">
              <draw:equation draw:name="f0" draw:formula="logwidth"/>
              <draw:equation draw:name="f1" draw:formula="logheight"/>
            </draw:enhanced-geometry>
          </draw:custom-shape>
          <draw:custom-shape draw:name="Google Shape;420;p 1" draw:style-name="gr95" draw:text-style-name="P8" draw:layer="layout" svg:width="0.208cm" svg:height="0.235cm" svg:x="24.405cm" svg:y="13.114cm">
            <text:p/>
            <draw:enhanced-geometry draw:mirror-horizontal="false" draw:mirror-vertical="false" drawooo:sub-view-size="4337 5286" draw:text-areas="0 0 ?f0 ?f1" svg:viewBox="0 0 0 0" draw:type="ooxml-non-primitive" draw:enhanced-path="M 1749 1 C 1633 1 1517 17 1404 49 427 325 1 1729 427 3157 802 4416 1723 5286 2588 5286 2704 5286 2820 5270 2933 5237 3910 4937 4337 3558 3910 2130 3535 871 2614 1 1749 1 Z N">
              <draw:equation draw:name="f0" draw:formula="logwidth"/>
              <draw:equation draw:name="f1" draw:formula="logheight"/>
            </draw:enhanced-geometry>
          </draw:custom-shape>
          <draw:custom-shape draw:name="Google Shape;421;p 1" draw:style-name="gr96" draw:text-style-name="P8" draw:layer="layout" svg:width="0.211cm" svg:height="0.24cm" svg:x="24.738cm" svg:y="13.157cm">
            <text:p/>
            <draw:enhanced-geometry draw:mirror-horizontal="false" draw:mirror-vertical="false" drawooo:sub-view-size="4413 5368" draw:text-areas="0 0 ?f0 ?f1" svg:viewBox="0 0 0 0" draw:type="ooxml-non-primitive" draw:enhanced-path="M 1782 0 C 1663 0 1545 16 1430 49 452 350 1 1753 452 3207 825 4479 1736 5368 2613 5368 2737 5368 2862 5350 2983 5312 3961 5036 4412 3608 3961 2154 3585 873 2665 0 1782 0 Z N">
              <draw:equation draw:name="f0" draw:formula="logwidth"/>
              <draw:equation draw:name="f1" draw:formula="logheight"/>
            </draw:enhanced-geometry>
          </draw:custom-shape>
          <draw:custom-shape draw:name="Google Shape;422;p 1" draw:style-name="gr97" draw:text-style-name="P8" draw:layer="layout" svg:width="0.152cm" svg:height="0.173cm" svg:x="25.341cm" svg:y="12.871cm">
            <text:p/>
            <draw:enhanced-geometry draw:mirror-horizontal="false" draw:mirror-vertical="false" drawooo:sub-view-size="3184 3895" draw:text-areas="0 0 ?f0 ?f1" svg:viewBox="0 0 0 0" draw:type="ooxml-non-primitive" draw:enhanced-path="M 1299 1 C 1208 1 1117 14 1028 43 326 243 0 1271 301 2324 586 3243 1253 3895 1885 3895 1976 3895 2067 3881 2156 3852 2858 3652 3183 2624 2858 1572 2595 652 1931 1 1299 1 Z N">
              <draw:equation draw:name="f0" draw:formula="logwidth"/>
              <draw:equation draw:name="f1" draw:formula="logheight"/>
            </draw:enhanced-geometry>
          </draw:custom-shape>
          <draw:custom-shape draw:name="Google Shape;423;p 1" draw:style-name="gr97" draw:text-style-name="P8" draw:layer="layout" svg:width="0.159cm" svg:height="0.173cm" svg:x="24.571cm" svg:y="12.871cm">
            <text:p/>
            <draw:enhanced-geometry draw:mirror-horizontal="false" draw:mirror-vertical="false" drawooo:sub-view-size="3334 3891" draw:text-areas="0 0 ?f0 ?f1" svg:viewBox="0 0 0 0" draw:type="ooxml-non-primitive" draw:enhanced-path="M 2057 1 C 1429 1 738 581 401 1444 0 2497 251 3550 928 3825 1039 3869 1157 3890 1276 3890 1904 3890 2596 3307 2933 2422 3334 1394 3083 342 2406 66 2294 22 2177 1 2057 1 Z N">
              <draw:equation draw:name="f0" draw:formula="logwidth"/>
              <draw:equation draw:name="f1" draw:formula="logheight"/>
            </draw:enhanced-geometry>
          </draw:custom-shape>
          <draw:custom-shape draw:name="Google Shape;424;p 1" draw:style-name="gr98" draw:text-style-name="P15" draw:layer="layout" svg:width="0.16cm" svg:height="0.173cm" svg:x="25.176cm" svg:y="13.514cm">
            <text:p/>
            <draw:enhanced-geometry draw:mirror-horizontal="false" draw:mirror-vertical="false" drawooo:sub-view-size="3335 3891" draw:text-areas="0 0 ?f0 ?f1" svg:viewBox="0 0 0 0" draw:type="ooxml-non-primitive" draw:enhanced-path="M 2058 1 C 1429 1 739 581 402 1444 1 2497 252 3550 928 3825 1040 3869 1157 3890 1276 3890 1905 3890 2596 3307 2933 2422 3334 1394 3084 342 2407 66 2295 22 2177 1 2058 1 Z N">
              <draw:equation draw:name="f0" draw:formula="logwidth"/>
              <draw:equation draw:name="f1" draw:formula="logheight"/>
            </draw:enhanced-geometry>
          </draw:custom-shape>
          <draw:custom-shape draw:name="Google Shape;425;p 1" draw:style-name="gr99" draw:text-style-name="P15" draw:layer="layout" svg:width="0.264cm" svg:height="0.195cm" svg:x="24.652cm" svg:y="13.56cm">
            <text:p/>
            <draw:enhanced-geometry draw:mirror-horizontal="false" draw:mirror-vertical="false" drawooo:sub-view-size="5515 4377" draw:text-areas="0 0 ?f0 ?f1" svg:viewBox="0 0 0 0" draw:type="ooxml-non-primitive" draw:enhanced-path="M 3666 0 C 3038 0 2304 260 1655 771 477 1674 1 3052 627 3854 899 4205 1344 4377 1859 4377 2485 4377 3214 4123 3860 3628 5038 2701 5514 1323 4888 521 4618 172 4177 0 3666 0 Z N">
              <draw:equation draw:name="f0" draw:formula="logwidth"/>
              <draw:equation draw:name="f1" draw:formula="logheight"/>
            </draw:enhanced-geometry>
          </draw:custom-shape>
          <draw:custom-shape draw:name="Google Shape;426;p 1" draw:style-name="gr100" draw:text-style-name="P8" draw:layer="layout" svg:width="0.259cm" svg:height="0.294cm" svg:x="24.953cm" svg:y="13.305cm">
            <text:p/>
            <draw:enhanced-geometry draw:mirror-horizontal="false" draw:mirror-vertical="false" drawooo:sub-view-size="5389 6593" draw:text-areas="0 0 ?f0 ?f1" svg:viewBox="0 0 0 0" draw:type="ooxml-non-primitive" draw:enhanced-path="M 3217 0 C 2130 0 989 1083 527 2670 0 4449 552 6179 1730 6529 1875 6572 2023 6592 2173 6592 3259 6592 4400 5512 4862 3948 5389 2143 4837 414 3659 63 3514 21 3366 0 3217 0 Z N">
              <draw:equation draw:name="f0" draw:formula="logwidth"/>
              <draw:equation draw:name="f1" draw:formula="logheight"/>
            </draw:enhanced-geometry>
          </draw:custom-shape>
          <draw:custom-shape draw:name="Google Shape;427;p 1" draw:style-name="gr95" draw:text-style-name="P8" draw:layer="layout" svg:width="0.206cm" svg:height="0.236cm" svg:x="25.036cm" svg:y="12.977cm">
            <text:p/>
            <draw:enhanced-geometry draw:mirror-horizontal="false" draw:mirror-vertical="false" drawooo:sub-view-size="4312 5286" draw:text-areas="0 0 ?f0 ?f1" svg:viewBox="0 0 0 0" draw:type="ooxml-non-primitive" draw:enhanced-path="M 1724 0 C 1608 0 1492 16 1379 49 427 324 1 1728 427 3157 780 4416 1698 5285 2580 5285 2699 5285 2817 5269 2933 5237 3885 4961 4311 3558 3885 2129 3510 870 2589 0 1724 0 Z N">
              <draw:equation draw:name="f0" draw:formula="logwidth"/>
              <draw:equation draw:name="f1" draw:formula="logheight"/>
            </draw:enhanced-geometry>
          </draw:custom-shape>
          <draw:custom-shape draw:name="Google Shape;428;p 1" draw:style-name="gr101" draw:text-style-name="P8" draw:layer="layout" svg:width="0.291cm" svg:height="0.342cm" svg:x="25.226cm" svg:y="13.126cm">
            <text:p/>
            <draw:enhanced-geometry draw:mirror-horizontal="false" draw:mirror-vertical="false" drawooo:sub-view-size="6066 7664" draw:text-areas="0 0 ?f0 ?f1" svg:viewBox="0 0 0 0" draw:type="ooxml-non-primitive" draw:enhanced-path="M 3524 0 C 2240 0 932 1329 502 3230 0 5310 727 7290 2131 7616 2267 7648 2404 7663 2542 7663 3821 7663 5112 6334 5564 4433 6066 2353 5339 373 3935 47 3799 16 3662 0 3524 0 Z N">
              <draw:equation draw:name="f0" draw:formula="logwidth"/>
              <draw:equation draw:name="f1" draw:formula="logheight"/>
            </draw:enhanced-geometry>
          </draw:custom-shape>
          <draw:custom-shape draw:name="Google Shape;429;p 1" draw:style-name="gr102" draw:text-style-name="P16" draw:layer="layout" svg:width="1.404cm" svg:height="1.323cm" svg:x="24.22cm" svg:y="12.588cm">
            <text:p/>
            <draw:enhanced-geometry draw:mirror-horizontal="false" draw:mirror-vertical="false" drawooo:sub-view-size="29275 29614" draw:text-areas="0 0 ?f0 ?f1" svg:viewBox="0 0 0 0" draw:type="ooxml-non-primitive" draw:enhanced-path="M 20101 1 C 21480 2432 22207 5264 22081 8272 21764 16628 14896 23197 6587 23197 6372 23197 6157 23193 5941 23184 3836 23109 1830 22582 1 21730 L 1 21730 C 527 22658 1154 23535 1830 24312 4537 27420 8472 29425 12908 29600 13125 29609 13340 29613 13554 29613 21841 29613 28731 23067 29049 14688 29274 9274 26668 4387 22582 1454 21806 903 20978 427 20101 1 Z N">
              <draw:equation draw:name="f0" draw:formula="logwidth"/>
              <draw:equation draw:name="f1" draw:formula="logheight"/>
            </draw:enhanced-geometry>
          </draw:custom-shape>
          <draw:custom-shape draw:name="Google Shape;430;p 1" draw:style-name="gr103" draw:text-style-name="P8" draw:layer="layout" svg:width="0.255cm" svg:height="0.224cm" svg:x="24.382cm" svg:y="12.663cm">
            <text:p/>
            <draw:enhanced-geometry draw:mirror-horizontal="false" draw:mirror-vertical="false" drawooo:sub-view-size="5339 5040" draw:text-areas="0 0 ?f0 ?f1" svg:viewBox="0 0 0 0" draw:type="ooxml-non-primitive" draw:enhanced-path="M 3563 1 C 2800 1 1894 459 1203 1267 176 2470 0 4024 802 4701 1065 4931 1404 5040 1776 5040 2539 5040 3445 4582 4136 3773 5163 2570 5339 1042 4537 340 4274 110 3935 1 3563 1 Z N">
              <draw:equation draw:name="f0" draw:formula="logwidth"/>
              <draw:equation draw:name="f1" draw:formula="logheight"/>
            </draw:enhanced-geometry>
          </draw:custom-shape>
          <draw:custom-shape draw:name="Google Shape;431;p 1" draw:style-name="gr104" draw:text-style-name="P12" draw:layer="layout" svg:width="0.668cm" svg:height="0.679cm" svg:x="24.227cm" svg:y="12.59cm">
            <text:p/>
            <draw:enhanced-geometry draw:mirror-horizontal="false" draw:mirror-vertical="false" drawooo:sub-view-size="13936 15196" draw:text-areas="0 0 ?f0 ?f1" svg:viewBox="0 0 0 0" draw:type="ooxml-non-primitive" draw:enhanced-path="M 10089 1 C 9486 1 8869 146 8296 428 4211 2408 1178 6368 351 10804 0 12659 852 14563 2782 15090 3048 15161 3327 15195 3612 15195 5126 15195 6769 14220 7043 12659 7594 9802 9173 7696 11780 6418 13484 5616 13935 3210 13033 1681 12372 542 11255 1 10089 1 Z N">
              <draw:equation draw:name="f0" draw:formula="logwidth"/>
              <draw:equation draw:name="f1" draw:formula="logheight"/>
            </draw:enhanced-geometry>
          </draw:custom-shape>
          <draw:custom-shape draw:name="Google Shape;432;p 1" draw:style-name="gr105" draw:text-style-name="P11" draw:layer="layout" svg:width="3.943cm" svg:height="3.671cm" svg:x="23.388cm" svg:y="10.278cm">
            <text:p/>
            <draw:enhanced-geometry draw:mirror-horizontal="false" draw:mirror-vertical="false" drawooo:sub-view-size="82157 82132" draw:text-areas="0 0 ?f0 ?f1" svg:viewBox="0 0 0 0" draw:type="ooxml-non-primitive" draw:enhanced-path="M 41078 10827 C 57745 10827 71329 24386 71329 41053 71329 57745 57745 71304 41078 71304 24387 71304 10828 57745 10828 41053 10828 24386 24387 10827 41078 10827 Z M 41078 0 C 30101 0 19800 4261 12031 12031 4286 19775 1 30101 1 41053 1 52031 4286 62357 12031 70101 19800 77870 30101 82131 41078 82131 52056 82131 62357 77870 70126 70101 77871 62357 82156 52031 82156 41053 82156 30101 77871 19775 70126 12031 62357 4261 52056 0 41078 0 Z N">
              <draw:equation draw:name="f0" draw:formula="logwidth"/>
              <draw:equation draw:name="f1" draw:formula="logheight"/>
            </draw:enhanced-geometry>
          </draw:custom-shape>
          <draw:custom-shape draw:name="Google Shape;433;p 1" draw:style-name="gr106" draw:text-style-name="P10" draw:layer="layout" svg:width="1.134cm" svg:height="1.043cm" svg:x="25.765cm" svg:y="11.734cm">
            <text:p/>
            <draw:enhanced-geometry draw:mirror-horizontal="false" draw:mirror-vertical="false" drawooo:sub-view-size="23635 23353" draw:text-areas="0 0 ?f0 ?f1" svg:viewBox="0 0 0 0" draw:type="ooxml-non-primitive" draw:enhanced-path="M 11794 1 C 5558 1 395 4927 126 11213 1 14321 1128 17203 3008 19384 5063 21689 7996 23218 11329 23343 11484 23349 11639 23352 11793 23352 18052 23352 23215 18427 23459 12140 23635 8080 21680 4396 18597 2190 16818 912 14637 110 12256 10 12102 4 11947 1 11794 1 Z N">
              <draw:equation draw:name="f0" draw:formula="logwidth"/>
              <draw:equation draw:name="f1" draw:formula="logheight"/>
            </draw:enhanced-geometry>
          </draw:custom-shape>
          <draw:custom-shape draw:name="Google Shape;434;p 1" draw:style-name="gr107" draw:text-style-name="P10" draw:layer="layout" svg:width="0.181cm" svg:height="0.344cm" svg:x="26.255cm" svg:y="11.441cm">
            <text:p/>
            <draw:enhanced-geometry draw:mirror-horizontal="false" draw:mirror-vertical="false" drawooo:sub-view-size="3785 7699" draw:text-areas="0 0 ?f0 ?f1" svg:viewBox="0 0 0 0" draw:type="ooxml-non-primitive" draw:enhanced-path="M 1661 1 C 1298 1 928 41 602 155 526 180 476 205 401 230 276 280 176 380 100 506 0 681 75 882 226 1032 451 1283 777 1458 1153 1558 L 902 7624 2206 7699 2456 1709 C 2882 1684 3459 1533 3584 1082 3785 330 2782 80 2231 30 2047 12 1855 1 1661 1 Z N">
              <draw:equation draw:name="f0" draw:formula="logwidth"/>
              <draw:equation draw:name="f1" draw:formula="logheight"/>
            </draw:enhanced-geometry>
          </draw:custom-shape>
          <draw:custom-shape draw:name="Google Shape;435;p 1" draw:style-name="gr107" draw:text-style-name="P10" draw:layer="layout" svg:width="0.213cm" svg:height="0.309cm" svg:x="26.458cm" svg:y="11.527cm">
            <text:p/>
            <draw:enhanced-geometry draw:mirror-horizontal="false" draw:mirror-vertical="false" drawooo:sub-view-size="4437 6921" draw:text-areas="0 0 ?f0 ?f1" svg:viewBox="0 0 0 0" draw:type="ooxml-non-primitive" draw:enhanced-path="M 1823 1 C 1792 1 1761 2 1730 3 1680 3 1605 3 1555 28 1429 28 1304 79 1229 179 1078 304 1078 505 1179 655 1304 956 1555 1181 1830 1382 L 1 6520 1104 6921 2908 1833 C 3058 1873 3237 1905 3411 1905 3673 1905 3926 1833 4061 1607 4437 1006 3635 505 3184 329 2762 165 2274 1 1823 1 Z N">
              <draw:equation draw:name="f0" draw:formula="logwidth"/>
              <draw:equation draw:name="f1" draw:formula="logheight"/>
            </draw:enhanced-geometry>
          </draw:custom-shape>
          <draw:custom-shape draw:name="Google Shape;436;p 1" draw:style-name="gr108" draw:text-style-name="P10" draw:layer="layout" svg:width="0.415cm" svg:height="0.23cm" svg:x="26.812cm" svg:y="11.887cm">
            <text:p/>
            <draw:enhanced-geometry draw:mirror-horizontal="false" draw:mirror-vertical="false" drawooo:sub-view-size="8672 5167" draw:text-areas="0 0 ?f0 ?f1" svg:viewBox="0 0 0 0" draw:type="ooxml-non-primitive" draw:enhanced-path="M 6914 1 C 6692 1 6536 145 6466 354 6291 680 6266 1106 6291 1507 L 0 3813 476 5166 6692 2911 C 6903 3310 7247 3820 7723 3820 7755 3820 7787 3818 7820 3813 8672 3688 8522 2560 8321 1984 8146 1432 7920 806 7519 354 7469 304 7419 254 7369 204 7243 104 7118 29 6968 4 6949 2 6932 1 6914 1 Z N">
              <draw:equation draw:name="f0" draw:formula="logwidth"/>
              <draw:equation draw:name="f1" draw:formula="logheight"/>
            </draw:enhanced-geometry>
          </draw:custom-shape>
          <draw:custom-shape draw:name="Google Shape;437;p 1" draw:style-name="gr109" draw:text-style-name="P10" draw:layer="layout" svg:width="0.323cm" svg:height="0.25cm" svg:x="26.664cm" svg:y="11.74cm">
            <text:p/>
            <draw:enhanced-geometry draw:mirror-horizontal="false" draw:mirror-vertical="false" drawooo:sub-view-size="6743 5600" draw:text-areas="0 0 ?f0 ?f1" svg:viewBox="0 0 0 0" draw:type="ooxml-non-primitive" draw:enhanced-path="M 4601 1 C 4569 1 4539 4 4512 10 4311 35 4211 211 4186 386 4136 712 4211 1038 4361 1339 L 1 4672 727 5599 5013 2341 C 5215 2563 5546 2817 5863 2817 5940 2817 6017 2802 6091 2767 6742 2441 6341 1614 6041 1213 5765 812 5439 386 5013 136 4963 111 4913 86 4863 61 4789 24 4689 1 4601 1 Z N">
              <draw:equation draw:name="f0" draw:formula="logwidth"/>
              <draw:equation draw:name="f1" draw:formula="logheight"/>
            </draw:enhanced-geometry>
          </draw:custom-shape>
          <draw:custom-shape draw:name="Google Shape;438;p 1" draw:style-name="gr107" draw:text-style-name="P10" draw:layer="layout" svg:width="0.324cm" svg:height="0.361cm" svg:x="26.599cm" svg:y="11.529cm">
            <text:p/>
            <draw:enhanced-geometry draw:mirror-horizontal="false" draw:mirror-vertical="false" drawooo:sub-view-size="6768 8080" draw:text-areas="0 0 ?f0 ?f1" svg:viewBox="0 0 0 0" draw:type="ooxml-non-primitive" draw:enhanced-path="M 3497 0 C 3385 0 3277 28 3183 85 2958 210 2932 436 2983 661 3083 1037 3283 1388 3584 1689 L 0 7303 1228 8080 4737 2541 C 4988 2659 5309 2777 5608 2777 5815 2777 6011 2720 6166 2566 6767 1939 5940 1162 5439 812 4963 486 4411 135 3835 35 3760 10 3684 10 3609 10 3572 3 3534 0 3497 0 Z N">
              <draw:equation draw:name="f0" draw:formula="logwidth"/>
              <draw:equation draw:name="f1" draw:formula="logheight"/>
            </draw:enhanced-geometry>
          </draw:custom-shape>
          <draw:custom-shape draw:name="Google Shape;439;p 1" draw:style-name="gr110" draw:text-style-name="P10" draw:layer="layout" svg:width="0.376cm" svg:height="0.16cm" svg:x="26.838cm" svg:y="12.186cm">
            <text:p/>
            <draw:enhanced-geometry draw:mirror-horizontal="false" draw:mirror-vertical="false" drawooo:sub-view-size="7846 3606" draw:text-areas="0 0 ?f0 ?f1" svg:viewBox="0 0 0 0" draw:type="ooxml-non-primitive" draw:enhanced-path="M 7132 1 C 6998 1 6871 69 6768 172 6517 397 6341 748 6241 1099 L 51 848 1 2202 6091 2427 C 6116 2853 6266 3455 6742 3580 6808 3598 6869 3606 6927 3606 7536 3606 7749 2705 7795 2202 7845 1676 7845 1049 7670 548 7645 473 7620 422 7595 347 7545 222 7444 122 7319 46 7256 15 7193 1 7132 1 Z N">
              <draw:equation draw:name="f0" draw:formula="logwidth"/>
              <draw:equation draw:name="f1" draw:formula="logheight"/>
            </draw:enhanced-geometry>
          </draw:custom-shape>
          <draw:custom-shape draw:name="Google Shape;440;p 1" draw:style-name="gr111" draw:text-style-name="P10" draw:layer="layout" svg:width="0.333cm" svg:height="0.186cm" svg:x="26.781cm" svg:y="12.373cm">
            <text:p/>
            <draw:enhanced-geometry draw:mirror-horizontal="false" draw:mirror-vertical="false" drawooo:sub-view-size="6944 4175" draw:text-areas="0 0 ?f0 ?f1" svg:viewBox="0 0 0 0" draw:type="ooxml-non-primitive" draw:enhanced-path="M 402 1 L 1 1129 5088 2933 C 5013 3309 4963 3860 5339 4086 5444 4147 5546 4174 5642 4174 6098 4174 6447 3577 6592 3184 6768 2758 6943 2231 6943 1755 6943 1680 6918 1630 6918 1580 6893 1454 6868 1329 6768 1229 6688 1163 6602 1131 6512 1131 6432 1131 6349 1156 6266 1204 5991 1329 5765 1555 5565 1855 L 402 1 Z N">
              <draw:equation draw:name="f0" draw:formula="logwidth"/>
              <draw:equation draw:name="f1" draw:formula="logheight"/>
            </draw:enhanced-geometry>
          </draw:custom-shape>
          <draw:custom-shape draw:name="Google Shape;441;p 1" draw:style-name="gr107" draw:text-style-name="P10" draw:layer="layout" svg:width="0.251cm" svg:height="0.378cm" svg:x="26.519cm" svg:y="12.658cm">
            <text:p/>
            <draw:enhanced-geometry draw:mirror-horizontal="false" draw:mirror-vertical="false" drawooo:sub-view-size="5215 8478" draw:text-areas="0 0 ?f0 ?f1" svg:viewBox="0 0 0 0" draw:type="ooxml-non-primitive" draw:enhanced-path="M 1379 1 L 1 502 2257 6718 C 1856 6918 1304 7294 1379 7820 1453 8324 1877 8477 2331 8477 2645 8477 2973 8404 3209 8322 3760 8146 4362 7921 4813 7520 4863 7469 4938 7419 4963 7369 5089 7244 5164 7119 5164 6968 5214 6718 5039 6567 4838 6467 4560 6328 4250 6283 3921 6283 3836 6283 3748 6286 3660 6292 L 1379 1 Z N">
              <draw:equation draw:name="f0" draw:formula="logwidth"/>
              <draw:equation draw:name="f1" draw:formula="logheight"/>
            </draw:enhanced-geometry>
          </draw:custom-shape>
          <draw:custom-shape draw:name="Google Shape;442;p 1" draw:style-name="gr112" draw:text-style-name="P10" draw:layer="layout" svg:width="0.271cm" svg:height="0.287cm" svg:x="26.615cm" svg:y="12.566cm">
            <text:p/>
            <draw:enhanced-geometry draw:mirror-horizontal="false" draw:mirror-vertical="false" drawooo:sub-view-size="5641 6442" draw:text-areas="0 0 ?f0 ?f1" svg:viewBox="0 0 0 0" draw:type="ooxml-non-primitive" draw:enhanced-path="M 953 1 L 1 702 3284 5013 C 3009 5264 2683 5715 2858 6091 2977 6348 3182 6441 3411 6441 3762 6441 4169 6223 4412 6041 4788 5765 5214 5439 5465 5013 5490 4963 5515 4913 5540 4863 5615 4737 5640 4612 5615 4487 5565 4286 5415 4211 5214 4186 5151 4176 5087 4171 5023 4171 4777 4171 4519 4243 4262 4362 L 953 1 Z N">
              <draw:equation draw:name="f0" draw:formula="logwidth"/>
              <draw:equation draw:name="f1" draw:formula="logheight"/>
            </draw:enhanced-geometry>
          </draw:custom-shape>
          <draw:custom-shape draw:name="Google Shape;443;p 1" draw:style-name="gr113" draw:text-style-name="P10" draw:layer="layout" svg:width="0.387cm" svg:height="0.284cm" svg:x="26.725cm" svg:y="12.505cm">
            <text:p/>
            <draw:enhanced-geometry draw:mirror-horizontal="false" draw:mirror-vertical="false" drawooo:sub-view-size="8071 6377" draw:text-areas="0 0 ?f0 ?f1" svg:viewBox="0 0 0 0" draw:type="ooxml-non-primitive" draw:enhanced-path="M 753 0 L 1 1203 5540 4737 C 5339 5163 5139 5790 5515 6166 5664 6315 5826 6376 5990 6376 6487 6376 7005 5816 7269 5439 7595 4963 7921 4411 8046 3835 8046 3760 8071 3684 8071 3609 8071 3459 8071 3308 7971 3183 7879 3019 7735 2961 7576 2961 7517 2961 7456 2969 7394 2983 7043 3058 6692 3283 6392 3559 L 753 0 Z N">
              <draw:equation draw:name="f0" draw:formula="logwidth"/>
              <draw:equation draw:name="f1" draw:formula="logheight"/>
            </draw:enhanced-geometry>
          </draw:custom-shape>
          <draw:custom-shape draw:name="Google Shape;444;p 1" draw:style-name="gr114" draw:text-style-name="P17" draw:layer="layout" svg:width="0.184cm" svg:height="0.349cm" svg:x="26.226cm" svg:y="12.728cm">
            <text:p/>
            <draw:enhanced-geometry draw:mirror-horizontal="false" draw:mirror-vertical="false" drawooo:sub-view-size="3836 7825" draw:text-areas="0 0 ?f0 ?f1" svg:viewBox="0 0 0 0" draw:type="ooxml-non-primitive" draw:enhanced-path="M 1580 1 L 1329 6091 C 903 6116 301 6241 176 6718 1 7494 1003 7745 1580 7795 1763 7813 1955 7824 2151 7824 2516 7824 2891 7784 3234 7670 3284 7645 3359 7620 3409 7595 3535 7520 3660 7444 3735 7319 3835 7119 3760 6918 3610 6768 3384 6517 3033 6342 2657 6216 L 2908 51 1580 1 Z N">
              <draw:equation draw:name="f0" draw:formula="logwidth"/>
              <draw:equation draw:name="f1" draw:formula="logheight"/>
            </draw:enhanced-geometry>
          </draw:custom-shape>
          <draw:custom-shape draw:name="Google Shape;445;p 1" draw:style-name="gr114" draw:text-style-name="P17" draw:layer="layout" svg:width="0.212cm" svg:height="0.309cm" svg:x="25.993cm" svg:y="12.675cm">
            <text:p/>
            <draw:enhanced-geometry draw:mirror-horizontal="false" draw:mirror-vertical="false" drawooo:sub-view-size="4437 6921" draw:text-areas="0 0 ?f0 ?f1" svg:viewBox="0 0 0 0" draw:type="ooxml-non-primitive" draw:enhanced-path="M 3334 1 L 1529 5088 C 1388 5060 1223 5036 1059 5036 786 5036 517 5104 376 5339 0 5941 802 6417 1254 6592 1676 6756 2141 6920 2610 6920 2642 6920 2675 6920 2707 6918 L 2883 6918 C 3008 6893 3133 6843 3209 6768 3359 6617 3334 6442 3259 6266 3133 5991 2883 5740 2607 5565 L 4437 402 3334 1 Z N">
              <draw:equation draw:name="f0" draw:formula="logwidth"/>
              <draw:equation draw:name="f1" draw:formula="logheight"/>
            </draw:enhanced-geometry>
          </draw:custom-shape>
          <draw:custom-shape draw:name="Google Shape;446;p 1" draw:style-name="gr108" draw:text-style-name="P10" draw:layer="layout" svg:width="0.418cm" svg:height="0.23cm" svg:x="25.452cm" svg:y="12.415cm">
            <text:p/>
            <draw:enhanced-geometry draw:mirror-horizontal="false" draw:mirror-vertical="false" drawooo:sub-view-size="8698 5166" draw:text-areas="0 0 ?f0 ?f1" svg:viewBox="0 0 0 0" draw:type="ooxml-non-primitive" draw:enhanced-path="M 8196 0 L 1980 2256 C 1769 1856 1425 1347 949 1347 917 1347 885 1349 852 1354 0 1479 151 2607 351 3183 527 3734 777 4361 1153 4812 1203 4862 1253 4912 1304 4963 1429 5063 1554 5138 1705 5163 1723 5165 1741 5166 1758 5166 1980 5166 2138 5021 2231 4812 2381 4461 2431 4060 2381 3659 L 8697 1354 8196 0 Z N">
              <draw:equation draw:name="f0" draw:formula="logwidth"/>
              <draw:equation draw:name="f1" draw:formula="logheight"/>
            </draw:enhanced-geometry>
          </draw:custom-shape>
          <draw:custom-shape draw:name="Google Shape;447;p 1" draw:style-name="gr115" draw:text-style-name="P17" draw:layer="layout" svg:width="0.323cm" svg:height="0.251cm" svg:x="25.676cm" svg:y="12.521cm">
            <text:p/>
            <draw:enhanced-geometry draw:mirror-horizontal="false" draw:mirror-vertical="false" drawooo:sub-view-size="6743 5621" draw:text-areas="0 0 ?f0 ?f1" svg:viewBox="0 0 0 0" draw:type="ooxml-non-primitive" draw:enhanced-path="M 6016 0 L 1730 3283 C 1511 3064 1198 2798 877 2798 794 2798 710 2816 628 2857 1 3158 402 3985 703 4411 953 4787 1304 5213 1730 5464 1780 5489 1831 5514 1881 5539 1963 5580 2061 5621 2163 5621 2186 5621 2209 5619 2232 5614 2432 5564 2532 5414 2557 5213 2582 4912 2507 4587 2382 4261 L 6743 927 6016 0 Z N">
              <draw:equation draw:name="f0" draw:formula="logwidth"/>
              <draw:equation draw:name="f1" draw:formula="logheight"/>
            </draw:enhanced-geometry>
          </draw:custom-shape>
          <draw:custom-shape draw:name="Google Shape;448;p 1" draw:style-name="gr107" draw:text-style-name="P10" draw:layer="layout" svg:width="0.325cm" svg:height="0.361cm" svg:x="25.74cm" svg:y="12.622cm">
            <text:p/>
            <draw:enhanced-geometry draw:mirror-horizontal="false" draw:mirror-vertical="false" drawooo:sub-view-size="6768 8097" draw:text-areas="0 0 ?f0 ?f1" svg:viewBox="0 0 0 0" draw:type="ooxml-non-primitive" draw:enhanced-path="M 5539 1 L 2030 5565 C 1784 5434 1471 5321 1177 5321 963 5321 760 5381 602 5540 0 6141 802 6943 1304 7269 1780 7595 2356 7946 2933 8046 3008 8071 3083 8071 3133 8096 3284 8096 3459 8071 3584 7996 3785 7870 3835 7645 3785 7419 3685 7043 3459 6718 3183 6417 L 6767 778 5539 1 Z N">
              <draw:equation draw:name="f0" draw:formula="logwidth"/>
              <draw:equation draw:name="f1" draw:formula="logheight"/>
            </draw:enhanced-geometry>
          </draw:custom-shape>
          <draw:custom-shape draw:name="Google Shape;449;p 1" draw:style-name="gr116" draw:text-style-name="P17" draw:layer="layout" svg:width="0.375cm" svg:height="0.161cm" svg:x="25.449cm" svg:y="12.165cm">
            <text:p/>
            <draw:enhanced-geometry draw:mirror-horizontal="false" draw:mirror-vertical="false" drawooo:sub-view-size="7845 3619" draw:text-areas="0 0 ?f0 ?f1" svg:viewBox="0 0 0 0" draw:type="ooxml-non-primitive" draw:enhanced-path="M 929 1 C 288 1 73 892 50 1400 0 1951 0 2553 176 3079 201 3129 226 3204 251 3254 301 3380 401 3505 526 3555 597 3599 664 3618 729 3618 850 3618 964 3552 1078 3455 1328 3204 1504 2878 1604 2502 L 7795 2753 7845 1425 1754 1174 C 1729 748 1579 146 1103 21 1042 7 984 1 929 1 Z N">
              <draw:equation draw:name="f0" draw:formula="logwidth"/>
              <draw:equation draw:name="f1" draw:formula="logheight"/>
            </draw:enhanced-geometry>
          </draw:custom-shape>
          <draw:custom-shape draw:name="Google Shape;450;p 1" draw:style-name="gr117" draw:text-style-name="P10" draw:layer="layout" svg:width="0.333cm" svg:height="0.185cm" svg:x="25.548cm" svg:y="11.953cm">
            <text:p/>
            <draw:enhanced-geometry draw:mirror-horizontal="false" draw:mirror-vertical="false" drawooo:sub-view-size="6943 4158" draw:text-areas="0 0 ?f0 ?f1" svg:viewBox="0 0 0 0" draw:type="ooxml-non-primitive" draw:enhanced-path="M 1316 0 C 865 0 515 605 351 975 176 1426 0 1927 25 2428 25 2478 25 2529 50 2604 50 2729 100 2829 201 2930 267 3009 354 3040 447 3040 531 3040 619 3015 702 2980 978 2854 1203 2604 1404 2328 L 6567 4158 6943 3055 1880 1225 C 1955 849 2005 323 1629 97 1521 30 1416 0 1316 0 Z N">
              <draw:equation draw:name="f0" draw:formula="logwidth"/>
              <draw:equation draw:name="f1" draw:formula="logheight"/>
            </draw:enhanced-geometry>
          </draw:custom-shape>
          <draw:custom-shape draw:name="Google Shape;451;p 1" draw:style-name="gr107" draw:text-style-name="P10" draw:layer="layout" svg:width="0.274cm" svg:height="0.419cm" svg:x="25.891cm" svg:y="11.409cm">
            <text:p/>
            <draw:enhanced-geometry draw:mirror-horizontal="false" draw:mirror-vertical="false" drawooo:sub-view-size="5740 9392" draw:text-areas="0 0 ?f0 ?f1" svg:viewBox="0 0 0 0" draw:type="ooxml-non-primitive" draw:enhanced-path="M 3189 1 C 2837 1 2467 85 2206 168 1579 369 902 619 401 1070 351 1121 301 1171 251 1221 125 1346 25 1496 25 1672 0 1948 176 2123 401 2248 668 2373 972 2422 1287 2422 1417 2422 1548 2413 1679 2399 L 4236 9391 5740 8840 3233 1973 C 3709 1722 4311 1296 4211 720 4138 164 3681 1 3189 1 Z N">
              <draw:equation draw:name="f0" draw:formula="logwidth"/>
              <draw:equation draw:name="f1" draw:formula="logheight"/>
            </draw:enhanced-geometry>
          </draw:custom-shape>
          <draw:custom-shape draw:name="Google Shape;452;p 1" draw:style-name="gr118" draw:text-style-name="P17" draw:layer="layout" svg:width="0.269cm" svg:height="0.288cm" svg:x="25.778cm" svg:y="11.659cm">
            <text:p/>
            <draw:enhanced-geometry draw:mirror-horizontal="false" draw:mirror-vertical="false" drawooo:sub-view-size="5640 6448" draw:text-areas="0 0 ?f0 ?f1" svg:viewBox="0 0 0 0" draw:type="ooxml-non-primitive" draw:enhanced-path="M 2238 0 C 1885 0 1473 215 1228 383 852 658 426 1009 176 1410 126 1460 100 1511 75 1586 25 1686 0 1811 25 1937 75 2137 226 2212 426 2237 491 2248 556 2253 622 2253 865 2253 1117 2186 1354 2087 L 4687 6448 5639 5721 2356 1435 C 2632 1160 2958 734 2782 333 2665 88 2463 0 2238 0 Z N">
              <draw:equation draw:name="f0" draw:formula="logwidth"/>
              <draw:equation draw:name="f1" draw:formula="logheight"/>
            </draw:enhanced-geometry>
          </draw:custom-shape>
          <draw:custom-shape draw:name="Google Shape;453;p 1" draw:style-name="gr119" draw:text-style-name="P10" draw:layer="layout" svg:width="0.387cm" svg:height="0.283cm" svg:x="25.55cm" svg:y="11.723cm">
            <text:p/>
            <draw:enhanced-geometry draw:mirror-horizontal="false" draw:mirror-vertical="false" drawooo:sub-view-size="8096 6356" draw:text-areas="0 0 ?f0 ?f1" svg:viewBox="0 0 0 0" draw:type="ooxml-non-primitive" draw:enhanced-path="M 2086 0 C 1589 0 1089 542 827 917 502 1393 176 1969 50 2546 50 2621 25 2671 25 2746 0 2897 25 3072 101 3197 209 3342 343 3395 494 3395 552 3395 614 3387 677 3373 1053 3298 1404 3072 1705 2796 L 7319 6355 8096 5152 2557 1643 C 2757 1217 2958 566 2582 215 2423 63 2255 0 2086 0 Z N">
              <draw:equation draw:name="f0" draw:formula="logwidth"/>
              <draw:equation draw:name="f1" draw:formula="logheight"/>
            </draw:enhanced-geometry>
          </draw:custom-shape>
          <draw:custom-shape draw:name="Google Shape;454;p 1" draw:style-name="gr120" draw:text-style-name="P11" draw:layer="layout" svg:width="0.276cm" svg:height="0.34cm" svg:x="25.856cm" svg:y="12.221cm">
            <text:p/>
            <draw:enhanced-geometry draw:mirror-horizontal="false" draw:mirror-vertical="false" drawooo:sub-view-size="5765 7624" draw:text-areas="0 0 ?f0 ?f1" svg:viewBox="0 0 0 0" draw:type="ooxml-non-primitive" draw:enhanced-path="M 1411 0 C 1282 0 1153 16 1028 50 0 351 251 1705 376 2507 502 3509 853 4512 1379 5389 1680 5890 2030 6341 2431 6767 2682 7018 2958 7268 3284 7444 3522 7554 3787 7624 4050 7624 4146 7624 4242 7614 4336 7594 4712 7494 5038 7218 5238 6893 5439 6567 5564 6166 5614 5790 5765 4662 5539 3459 4963 2481 4361 1479 3459 677 2406 251 2098 106 1751 0 1411 0 Z N">
              <draw:equation draw:name="f0" draw:formula="logwidth"/>
              <draw:equation draw:name="f1" draw:formula="logheight"/>
            </draw:enhanced-geometry>
          </draw:custom-shape>
          <draw:custom-shape draw:name="Google Shape;455;p 1" draw:style-name="gr121" draw:text-style-name="P11" draw:layer="layout" svg:width="0.188cm" svg:height="0.268cm" svg:x="25.971cm" svg:y="11.93cm">
            <text:p/>
            <draw:enhanced-geometry draw:mirror-horizontal="false" draw:mirror-vertical="false" drawooo:sub-view-size="3936 6001" draw:text-areas="0 0 ?f0 ?f1" svg:viewBox="0 0 0 0" draw:type="ooxml-non-primitive" draw:enhanced-path="M 1630 1 C 1299 1 1001 107 827 378 326 1155 25 1982 0 2909 0 3436 76 3987 251 4513 401 4939 602 5340 953 5641 1210 5861 1560 6001 1897 6001 2020 6001 2142 5982 2256 5942 2532 5867 2732 5666 2908 5441 3334 4889 3584 4263 3735 3586 3860 3085 3935 2558 3835 2007 3760 1481 3534 954 3108 578 2769 271 2157 1 1630 1 Z N">
              <draw:equation draw:name="f0" draw:formula="logwidth"/>
              <draw:equation draw:name="f1" draw:formula="logheight"/>
            </draw:enhanced-geometry>
          </draw:custom-shape>
          <draw:custom-shape draw:name="Google Shape;456;p 1" draw:style-name="gr122" draw:text-style-name="P11" draw:layer="layout" svg:width="0.304cm" svg:height="0.219cm" svg:x="26.258cm" svg:y="12.302cm">
            <text:p/>
            <draw:enhanced-geometry draw:mirror-horizontal="false" draw:mirror-vertical="false" drawooo:sub-view-size="6342 4914" draw:text-areas="0 0 ?f0 ?f1" svg:viewBox="0 0 0 0" draw:type="ooxml-non-primitive" draw:enhanced-path="M 1421 0 C 783 0 201 194 76 890 0 1216 76 1567 201 1893 552 2820 1203 3647 2030 4173 2762 4661 3630 4913 4497 4913 4611 4913 4724 4909 4837 4900 5314 4875 5790 4750 6091 4399 6266 4173 6341 3873 6316 3597 6316 3296 6241 3020 6116 2770 5690 1792 4837 1015 3885 564 3534 414 3208 314 2858 213 2479 124 1932 0 1421 0 Z N">
              <draw:equation draw:name="f0" draw:formula="logwidth"/>
              <draw:equation draw:name="f1" draw:formula="logheight"/>
            </draw:enhanced-geometry>
          </draw:custom-shape>
          <draw:custom-shape draw:name="Google Shape;457;p 1" draw:style-name="gr120" draw:text-style-name="P11" draw:layer="layout" svg:width="0.302cm" svg:height="0.387cm" svg:x="26.464cm" svg:y="11.901cm">
            <text:p/>
            <draw:enhanced-geometry draw:mirror-horizontal="false" draw:mirror-vertical="false" drawooo:sub-view-size="6291 8667" draw:text-areas="0 0 ?f0 ?f1" svg:viewBox="0 0 0 0" draw:type="ooxml-non-primitive" draw:enhanced-path="M 1827 0 C 1508 0 1193 118 902 409 602 735 426 1161 326 1587 0 2840 100 4194 602 5397 1103 6575 2005 7602 3108 8254 3506 8482 3963 8666 4400 8666 4540 8666 4678 8647 4812 8605 5188 8480 5464 8229 5664 7903 5865 7602 5990 7226 6040 6851 6291 5497 5965 4043 5238 2866 5013 2465 4712 2089 4411 1738 3826 1096 2801 0 1827 0 Z N">
              <draw:equation draw:name="f0" draw:formula="logwidth"/>
              <draw:equation draw:name="f1" draw:formula="logheight"/>
            </draw:enhanced-geometry>
          </draw:custom-shape>
          <draw:custom-shape draw:name="Google Shape;458;p 1" draw:style-name="gr123" draw:text-style-name="P11" draw:layer="layout" svg:width="0.174cm" svg:height="0.118cm" svg:x="26.211cm" svg:y="12.05cm">
            <text:p/>
            <draw:enhanced-geometry draw:mirror-horizontal="false" draw:mirror-vertical="false" drawooo:sub-view-size="3635 2660" draw:text-areas="0 0 ?f0 ?f1" svg:viewBox="0 0 0 0" draw:type="ooxml-non-primitive" draw:enhanced-path="M 2299 0 C 2023 0 1742 64 1505 183 1154 359 878 609 602 860 427 1010 277 1186 176 1361 51 1562 1 1812 76 2013 151 2188 302 2339 452 2414 627 2514 803 2564 978 2589 1211 2633 1453 2660 1693 2660 1866 2660 2038 2646 2206 2614 2632 2514 3008 2313 3259 1988 3535 1662 3635 1211 3535 810 3369 246 2841 0 2299 0 Z N">
              <draw:equation draw:name="f0" draw:formula="logwidth"/>
              <draw:equation draw:name="f1" draw:formula="logheight"/>
            </draw:enhanced-geometry>
          </draw:custom-shape>
          <draw:custom-shape draw:name="Google Shape;459;p 1" draw:style-name="gr124" draw:text-style-name="P17" draw:layer="layout" svg:width="0.163cm" svg:height="0.103cm" svg:x="26.164cm" svg:y="12.557cm">
            <text:p/>
            <draw:enhanced-geometry draw:mirror-horizontal="false" draw:mirror-vertical="false" drawooo:sub-view-size="3409 2315" draw:text-areas="0 0 ?f0 ?f1" svg:viewBox="0 0 0 0" draw:type="ooxml-non-primitive" draw:enhanced-path="M 1529 1 C 1360 1 1191 13 1028 38 827 63 627 88 452 164 276 239 101 389 51 565 0 715 25 890 76 1041 151 1191 251 1341 351 1467 602 1742 878 1993 1228 2143 1452 2247 1699 2314 1954 2314 2070 2314 2188 2300 2306 2269 2657 2194 2983 1943 3108 1592 3409 865 2707 189 2030 38 1868 13 1698 1 1529 1 Z N">
              <draw:equation draw:name="f0" draw:formula="logwidth"/>
              <draw:equation draw:name="f1" draw:formula="logheight"/>
            </draw:enhanced-geometry>
          </draw:custom-shape>
          <draw:custom-shape draw:name="Google Shape;460;p 1" draw:style-name="gr125" draw:text-style-name="P12" draw:layer="layout" svg:width="0.503cm" svg:height="0.379cm" svg:x="25.871cm" svg:y="11.809cm">
            <text:p/>
            <draw:enhanced-geometry draw:mirror-horizontal="false" draw:mirror-vertical="false" drawooo:sub-view-size="10502 8508" draw:text-areas="0 0 ?f0 ?f1" svg:viewBox="0 0 0 0" draw:type="ooxml-non-primitive" draw:enhanced-path="M 8462 0 C 4546 0 995 2669 176 6543 0 7345 326 8172 1153 8447 1280 8488 1416 8508 1556 8508 2190 8508 2889 8106 3033 7470 3577 4897 5684 3008 8342 3008 8377 3008 8411 3008 8446 3009 10376 3009 10501 26 8572 1 8535 1 8499 0 8462 0 Z N">
              <draw:equation draw:name="f0" draw:formula="logwidth"/>
              <draw:equation draw:name="f1" draw:formula="logheight"/>
            </draw:enhanced-geometry>
          </draw:custom-shape>
          <draw:custom-shape draw:name="Google Shape;461;p 1" draw:style-name="gr126" draw:text-style-name="P13" draw:layer="layout" svg:width="0.99cm" svg:height="0.946cm" svg:x="25.909cm" svg:y="11.832cm">
            <text:p/>
            <draw:enhanced-geometry draw:mirror-horizontal="false" draw:mirror-vertical="false" drawooo:sub-view-size="20627 21163" draw:text-areas="0 0 ?f0 ?f1" svg:viewBox="0 0 0 0" draw:type="ooxml-non-primitive" draw:enhanced-path="M 15589 0 C 15940 652 16216 1329 16391 2031 16742 3434 16617 5063 15689 6191 15138 6868 14286 7394 14136 8271 14035 8923 14386 9600 14186 10226 13903 11053 12921 11294 12011 11294 11873 11294 11736 11289 11604 11279 11298 11255 10970 11229 10645 11229 9932 11229 9235 11354 8822 11905 8095 12858 8722 14512 7795 15264 7168 15790 6166 15514 5464 15940 4912 16266 4662 16918 4236 17394 3767 17889 3103 18106 2417 18106 1783 18106 1132 17920 602 17595 376 17469 201 17344 0 17194 L 0 17194 C 2055 19499 4988 21028 8321 21153 8476 21159 8631 21162 8785 21162 15044 21162 20207 16237 20451 9950 20627 5890 18672 2206 15589 0 Z N">
              <draw:equation draw:name="f0" draw:formula="logwidth"/>
              <draw:equation draw:name="f1" draw:formula="logheight"/>
            </draw:enhanced-geometry>
          </draw:custom-shape>
          <draw:custom-shape draw:name="Google Shape;462;p 1" draw:style-name="gr127" draw:text-style-name="P10" draw:layer="layout" svg:width="0.82cm" svg:height="0.756cm" svg:x="23.453cm" svg:y="11.887cm">
            <text:p/>
            <draw:enhanced-geometry draw:mirror-horizontal="false" draw:mirror-vertical="false" drawooo:sub-view-size="17094 16908" draw:text-areas="0 0 ?f0 ?f1" svg:viewBox="0 0 0 0" draw:type="ooxml-non-primitive" draw:enhanced-path="M 8506 1 C 4006 1 272 3565 101 8104 1 10360 803 12440 2181 14019 3660 15698 5790 16801 8196 16901 8305 16905 8413 16907 8520 16907 13039 16907 16798 13334 16993 8781 17094 5823 15690 3167 13460 1588 12156 635 10577 84 8873 9 8750 3 8628 1 8506 1 Z N">
              <draw:equation draw:name="f0" draw:formula="logwidth"/>
              <draw:equation draw:name="f1" draw:formula="logheight"/>
            </draw:enhanced-geometry>
          </draw:custom-shape>
          <draw:custom-shape draw:name="Google Shape;463;p 1" draw:style-name="gr128" draw:text-style-name="P10" draw:layer="layout" svg:width="0.13cm" svg:height="0.248cm" svg:x="23.807cm" svg:y="11.675cm">
            <text:p/>
            <draw:enhanced-geometry draw:mirror-horizontal="false" draw:mirror-vertical="false" drawooo:sub-view-size="2733 5571" draw:text-areas="0 0 ?f0 ?f1" svg:viewBox="0 0 0 0" draw:type="ooxml-non-primitive" draw:enhanced-path="M 1167 0 C 915 0 657 30 426 107 401 132 351 157 301 157 226 207 126 282 76 358 0 508 76 633 176 759 326 934 577 1059 827 1135 L 677 5520 1604 5571 1780 1235 C 2081 1210 2507 1109 2607 784 2732 232 2030 57 1629 32 1484 12 1327 0 1167 0 Z N">
              <draw:equation draw:name="f0" draw:formula="logwidth"/>
              <draw:equation draw:name="f1" draw:formula="logheight"/>
            </draw:enhanced-geometry>
          </draw:custom-shape>
          <draw:custom-shape draw:name="Google Shape;464;p 1" draw:style-name="gr129" draw:text-style-name="P10" draw:layer="layout" svg:width="0.153cm" svg:height="0.224cm" svg:x="23.955cm" svg:y="11.737cm">
            <text:p/>
            <draw:enhanced-geometry draw:mirror-horizontal="false" draw:mirror-vertical="false" drawooo:sub-view-size="3209 5017" draw:text-areas="0 0 ?f0 ?f1" svg:viewBox="0 0 0 0" draw:type="ooxml-non-primitive" draw:enhanced-path="M 1345 1 C 1315 1 1284 2 1253 4 L 1128 4 C 1028 29 952 54 877 104 777 230 777 355 852 480 927 681 1103 856 1328 982 L 0 4716 802 5017 2105 1333 C 2214 1352 2337 1372 2458 1372 2645 1372 2826 1325 2932 1157 3208 706 2632 380 2281 230 2006 115 1669 1 1345 1 Z N">
              <draw:equation draw:name="f0" draw:formula="logwidth"/>
              <draw:equation draw:name="f1" draw:formula="logheight"/>
            </draw:enhanced-geometry>
          </draw:custom-shape>
          <draw:custom-shape draw:name="Google Shape;465;p 1" draw:style-name="gr56" draw:text-style-name="P10" draw:layer="layout" svg:width="0.301cm" svg:height="0.166cm" svg:x="24.21cm" svg:y="11.998cm">
            <text:p/>
            <draw:enhanced-geometry draw:mirror-horizontal="false" draw:mirror-vertical="false" drawooo:sub-view-size="6292 3739" draw:text-areas="0 0 ?f0 ?f1" svg:viewBox="0 0 0 0" draw:type="ooxml-non-primitive" draw:enhanced-path="M 5019 1 C 4866 1 4756 117 4687 254 4562 505 4537 806 4587 1107 L 0 2761 376 3738 4863 2109 C 5004 2392 5257 2765 5622 2765 5644 2765 5667 2764 5690 2761 6291 2660 6191 1858 6041 1432 5915 1031 5740 580 5464 254 5414 229 5389 179 5339 154 5264 79 5163 29 5063 4 5048 2 5033 1 5019 1 Z N">
              <draw:equation draw:name="f0" draw:formula="logwidth"/>
              <draw:equation draw:name="f1" draw:formula="logheight"/>
            </draw:enhanced-geometry>
          </draw:custom-shape>
          <draw:custom-shape draw:name="Google Shape;466;p 1" draw:style-name="gr130" draw:text-style-name="P10" draw:layer="layout" svg:width="0.232cm" svg:height="0.182cm" svg:x="24.104cm" svg:y="11.892cm">
            <text:p/>
            <draw:enhanced-geometry draw:mirror-horizontal="false" draw:mirror-vertical="false" drawooo:sub-view-size="4864 4071" draw:text-areas="0 0 ?f0 ?f1" svg:viewBox="0 0 0 0" draw:type="ooxml-non-primitive" draw:enhanced-path="M 3324 0 C 3301 0 3279 3 3259 10 3109 35 3033 160 3033 286 2983 511 3033 762 3134 987 L 1 3393 502 4070 3610 1689 C 3768 1847 3988 2036 4221 2036 4284 2036 4348 2022 4412 1990 4863 1789 4562 1163 4362 887 4161 586 3936 286 3610 110 3585 85 3560 60 3510 60 3455 23 3386 0 3324 0 Z N">
              <draw:equation draw:name="f0" draw:formula="logwidth"/>
              <draw:equation draw:name="f1" draw:formula="logheight"/>
            </draw:enhanced-geometry>
          </draw:custom-shape>
          <draw:custom-shape draw:name="Google Shape;467;p 1" draw:style-name="gr131" draw:text-style-name="P10" draw:layer="layout" svg:width="0.234cm" svg:height="0.26cm" svg:x="24.057cm" svg:y="11.739cm">
            <text:p/>
            <draw:enhanced-geometry draw:mirror-horizontal="false" draw:mirror-vertical="false" drawooo:sub-view-size="4888 5840" draw:text-areas="0 0 ?f0 ?f1" svg:viewBox="0 0 0 0" draw:type="ooxml-non-primitive" draw:enhanced-path="M 2607 0 C 2507 0 2381 0 2281 50 2131 151 2106 326 2156 476 2206 752 2381 1003 2582 1203 L 0 5289 878 5840 3409 1830 C 3588 1919 3828 2009 4047 2009 4196 2009 4335 1967 4437 1855 4888 1404 4286 827 3935 577 3584 351 3183 101 2757 25 2707 0 2657 0 2607 0 Z N">
              <draw:equation draw:name="f0" draw:formula="logwidth"/>
              <draw:equation draw:name="f1" draw:formula="logheight"/>
            </draw:enhanced-geometry>
          </draw:custom-shape>
          <draw:custom-shape draw:name="Google Shape;468;p 1" draw:style-name="gr19" draw:text-style-name="P10" draw:layer="layout" svg:width="0.271cm" svg:height="0.116cm" svg:x="24.23cm" svg:y="12.215cm">
            <text:p/>
            <draw:enhanced-geometry draw:mirror-horizontal="false" draw:mirror-vertical="false" drawooo:sub-view-size="5665 2613" draw:text-areas="0 0 ?f0 ?f1" svg:viewBox="0 0 0 0" draw:type="ooxml-non-primitive" draw:enhanced-path="M 5146 1 C 5055 1 4971 45 4888 112 4712 288 4587 538 4487 789 L 26 613 0 1591 4386 1766 C 4412 2067 4512 2518 4863 2593 4912 2607 4958 2613 5001 2613 5444 2613 5594 1956 5640 1591 5665 1215 5665 764 5539 388 5514 338 5514 288 5489 263 5439 162 5389 87 5289 37 5239 12 5191 1 5146 1 Z N">
              <draw:equation draw:name="f0" draw:formula="logwidth"/>
              <draw:equation draw:name="f1" draw:formula="logheight"/>
            </draw:enhanced-geometry>
          </draw:custom-shape>
          <draw:custom-shape draw:name="Google Shape;469;p 1" draw:style-name="gr132" draw:text-style-name="P10" draw:layer="layout" svg:width="0.24cm" svg:height="0.134cm" svg:x="24.189cm" svg:y="12.35cm">
            <text:p/>
            <draw:enhanced-geometry draw:mirror-horizontal="false" draw:mirror-vertical="false" drawooo:sub-view-size="5013 3006" draw:text-areas="0 0 ?f0 ?f1" svg:viewBox="0 0 0 0" draw:type="ooxml-non-primitive" draw:enhanced-path="M 276 1 L 0 803 3685 2106 C 3609 2382 3584 2783 3860 2933 3938 2983 4013 3005 4085 3005 4407 3005 4660 2568 4762 2281 4888 1981 5013 1605 5013 1254 5013 1204 5013 1153 4988 1128 4988 1028 4938 953 4888 878 4834 824 4773 799 4709 799 4653 799 4595 818 4537 853 4311 953 4161 1103 4010 1329 L 276 1 Z N">
              <draw:equation draw:name="f0" draw:formula="logwidth"/>
              <draw:equation draw:name="f1" draw:formula="logheight"/>
            </draw:enhanced-geometry>
          </draw:custom-shape>
          <draw:custom-shape draw:name="Google Shape;470;p 1" draw:style-name="gr133" draw:text-style-name="P10" draw:layer="layout" svg:width="0.18cm" svg:height="0.273cm" svg:x="23.999cm" svg:y="12.556cm">
            <text:p/>
            <draw:enhanced-geometry draw:mirror-horizontal="false" draw:mirror-vertical="false" drawooo:sub-view-size="3760 6143" draw:text-areas="0 0 ?f0 ?f1" svg:viewBox="0 0 0 0" draw:type="ooxml-non-primitive" draw:enhanced-path="M 978 0 L 0 351 1629 4862 C 1329 5013 928 5288 978 5664 1037 6035 1342 6142 1670 6142 1896 6142 2132 6091 2306 6040 2707 5915 3158 5739 3484 5439 3509 5414 3559 5363 3584 5338 3660 5263 3735 5163 3735 5038 3760 4862 3635 4737 3484 4687 3290 4590 3065 4553 2834 4553 2767 4553 2700 4556 2632 4561 L 978 0 Z N">
              <draw:equation draw:name="f0" draw:formula="logwidth"/>
              <draw:equation draw:name="f1" draw:formula="logheight"/>
            </draw:enhanced-geometry>
          </draw:custom-shape>
          <draw:custom-shape draw:name="Google Shape;471;p 1" draw:style-name="gr134" draw:text-style-name="P10" draw:layer="layout" svg:width="0.194cm" svg:height="0.207cm" svg:x="24.069cm" svg:y="12.49cm">
            <text:p/>
            <draw:enhanced-geometry draw:mirror-horizontal="false" draw:mirror-vertical="false" drawooo:sub-view-size="4061 4654" draw:text-areas="0 0 ?f0 ?f1" svg:viewBox="0 0 0 0" draw:type="ooxml-non-primitive" draw:enhanced-path="M 677 0 L 0 502 2356 3609 C 2155 3810 1930 4111 2055 4411 2144 4589 2290 4654 2454 4654 2707 4654 3000 4498 3183 4361 3459 4161 3759 3935 3960 3634 3960 3584 3985 3559 4010 3509 4035 3434 4060 3334 4060 3258 4010 3108 3910 3033 3759 3033 3699 3019 3639 3013 3578 3013 3413 3013 3248 3060 3083 3133 L 677 0 Z N">
              <draw:equation draw:name="f0" draw:formula="logwidth"/>
              <draw:equation draw:name="f1" draw:formula="logheight"/>
            </draw:enhanced-geometry>
          </draw:custom-shape>
          <draw:custom-shape draw:name="Google Shape;472;p 1" draw:style-name="gr135" draw:text-style-name="P10" draw:layer="layout" svg:width="0.282cm" svg:height="0.205cm" svg:x="24.147cm" svg:y="12.446cm">
            <text:p/>
            <draw:enhanced-geometry draw:mirror-horizontal="false" draw:mirror-vertical="false" drawooo:sub-view-size="5865 4609" draw:text-areas="0 0 ?f0 ?f1" svg:viewBox="0 0 0 0" draw:type="ooxml-non-primitive" draw:enhanced-path="M 552 1 L 0 878 4010 3409 C 3860 3710 3734 4186 4010 4462 4114 4566 4228 4609 4343 4609 4699 4609 5074 4201 5263 3936 5514 3585 5740 3184 5840 2758 5840 2708 5840 2658 5840 2607 5865 2507 5840 2382 5790 2282 5720 2177 5625 2133 5515 2133 5468 2133 5417 2141 5364 2156 5113 2206 4862 2382 4637 2582 L 552 1 Z N">
              <draw:equation draw:name="f0" draw:formula="logwidth"/>
              <draw:equation draw:name="f1" draw:formula="logheight"/>
            </draw:enhanced-geometry>
          </draw:custom-shape>
          <draw:custom-shape draw:name="Google Shape;473;p 1" draw:style-name="gr136" draw:text-style-name="P10" draw:layer="layout" svg:width="0.132cm" svg:height="0.252cm" svg:x="23.787cm" svg:y="12.607cm">
            <text:p/>
            <draw:enhanced-geometry draw:mirror-horizontal="false" draw:mirror-vertical="false" drawooo:sub-view-size="2783 5654" draw:text-areas="0 0 ?f0 ?f1" svg:viewBox="0 0 0 0" draw:type="ooxml-non-primitive" draw:enhanced-path="M 1153 1 L 978 4387 C 652 4412 226 4512 126 4863 0 5414 727 5615 1128 5640 1252 5648 1378 5653 1505 5653 1788 5653 2071 5626 2331 5540 2381 5515 2431 5515 2482 5490 2557 5440 2657 5389 2707 5289 2782 5139 2732 5013 2607 4888 2431 4713 2206 4587 1930 4487 L 2106 26 1153 1 Z N">
              <draw:equation draw:name="f0" draw:formula="logwidth"/>
              <draw:equation draw:name="f1" draw:formula="logheight"/>
            </draw:enhanced-geometry>
          </draw:custom-shape>
          <draw:custom-shape draw:name="Google Shape;474;p 1" draw:style-name="gr129" draw:text-style-name="P10" draw:layer="layout" svg:width="0.153cm" svg:height="0.223cm" svg:x="23.618cm" svg:y="12.569cm">
            <text:p/>
            <draw:enhanced-geometry draw:mirror-horizontal="false" draw:mirror-vertical="false" drawooo:sub-view-size="3209 5014" draw:text-areas="0 0 ?f0 ?f1" svg:viewBox="0 0 0 0" draw:type="ooxml-non-primitive" draw:enhanced-path="M 2407 1 L 1078 3685 C 982 3656 864 3635 745 3635 553 3635 359 3690 251 3860 1 4287 577 4637 903 4763 1229 4888 1605 5013 1955 5013 1980 5013 2031 5013 2081 4988 2156 4988 2256 4963 2306 4888 2432 4788 2407 4662 2356 4537 2256 4337 2081 4161 1880 4011 L 3209 276 2407 1 Z N">
              <draw:equation draw:name="f0" draw:formula="logwidth"/>
              <draw:equation draw:name="f1" draw:formula="logheight"/>
            </draw:enhanced-geometry>
          </draw:custom-shape>
          <draw:custom-shape draw:name="Google Shape;475;p 1" draw:style-name="gr56" draw:text-style-name="P10" draw:layer="layout" svg:width="0.3cm" svg:height="0.166cm" svg:x="23.227cm" svg:y="12.38cm">
            <text:p/>
            <draw:enhanced-geometry draw:mirror-horizontal="false" draw:mirror-vertical="false" drawooo:sub-view-size="6266 3738" draw:text-areas="0 0 ?f0 ?f1" svg:viewBox="0 0 0 0" draw:type="ooxml-non-primitive" draw:enhanced-path="M 5915 0 L 1429 1629 C 1287 1346 1012 973 666 973 645 973 623 975 602 978 0 1078 100 1880 251 2306 376 2707 551 3158 827 3484 877 3509 902 3559 952 3584 1028 3659 1128 3735 1228 3735 1243 3737 1258 3738 1273 3738 1425 3738 1535 3621 1604 3484 1729 3233 1755 2933 1704 2632 L 6266 978 5915 0 Z N">
              <draw:equation draw:name="f0" draw:formula="logwidth"/>
              <draw:equation draw:name="f1" draw:formula="logheight"/>
            </draw:enhanced-geometry>
          </draw:custom-shape>
          <draw:custom-shape draw:name="Google Shape;476;p 1" draw:style-name="gr130" draw:text-style-name="P10" draw:layer="layout" svg:width="0.234cm" svg:height="0.181cm" svg:x="23.388cm" svg:y="12.457cm">
            <text:p/>
            <draw:enhanced-geometry draw:mirror-horizontal="false" draw:mirror-vertical="false" drawooo:sub-view-size="4888 4061" draw:text-areas="0 0 ?f0 ?f1" svg:viewBox="0 0 0 0" draw:type="ooxml-non-primitive" draw:enhanced-path="M 4361 1 L 1254 2356 C 1113 2196 877 2020 647 2020 589 2020 532 2031 477 2056 1 2281 301 2883 502 3183 702 3459 953 3760 1254 3960 1279 3960 1329 3985 1354 4011 1454 4061 1529 4061 1630 4061 1780 4011 1830 3910 1855 3760 1880 3534 1830 3309 1730 3083 L 4888 677 4361 1 Z N">
              <draw:equation draw:name="f0" draw:formula="logwidth"/>
              <draw:equation draw:name="f1" draw:formula="logheight"/>
            </draw:enhanced-geometry>
          </draw:custom-shape>
          <draw:custom-shape draw:name="Google Shape;477;p 1" draw:style-name="gr137" draw:text-style-name="P10" draw:layer="layout" svg:width="0.234cm" svg:height="0.261cm" svg:x="23.435cm" svg:y="12.53cm">
            <text:p/>
            <draw:enhanced-geometry draw:mirror-horizontal="false" draw:mirror-vertical="false" drawooo:sub-view-size="4889 5851" draw:text-areas="0 0 ?f0 ?f1" svg:viewBox="0 0 0 0" draw:type="ooxml-non-primitive" draw:enhanced-path="M 4011 1 L 1455 4011 C 1283 3925 1063 3848 855 3848 697 3848 546 3892 427 4011 1 4437 577 5013 928 5264 1279 5514 1680 5740 2106 5840 L 2257 5840 C 2290 5847 2322 5850 2352 5850 2436 5850 2509 5827 2582 5790 2733 5690 2758 5539 2733 5364 2658 5113 2507 4863 2307 4637 L 4888 577 4011 1 Z N">
              <draw:equation draw:name="f0" draw:formula="logwidth"/>
              <draw:equation draw:name="f1" draw:formula="logheight"/>
            </draw:enhanced-geometry>
          </draw:custom-shape>
          <draw:custom-shape draw:name="Google Shape;478;p 1" draw:style-name="gr19" draw:text-style-name="P10" draw:layer="layout" svg:width="0.273cm" svg:height="0.117cm" svg:x="23.223cm" svg:y="12.199cm">
            <text:p/>
            <draw:enhanced-geometry draw:mirror-horizontal="false" draw:mirror-vertical="false" drawooo:sub-view-size="5691 2632" draw:text-areas="0 0 ?f0 ?f1" svg:viewBox="0 0 0 0" draw:type="ooxml-non-primitive" draw:enhanced-path="M 681 1 C 225 1 74 648 51 1018 1 1419 1 1845 126 2221 151 2271 176 2321 201 2371 226 2446 302 2546 377 2597 425 2621 473 2632 520 2632 618 2632 710 2581 778 2496 978 2346 1104 2095 1179 1820 L 5640 1995 5690 1043 1279 867 C 1254 541 1154 115 803 15 760 5 720 1 681 1 Z N">
              <draw:equation draw:name="f0" draw:formula="logwidth"/>
              <draw:equation draw:name="f1" draw:formula="logheight"/>
            </draw:enhanced-geometry>
          </draw:custom-shape>
          <draw:custom-shape draw:name="Google Shape;479;p 1" draw:style-name="gr132" draw:text-style-name="P10" draw:layer="layout" svg:width="0.24cm" svg:height="0.135cm" svg:x="23.296cm" svg:y="12.045cm">
            <text:p/>
            <draw:enhanced-geometry draw:mirror-horizontal="false" draw:mirror-vertical="false" drawooo:sub-view-size="5039 3019" draw:text-areas="0 0 ?f0 ?f1" svg:viewBox="0 0 0 0" draw:type="ooxml-non-primitive" draw:enhanced-path="M 959 0 C 622 0 376 443 251 713 126 1039 1 1415 26 1766 26 1791 26 1841 26 1891 51 1966 76 2067 126 2117 193 2184 261 2208 328 2208 386 2208 444 2190 502 2167 702 2067 878 1891 1003 1691 L 4738 3019 5038 2217 1354 914 C 1404 638 1454 237 1179 62 1102 19 1028 0 959 0 Z N">
              <draw:equation draw:name="f0" draw:formula="logwidth"/>
              <draw:equation draw:name="f1" draw:formula="logheight"/>
            </draw:enhanced-geometry>
          </draw:custom-shape>
          <draw:custom-shape draw:name="Google Shape;480;p 1" draw:style-name="gr107" draw:text-style-name="P10" draw:layer="layout" svg:width="0.2cm" svg:height="0.302cm" svg:x="23.543cm" svg:y="11.652cm">
            <text:p/>
            <draw:enhanced-geometry draw:mirror-horizontal="false" draw:mirror-vertical="false" drawooo:sub-view-size="4162 6787" draw:text-areas="0 0 ?f0 ?f1" svg:viewBox="0 0 0 0" draw:type="ooxml-non-primitive" draw:enhanced-path="M 2299 1 C 2049 1 1789 58 1605 120 1154 270 652 445 301 771 251 796 226 846 176 897 101 972 26 1097 26 1222 1 1423 126 1548 301 1623 515 1721 759 1757 1010 1757 1082 1757 1155 1754 1229 1749 L 3058 6786 4161 6385 2331 1423 C 2682 1247 3108 947 3058 521 2999 121 2660 1 2299 1 Z N">
              <draw:equation draw:name="f0" draw:formula="logwidth"/>
              <draw:equation draw:name="f1" draw:formula="logheight"/>
            </draw:enhanced-geometry>
          </draw:custom-shape>
          <draw:custom-shape draw:name="Google Shape;481;p 1" draw:style-name="gr138" draw:text-style-name="P10" draw:layer="layout" svg:width="0.195cm" svg:height="0.208cm" svg:x="23.462cm" svg:y="11.833cm">
            <text:p/>
            <draw:enhanced-geometry draw:mirror-horizontal="false" draw:mirror-vertical="false" drawooo:sub-view-size="4086 4667" draw:text-areas="0 0 ?f0 ?f1" svg:viewBox="0 0 0 0" draw:type="ooxml-non-primitive" draw:enhanced-path="M 1606 0 C 1356 0 1070 159 903 280 602 481 301 731 126 1032 101 1057 76 1107 50 1132 25 1233 0 1308 25 1408 50 1558 176 1609 301 1634 340 1638 379 1640 419 1640 612 1640 816 1591 1003 1508 L 3409 4666 4086 4140 1705 1032 C 1905 857 2156 531 2005 255 1916 67 1769 0 1606 0 Z N">
              <draw:equation draw:name="f0" draw:formula="logwidth"/>
              <draw:equation draw:name="f1" draw:formula="logheight"/>
            </draw:enhanced-geometry>
          </draw:custom-shape>
          <draw:custom-shape draw:name="Google Shape;482;p 1" draw:style-name="gr135" draw:text-style-name="P10" draw:layer="layout" svg:width="0.28cm" svg:height="0.206cm" svg:x="23.298cm" svg:y="11.879cm">
            <text:p/>
            <draw:enhanced-geometry draw:mirror-horizontal="false" draw:mirror-vertical="false" drawooo:sub-view-size="5841 4612" draw:text-areas="0 0 ?f0 ?f1" svg:viewBox="0 0 0 0" draw:type="ooxml-non-primitive" draw:enhanced-path="M 1501 0 C 1136 0 765 395 577 677 352 1003 101 1429 26 1830 1 1880 1 1930 1 2005 1 2105 1 2206 51 2306 130 2424 255 2465 377 2465 411 2465 445 2462 477 2456 753 2381 1003 2231 1204 2030 L 5289 4612 5840 3734 1830 1178 C 1981 877 2131 426 1855 150 1743 44 1622 0 1501 0 Z N">
              <draw:equation draw:name="f0" draw:formula="logwidth"/>
              <draw:equation draw:name="f1" draw:formula="logheight"/>
            </draw:enhanced-geometry>
          </draw:custom-shape>
          <draw:custom-shape draw:name="Google Shape;483;p 1" draw:style-name="gr139" draw:text-style-name="P11" draw:layer="layout" svg:width="0.198cm" svg:height="0.246cm" svg:x="23.519cm" svg:y="12.239cm">
            <text:p/>
            <draw:enhanced-geometry draw:mirror-horizontal="false" draw:mirror-vertical="false" drawooo:sub-view-size="4161 5514" draw:text-areas="0 0 ?f0 ?f1" svg:viewBox="0 0 0 0" draw:type="ooxml-non-primitive" draw:enhanced-path="M 1018 1 C 929 1 840 10 752 30 0 256 176 1233 251 1810 376 2537 627 3263 1003 3915 1203 4266 1454 4592 1755 4893 1930 5093 2131 5269 2381 5369 2549 5462 2743 5513 2935 5513 3002 5513 3068 5507 3133 5494 3409 5419 3634 5218 3785 4993 3935 4742 4010 4467 4061 4191 4161 3364 4010 2512 3584 1785 3158 1083 2507 507 1730 181 1510 71 1262 1 1018 1 Z N">
              <draw:equation draw:name="f0" draw:formula="logwidth"/>
              <draw:equation draw:name="f1" draw:formula="logheight"/>
            </draw:enhanced-geometry>
          </draw:custom-shape>
          <draw:custom-shape draw:name="Google Shape;484;p 1" draw:style-name="gr140" draw:text-style-name="P11" draw:layer="layout" svg:width="0.136cm" svg:height="0.194cm" svg:x="23.601cm" svg:y="12.029cm">
            <text:p/>
            <draw:enhanced-geometry draw:mirror-horizontal="false" draw:mirror-vertical="false" drawooo:sub-view-size="2858 4347" draw:text-areas="0 0 ?f0 ?f1" svg:viewBox="0 0 0 0" draw:type="ooxml-non-primitive" draw:enhanced-path="M 1205 0 C 961 0 738 78 602 272 251 824 26 1450 26 2102 1 2503 76 2904 201 3280 301 3580 452 3856 702 4082 887 4248 1154 4346 1401 4346 1490 4346 1576 4334 1655 4307 1855 4232 2006 4107 2131 3956 2432 3555 2607 3079 2707 2603 2808 2227 2858 1851 2808 1475 2732 1074 2582 698 2256 423 2026 193 1590 0 1205 0 Z N">
              <draw:equation draw:name="f0" draw:formula="logwidth"/>
              <draw:equation draw:name="f1" draw:formula="logheight"/>
            </draw:enhanced-geometry>
          </draw:custom-shape>
          <draw:custom-shape draw:name="Google Shape;485;p 1" draw:style-name="gr141" draw:text-style-name="P11" draw:layer="layout" svg:width="0.22cm" svg:height="0.158cm" svg:x="23.81cm" svg:y="12.299cm">
            <text:p/>
            <draw:enhanced-geometry draw:mirror-horizontal="false" draw:mirror-vertical="false" drawooo:sub-view-size="4588 3553" draw:text-areas="0 0 ?f0 ?f1" svg:viewBox="0 0 0 0" draw:type="ooxml-non-primitive" draw:enhanced-path="M 999 1 C 543 1 134 140 51 637 1 888 51 1138 126 1364 377 2041 853 2617 1454 3018 1989 3375 2623 3553 3267 3553 3348 3553 3429 3550 3509 3545 3835 3519 4186 3444 4387 3169 4512 3018 4587 2793 4562 2592 4562 2392 4512 2166 4412 1991 4111 1289 3484 737 2783 412 2557 286 2306 211 2056 161 1774 93 1371 1 999 1 Z N">
              <draw:equation draw:name="f0" draw:formula="logwidth"/>
              <draw:equation draw:name="f1" draw:formula="logheight"/>
            </draw:enhanced-geometry>
          </draw:custom-shape>
          <draw:custom-shape draw:name="Google Shape;486;p 1" draw:style-name="gr142" draw:text-style-name="P11" draw:layer="layout" svg:width="0.219cm" svg:height="0.28cm" svg:x="23.958cm" svg:y="12.008cm">
            <text:p/>
            <draw:enhanced-geometry draw:mirror-horizontal="false" draw:mirror-vertical="false" drawooo:sub-view-size="4562 6278" draw:text-areas="0 0 ?f0 ?f1" svg:viewBox="0 0 0 0" draw:type="ooxml-non-primitive" draw:enhanced-path="M 1342 1 C 1113 1 887 86 677 296 451 522 326 847 251 1148 0 2050 75 3053 451 3905 802 4757 1454 5509 2256 5960 2545 6134 2879 6278 3212 6278 3311 6278 3411 6265 3509 6236 3760 6136 3960 5960 4111 5735 4261 5509 4336 5233 4386 4958 4562 3980 4311 2928 3810 2076 3634 1775 3434 1499 3208 1248 2774 795 2041 1 1342 1 Z N">
              <draw:equation draw:name="f0" draw:formula="logwidth"/>
              <draw:equation draw:name="f1" draw:formula="logheight"/>
            </draw:enhanced-geometry>
          </draw:custom-shape>
          <draw:custom-shape draw:name="Google Shape;487;p 1" draw:style-name="gr55" draw:text-style-name="P11" draw:layer="layout" svg:width="0.125cm" svg:height="0.085cm" svg:x="23.777cm" svg:y="12.116cm">
            <text:p/>
            <draw:enhanced-geometry draw:mirror-horizontal="false" draw:mirror-vertical="false" drawooo:sub-view-size="2633 1925" draw:text-areas="0 0 ?f0 ?f1" svg:viewBox="0 0 0 0" draw:type="ooxml-non-primitive" draw:enhanced-path="M 1663 1 C 1459 1 1251 49 1079 135 828 260 627 435 427 611 302 736 176 836 101 987 26 1137 1 1313 51 1463 101 1588 201 1689 302 1739 427 1814 552 1839 703 1864 854 1905 1021 1924 1187 1924 1322 1924 1456 1912 1580 1889 1881 1814 2156 1664 2357 1438 2532 1212 2632 887 2532 586 2433 175 2054 1 1663 1 Z N">
              <draw:equation draw:name="f0" draw:formula="logwidth"/>
              <draw:equation draw:name="f1" draw:formula="logheight"/>
            </draw:enhanced-geometry>
          </draw:custom-shape>
          <draw:custom-shape draw:name="Google Shape;488;p 1" draw:style-name="gr143" draw:text-style-name="P11" draw:layer="layout" svg:width="0.118cm" svg:height="0.074cm" svg:x="23.741cm" svg:y="12.483cm">
            <text:p/>
            <draw:enhanced-geometry draw:mirror-horizontal="false" draw:mirror-vertical="false" drawooo:sub-view-size="2483 1671" draw:text-areas="0 0 ?f0 ?f1" svg:viewBox="0 0 0 0" draw:type="ooxml-non-primitive" draw:enhanced-path="M 1062 1 C 960 1 857 7 753 17 602 42 477 67 327 117 201 167 76 268 51 418 1 518 26 644 76 769 126 869 201 969 277 1045 452 1245 653 1421 903 1546 1057 1631 1235 1670 1420 1670 1506 1670 1593 1662 1680 1646 1931 1571 2156 1395 2257 1145 2482 619 1981 142 1480 42 1347 13 1207 1 1062 1 Z N">
              <draw:equation draw:name="f0" draw:formula="logwidth"/>
              <draw:equation draw:name="f1" draw:formula="logheight"/>
            </draw:enhanced-geometry>
          </draw:custom-shape>
          <draw:custom-shape draw:name="Google Shape;489;p 1" draw:style-name="gr144" draw:text-style-name="P12" draw:layer="layout" svg:width="0.364cm" svg:height="0.275cm" svg:x="23.53cm" svg:y="11.941cm">
            <text:p/>
            <draw:enhanced-geometry draw:mirror-horizontal="false" draw:mirror-vertical="false" drawooo:sub-view-size="7587 6166" draw:text-areas="0 0 ?f0 ?f1" svg:viewBox="0 0 0 0" draw:type="ooxml-non-primitive" draw:enhanced-path="M 6137 0 C 3301 0 724 1948 126 4762 1 5314 226 5915 828 6116 924 6150 1029 6166 1136 6166 1586 6166 2080 5880 2181 5414 2579 3551 4109 2181 6039 2181 6056 2181 6074 2181 6091 2181 6099 2181 6107 2181 6115 2181 7496 2181 7587 25 6191 1 6173 0 6155 0 6137 0 Z N">
              <draw:equation draw:name="f0" draw:formula="logwidth"/>
              <draw:equation draw:name="f1" draw:formula="logheight"/>
            </draw:enhanced-geometry>
          </draw:custom-shape>
          <draw:custom-shape draw:name="Google Shape;490;p 1" draw:style-name="gr81" draw:text-style-name="P9" draw:layer="layout" svg:width="0.388cm" svg:height="0.469cm" svg:x="25.296cm" svg:y="10.102cm">
            <text:p/>
            <draw:enhanced-geometry draw:mirror-horizontal="false" draw:mirror-vertical="false" drawooo:sub-view-size="8096 10502" draw:text-areas="0 0 ?f0 ?f1" svg:viewBox="0 0 0 0" draw:type="ooxml-non-primitive" draw:enhanced-path="M 4035 1 C 2206 1 727 652 727 1479 727 1955 1253 2381 2055 2657 3183 6893 0 10502 0 10502 L 8095 10502 C 8095 10502 4912 6893 6040 2657 6842 2381 7369 1955 7369 1479 7369 652 5865 1 4035 1 Z N">
              <draw:equation draw:name="f0" draw:formula="logwidth"/>
              <draw:equation draw:name="f1" draw:formula="logheight"/>
            </draw:enhanced-geometry>
          </draw:custom-shape>
          <draw:custom-shape draw:name="Google Shape;491;p 1" draw:style-name="gr81" draw:text-style-name="P9" draw:layer="layout" svg:width="0.458cm" svg:height="0.439cm" svg:x="25.623cm" svg:y="10.291cm">
            <text:p/>
            <draw:enhanced-geometry draw:mirror-horizontal="false" draw:mirror-vertical="false" drawooo:sub-view-size="9550 9844" draw:text-areas="0 0 ?f0 ?f1" svg:viewBox="0 0 0 0" draw:type="ooxml-non-primitive" draw:enhanced-path="M 5407 0 C 5052 0 4778 104 4637 320 4411 646 4587 1172 5013 1723 3835 5132 0 6134 0 6134 L 2757 7989 5514 9844 C 5514 9844 5013 5909 7720 3553 7972 3618 8207 3653 8415 3653 8763 3653 9032 3557 9173 3352 9549 2801 8847 1673 7594 821 6811 288 5998 0 5407 0 Z N">
              <draw:equation draw:name="f0" draw:formula="logwidth"/>
              <draw:equation draw:name="f1" draw:formula="logheight"/>
            </draw:enhanced-geometry>
          </draw:custom-shape>
          <draw:custom-shape draw:name="Google Shape;492;p 1" draw:style-name="gr145" draw:text-style-name="P9" draw:layer="layout" svg:width="0.591cm" svg:height="0.508cm" svg:x="25.849cm" svg:y="10.482cm">
            <text:p/>
            <draw:enhanced-geometry draw:mirror-horizontal="false" draw:mirror-vertical="false" drawooo:sub-view-size="12307 11389" draw:text-areas="0 0 ?f0 ?f1" svg:viewBox="0 0 0 0" draw:type="ooxml-non-primitive" draw:enhanced-path="M 8245 1 C 8073 1 7920 44 7796 135 7395 411 7344 1088 7595 1915 5430 4525 2086 4823 670 4823 251 4823 1 4797 1 4797 L 1 4797 2357 8080 4713 11388 C 4713 11388 5790 6702 9901 5148 10378 5489 10832 5679 11192 5679 11362 5679 11510 5637 11630 5549 12307 5072 11981 3468 10928 1990 10057 774 8973 1 8245 1 Z N">
              <draw:equation draw:name="f0" draw:formula="logwidth"/>
              <draw:equation draw:name="f1" draw:formula="logheight"/>
            </draw:enhanced-geometry>
          </draw:custom-shape>
          <draw:custom-shape draw:name="Google Shape;493;p 1" draw:style-name="gr81" draw:text-style-name="P9" draw:layer="layout" svg:width="0.475cm" svg:height="0.386cm" svg:x="26.039cm" svg:y="10.799cm">
            <text:p/>
            <draw:enhanced-geometry draw:mirror-horizontal="false" draw:mirror-vertical="false" drawooo:sub-view-size="9901 8648" draw:text-areas="0 0 ?f0 ?f1" svg:viewBox="0 0 0 0" draw:type="ooxml-non-primitive" draw:enhanced-path="M 7259 0 C 7174 0 7093 16 7018 51 6643 226 6517 752 6592 1454 5194 2601 3535 2886 2232 2886 943 2886 1 2607 1 2607 L 1 2607 1404 5640 2783 8647 C 2783 8647 4387 5038 7946 4412 8329 4815 8729 5056 9067 5056 9148 5056 9226 5042 9299 5013 9901 4712 9876 3384 9249 2006 8700 820 7863 0 7259 0 Z N">
              <draw:equation draw:name="f0" draw:formula="logwidth"/>
              <draw:equation draw:name="f1" draw:formula="logheight"/>
            </draw:enhanced-geometry>
          </draw:custom-shape>
          <draw:custom-shape draw:name="Google Shape;494;p 1" draw:style-name="gr146" draw:text-style-name="P9" draw:layer="layout" svg:width="0.529cm" svg:height="0.362cm" svg:x="26.135cm" svg:y="11.16cm">
            <text:p/>
            <draw:enhanced-geometry draw:mirror-horizontal="false" draw:mirror-vertical="false" drawooo:sub-view-size="11004 8125" draw:text-areas="0 0 ?f0 ?f1" svg:viewBox="0 0 0 0" draw:type="ooxml-non-primitive" draw:enhanced-path="M 728 1 L 352 4036 1 8071 C 1 8071 2453 6268 5521 6268 6316 6268 7151 6389 7996 6693 8196 7520 8597 8096 9074 8121 9094 8123 9115 8124 9135 8124 9916 8124 10682 6746 10853 4963 11004 3134 10477 1605 9650 1530 9627 1527 9604 1526 9581 1526 9128 1526 8681 1993 8347 2733 7927 2806 7517 2839 7118 2839 3423 2839 728 1 728 1 Z N">
              <draw:equation draw:name="f0" draw:formula="logwidth"/>
              <draw:equation draw:name="f1" draw:formula="logheight"/>
            </draw:enhanced-geometry>
          </draw:custom-shape>
          <draw:custom-shape draw:name="Google Shape;495;p 1" draw:style-name="gr81" draw:text-style-name="P9" draw:layer="layout" svg:width="0.472cm" svg:height="0.381cm" svg:x="25.978cm" svg:y="11.461cm">
            <text:p/>
            <draw:enhanced-geometry draw:mirror-horizontal="false" draw:mirror-vertical="false" drawooo:sub-view-size="9851 8514" draw:text-areas="0 0 ?f0 ?f1" svg:viewBox="0 0 0 0" draw:type="ooxml-non-primitive" draw:enhanced-path="M 2582 1 L 1304 3083 1 6141 1 6141 C 1 6141 1064 5787 2490 5787 3745 5787 5280 6061 6617 7093 6567 7795 6718 8322 7093 8472 7161 8500 7233 8514 7309 8514 7910 8514 8740 7665 9274 6442 9850 5038 9825 3710 9199 3434 9130 3407 9057 3393 8982 3393 8648 3393 8259 3656 7870 4086 4312 3585 2582 1 2582 1 Z N">
              <draw:equation draw:name="f0" draw:formula="logwidth"/>
              <draw:equation draw:name="f1" draw:formula="logheight"/>
            </draw:enhanced-geometry>
          </draw:custom-shape>
          <draw:custom-shape draw:name="Google Shape;496;p 1" draw:style-name="gr147" draw:text-style-name="P9" draw:layer="layout" svg:width="0.569cm" svg:height="0.534cm" svg:x="25.702cm" svg:y="11.652cm">
            <text:p/>
            <draw:enhanced-geometry draw:mirror-horizontal="false" draw:mirror-vertical="false" drawooo:sub-view-size="11856 11975" draw:text-areas="0 0 ?f0 ?f1" svg:viewBox="0 0 0 0" draw:type="ooxml-non-primitive" draw:enhanced-path="M 6441 0 L 3208 2457 0 4938 C 0 4938 4737 5865 6416 9900 5940 10602 5790 11279 6066 11655 6233 11872 6519 11975 6881 11975 7605 11975 8630 11563 9599 10827 11078 9700 11855 8271 11354 7619 11186 7410 10901 7309 10543 7309 10259 7309 9929 7372 9574 7494 6091 4812 6441 1 6441 0 Z N">
              <draw:equation draw:name="f0" draw:formula="logwidth"/>
              <draw:equation draw:name="f1" draw:formula="logheight"/>
            </draw:enhanced-geometry>
          </draw:custom-shape>
          <draw:custom-shape draw:name="Google Shape;497;p 1" draw:style-name="gr81" draw:text-style-name="P9" draw:layer="layout" svg:width="0.404cm" svg:height="0.428cm" svg:x="25.437cm" svg:y="11.82cm">
            <text:p/>
            <draw:enhanced-geometry draw:mirror-horizontal="false" draw:mirror-vertical="false" drawooo:sub-view-size="8422 9592" draw:text-areas="0 0 ?f0 ?f1" svg:viewBox="0 0 0 0" draw:type="ooxml-non-primitive" draw:enhanced-path="M 6266 1 L 3133 1129 0 2231 C 0 2231 3459 4161 3760 7745 3208 8171 2933 8647 3058 9023 3188 9399 3684 9591 4353 9591 4847 9591 5435 9487 6041 9274 7444 8748 8422 7820 8196 7194 8046 6818 7544 6642 6843 6642 4787 3685 6266 1 6266 1 Z N">
              <draw:equation draw:name="f0" draw:formula="logwidth"/>
              <draw:equation draw:name="f1" draw:formula="logheight"/>
            </draw:enhanced-geometry>
          </draw:custom-shape>
          <draw:custom-shape draw:name="Google Shape;498;p 1" draw:style-name="gr81" draw:text-style-name="P9" draw:layer="layout" svg:width="0.43cm" svg:height="0.499cm" svg:x="25.034cm" svg:y="11.856cm">
            <text:p/>
            <draw:enhanced-geometry draw:mirror-horizontal="false" draw:mirror-vertical="false" drawooo:sub-view-size="8973 11182" draw:text-areas="0 0 ?f0 ?f1" svg:viewBox="0 0 0 0" draw:type="ooxml-non-primitive" draw:enhanced-path="M 1003 1 C 1003 1 3509 4111 1655 8096 802 8221 226 8547 126 9023 0 9825 1329 10753 3133 11079 3552 11148 3959 11182 4339 11182 5594 11182 6552 10817 6667 10201 6767 9725 6316 9199 5564 8798 5213 4412 8973 1429 8973 1429 L 4988 703 1003 1 Z N">
              <draw:equation draw:name="f0" draw:formula="logwidth"/>
              <draw:equation draw:name="f1" draw:formula="logheight"/>
            </draw:enhanced-geometry>
          </draw:custom-shape>
          <draw:custom-shape draw:name="Google Shape;499;p 1" draw:style-name="gr81" draw:text-style-name="P9" draw:layer="layout" svg:width="0.438cm" svg:height="0.437cm" svg:x="24.743cm" svg:y="11.693cm">
            <text:p/>
            <draw:enhanced-geometry draw:mirror-horizontal="false" draw:mirror-vertical="false" drawooo:sub-view-size="9149 9795" draw:text-areas="0 0 ?f0 ?f1" svg:viewBox="0 0 0 0" draw:type="ooxml-non-primitive" draw:enhanced-path="M 3258 1 C 3258 1 4186 3860 1755 6492 1584 6468 1423 6455 1274 6455 807 6455 459 6577 326 6843 0 7444 827 8497 2156 9199 2896 9590 3644 9794 4214 9794 4666 9794 5005 9665 5138 9399 5339 9048 5113 8522 4637 8021 5439 4512 9148 3108 9148 3108 L 6216 1555 3258 1 Z N">
              <draw:equation draw:name="f0" draw:formula="logwidth"/>
              <draw:equation draw:name="f1" draw:formula="logheight"/>
            </draw:enhanced-geometry>
          </draw:custom-shape>
          <draw:custom-shape draw:name="Google Shape;500;p 1" draw:style-name="gr148" draw:text-style-name="P9" draw:layer="layout" svg:width="0.588cm" svg:height="0.499cm" svg:x="24.367cm" svg:y="11.42cm">
            <text:p/>
            <draw:enhanced-geometry draw:mirror-horizontal="false" draw:mirror-vertical="false" drawooo:sub-view-size="12257 11184" draw:text-areas="0 0 ?f0 ?f1" svg:viewBox="0 0 0 0" draw:type="ooxml-non-primitive" draw:enhanced-path="M 7920 0 C 7920 0 6567 4637 2407 5940 1928 5568 1461 5346 1087 5346 933 5346 794 5384 677 5464 1 5890 226 7519 1204 9048 2017 10342 3092 11184 3834 11184 3983 11184 4119 11149 4236 11078 4637 10802 4737 10126 4512 9299 6543 7114 9398 6766 11014 6766 11771 6766 12256 6843 12256 6843 L 10101 3434 7920 0 Z N">
              <draw:equation draw:name="f0" draw:formula="logwidth"/>
              <draw:equation draw:name="f1" draw:formula="logheight"/>
            </draw:enhanced-geometry>
          </draw:custom-shape>
          <draw:custom-shape draw:name="Google Shape;501;p 1" draw:style-name="gr149" draw:text-style-name="P15" draw:layer="layout" svg:width="0.416cm" svg:height="0.296cm" svg:x="24.333cm" svg:y="11.113cm">
            <text:p/>
            <draw:enhanced-geometry draw:mirror-horizontal="false" draw:mirror-vertical="false" drawooo:sub-view-size="8698 6642" draw:text-areas="0 0 ?f0 ?f1" svg:viewBox="0 0 0 0" draw:type="ooxml-non-primitive" draw:enhanced-path="M 8622 0 C 8622 0 6461 1942 3658 1942 3182 1942 2687 1886 2181 1755 1956 1103 1605 677 1204 677 527 677 1 1905 1 3409 26 4912 602 6141 1254 6141 1655 6115 2006 5689 2231 5038 2782 4882 3321 4817 3838 4817 6571 4817 8698 6642 8698 6642 L 8647 3308 8622 0 Z N">
              <draw:equation draw:name="f0" draw:formula="logwidth"/>
              <draw:equation draw:name="f1" draw:formula="logheight"/>
            </draw:enhanced-geometry>
          </draw:custom-shape>
          <draw:custom-shape draw:name="Google Shape;502;p 1" draw:style-name="gr150" draw:text-style-name="P9" draw:layer="layout" svg:width="0.56cm" svg:height="0.424cm" svg:x="24.255cm" svg:y="10.773cm">
            <text:p/>
            <draw:enhanced-geometry draw:mirror-horizontal="false" draw:mirror-vertical="false" drawooo:sub-view-size="11681 9501" draw:text-areas="0 0 ?f0 ?f1" svg:viewBox="0 0 0 0" draw:type="ooxml-non-primitive" draw:enhanced-path="M 2591 1 C 1823 1 916 1194 477 2834 1 4614 251 6218 1028 6418 1089 6434 1151 6442 1214 6442 1644 6442 2117 6075 2532 5441 6918 5466 9575 9501 9575 9501 L 10627 5591 11680 1681 11680 1681 C 11680 1681 9808 2606 7442 2606 6217 2606 4859 2358 3560 1606 3510 754 3234 153 2783 27 2720 10 2656 1 2591 1 Z N">
              <draw:equation draw:name="f0" draw:formula="logwidth"/>
              <draw:equation draw:name="f1" draw:formula="logheight"/>
            </draw:enhanced-geometry>
          </draw:custom-shape>
          <draw:custom-shape draw:name="Google Shape;503;p 1" draw:style-name="gr81" draw:text-style-name="P9" draw:layer="layout" svg:width="0.483cm" svg:height="0.412cm" svg:x="24.537cm" svg:y="10.53cm">
            <text:p/>
            <draw:enhanced-geometry draw:mirror-horizontal="false" draw:mirror-vertical="false" drawooo:sub-view-size="10076 9223" draw:text-areas="0 0 ?f0 ?f1" svg:viewBox="0 0 0 0" draw:type="ooxml-non-primitive" draw:enhanced-path="M 3178 1 C 2566 1 1687 679 1028 1729 201 2982 0 4310 552 4661 656 4728 776 4760 908 4760 1219 4760 1593 4584 1980 4285 5389 5388 6467 9223 6467 9223 L 8271 6416 10076 3634 10076 3634 C 10076 3634 9718 3686 9151 3686 7845 3686 5430 3406 3735 1553 3910 877 3860 300 3534 100 3431 33 3311 1 3178 1 Z N">
              <draw:equation draw:name="f0" draw:formula="logwidth"/>
              <draw:equation draw:name="f1" draw:formula="logheight"/>
            </draw:enhanced-geometry>
          </draw:custom-shape>
          <draw:custom-shape draw:name="Google Shape;504;p 1" draw:style-name="gr151" draw:text-style-name="P9" draw:layer="layout" svg:width="0.532cm" svg:height="0.531cm" svg:x="24.77cm" svg:y="10.216cm">
            <text:p/>
            <draw:enhanced-geometry draw:mirror-horizontal="false" draw:mirror-vertical="false" drawooo:sub-view-size="11079 11892" draw:text-areas="0 0 ?f0 ?f1" svg:viewBox="0 0 0 0" draw:type="ooxml-non-primitive" draw:enhanced-path="M 5116 0 C 4436 0 3550 235 2657 689 1028 1541 1 2794 377 3521 548 3863 964 4018 1527 4018 1706 4018 1900 4002 2106 3972 5038 7230 3860 11892 3860 11892 L 7469 10037 11078 8182 C 11078 8182 6567 6428 5640 2142 6241 1541 6492 914 6266 488 6097 160 5676 0 5116 0 Z N">
              <draw:equation draw:name="f0" draw:formula="logwidth"/>
              <draw:equation draw:name="f1" draw:formula="logheight"/>
            </draw:enhanced-geometry>
          </draw:custom-shape>
          <draw:custom-shape draw:name="Google Shape;505;p 1" draw:style-name="gr152" draw:text-style-name="P9" draw:layer="layout" svg:width="0.235cm" svg:height="0.276cm" svg:x="25.15cm" svg:y="10.312cm">
            <text:p/>
            <draw:enhanced-geometry draw:mirror-horizontal="false" draw:mirror-vertical="false" drawooo:sub-view-size="4913 6176" draw:text-areas="0 0 ?f0 ?f1" svg:viewBox="0 0 0 0" draw:type="ooxml-non-primitive" draw:enhanced-path="M 2416 1 C 2209 1 1986 20 1755 60 752 236 0 737 76 1163 126 1439 452 1614 903 1690 1905 3895 502 6176 502 6176 L 2707 5800 4913 5424 C 4913 5424 2858 3745 3083 1339 3484 1113 3735 837 3685 562 3627 214 3109 1 2416 1 Z N">
              <draw:equation draw:name="f0" draw:formula="logwidth"/>
              <draw:equation draw:name="f1" draw:formula="logheight"/>
            </draw:enhanced-geometry>
          </draw:custom-shape>
          <draw:custom-shape draw:name="Google Shape;506;p 1" draw:style-name="gr153" draw:text-style-name="P9" draw:layer="layout" svg:width="1.558cm" svg:height="1.433cm" svg:x="24.67cm" svg:y="10.522cm">
            <text:p/>
            <draw:enhanced-geometry draw:mirror-horizontal="false" draw:mirror-vertical="false" drawooo:sub-view-size="32457 32082" draw:text-areas="0 0 ?f0 ?f1" svg:viewBox="0 0 0 0" draw:type="ooxml-non-primitive" draw:enhanced-path="M 16197 0 C 7635 0 518 6771 176 15402 0 19687 1529 23647 4136 26630 6943 29813 11003 31893 15564 32068 15781 32077 15997 32081 16212 32081 24797 32081 31914 25311 32256 16680 32457 11091 29800 6028 25565 2996 23083 1216 20101 138 16843 13 16626 4 16411 0 16197 0 Z N">
              <draw:equation draw:name="f0" draw:formula="logwidth"/>
              <draw:equation draw:name="f1" draw:formula="logheight"/>
            </draw:enhanced-geometry>
          </draw:custom-shape>
          <draw:custom-shape draw:name="Google Shape;507;p 1" draw:style-name="gr84" draw:text-style-name="P15" draw:layer="layout" svg:width="0.389cm" svg:height="0.298cm" svg:x="24.787cm" svg:y="11.381cm">
            <text:p/>
            <draw:enhanced-geometry draw:mirror-horizontal="false" draw:mirror-vertical="false" drawooo:sub-view-size="8096 6673" draw:text-areas="0 0 ?f0 ?f1" svg:viewBox="0 0 0 0" draw:type="ooxml-non-primitive" draw:enhanced-path="M 2714 0 C 2008 0 1389 231 978 705 1 1858 602 3938 2306 5392 3280 6234 4422 6673 5395 6673 6101 6673 6718 6442 7118 5968 8096 4815 7519 2710 5815 1281 4827 439 3688 0 2714 0 Z N">
              <draw:equation draw:name="f0" draw:formula="logwidth"/>
              <draw:equation draw:name="f1" draw:formula="logheight"/>
            </draw:enhanced-geometry>
          </draw:custom-shape>
          <draw:custom-shape draw:name="Google Shape;508;p 1" draw:style-name="gr101" draw:text-style-name="P8" draw:layer="layout" svg:width="0.388cm" svg:height="0.298cm" svg:x="25.526cm" svg:y="10.65cm">
            <text:p/>
            <draw:enhanced-geometry draw:mirror-horizontal="false" draw:mirror-vertical="false" drawooo:sub-view-size="8096 6673" draw:text-areas="0 0 ?f0 ?f1" svg:viewBox="0 0 0 0" draw:type="ooxml-non-primitive" draw:enhanced-path="M 2703 0 C 1995 0 1378 231 978 705 0 1833 577 3938 2281 5392 3269 6234 4408 6673 5382 6673 6088 6673 6707 6442 7118 5968 8095 4815 7494 2710 5815 1281 4827 439 3679 0 2703 0 Z N">
              <draw:equation draw:name="f0" draw:formula="logwidth"/>
              <draw:equation draw:name="f1" draw:formula="logheight"/>
            </draw:enhanced-geometry>
          </draw:custom-shape>
          <draw:custom-shape draw:name="Google Shape;509;p 1" draw:style-name="gr154" draw:text-style-name="P8" draw:layer="layout" svg:width="0.249cm" svg:height="0.292cm" svg:x="24.741cm" svg:y="10.934cm">
            <text:p/>
            <draw:enhanced-geometry draw:mirror-horizontal="false" draw:mirror-vertical="false" drawooo:sub-view-size="5189 6552" draw:text-areas="0 0 ?f0 ?f1" svg:viewBox="0 0 0 0" draw:type="ooxml-non-primitive" draw:enhanced-path="M 2990 1 C 1900 1 809 1154 426 2753 0 4558 627 6237 1805 6512 1920 6539 2037 6552 2154 6552 3255 6552 4377 5414 4762 3806 5188 2001 4562 322 3359 46 3236 16 3113 1 2990 1 Z N">
              <draw:equation draw:name="f0" draw:formula="logwidth"/>
              <draw:equation draw:name="f1" draw:formula="logheight"/>
            </draw:enhanced-geometry>
          </draw:custom-shape>
          <draw:custom-shape draw:name="Google Shape;510;p 1" draw:style-name="gr155" draw:text-style-name="P8" draw:layer="layout" svg:width="0.213cm" svg:height="0.243cm" svg:x="24.971cm" svg:y="11.132cm">
            <text:p/>
            <draw:enhanced-geometry draw:mirror-horizontal="false" draw:mirror-vertical="false" drawooo:sub-view-size="4462 5451" draw:text-areas="0 0 ?f0 ?f1" svg:viewBox="0 0 0 0" draw:type="ooxml-non-primitive" draw:enhanced-path="M 1808 1 C 1681 1 1554 19 1429 56 426 332 0 1786 426 3264 821 4559 1754 5450 2636 5450 2762 5450 2886 5432 3008 5395 4010 5119 4461 3665 4010 2187 3637 892 2707 1 1808 1 Z N">
              <draw:equation draw:name="f0" draw:formula="logwidth"/>
              <draw:equation draw:name="f1" draw:formula="logheight"/>
            </draw:enhanced-geometry>
          </draw:custom-shape>
          <draw:custom-shape draw:name="Google Shape;511;p 1" draw:style-name="gr156" draw:text-style-name="P8" draw:layer="layout" svg:width="0.217cm" svg:height="0.248cm" svg:x="25.314cm" svg:y="11.176cm">
            <text:p/>
            <draw:enhanced-geometry draw:mirror-horizontal="false" draw:mirror-vertical="false" drawooo:sub-view-size="4537 5548" draw:text-areas="0 0 ?f0 ?f1" svg:viewBox="0 0 0 0" draw:type="ooxml-non-primitive" draw:enhanced-path="M 1827 0 C 1701 0 1576 18 1454 55 451 356 0 1809 451 3313 825 4633 1779 5548 2702 5548 2830 5548 2957 5530 3083 5493 4085 5193 4536 3739 4085 2235 3689 915 2733 0 1827 0 Z N">
              <draw:equation draw:name="f0" draw:formula="logwidth"/>
              <draw:equation draw:name="f1" draw:formula="logheight"/>
            </draw:enhanced-geometry>
          </draw:custom-shape>
          <draw:custom-shape draw:name="Google Shape;512;p 1" draw:style-name="gr157" draw:text-style-name="P8" draw:layer="layout" svg:width="0.157cm" svg:height="0.179cm" svg:x="25.936cm" svg:y="10.881cm">
            <text:p/>
            <draw:enhanced-geometry draw:mirror-horizontal="false" draw:mirror-vertical="false" drawooo:sub-view-size="3284 4029" draw:text-areas="0 0 ?f0 ?f1" svg:viewBox="0 0 0 0" draw:type="ooxml-non-primitive" draw:enhanced-path="M 1308 0 C 1222 0 1137 11 1053 34 326 260 1 1312 326 2415 615 3369 1315 4028 1976 4028 2062 4028 2148 4017 2231 3994 2958 3769 3284 2716 2958 1613 2670 659 1969 0 1308 0 Z N">
              <draw:equation draw:name="f0" draw:formula="logwidth"/>
              <draw:equation draw:name="f1" draw:formula="logheight"/>
            </draw:enhanced-geometry>
          </draw:custom-shape>
          <draw:custom-shape draw:name="Google Shape;513;p 1" draw:style-name="gr157" draw:text-style-name="P8" draw:layer="layout" svg:width="0.165cm" svg:height="0.178cm" svg:x="25.14cm" svg:y="10.881cm">
            <text:p/>
            <draw:enhanced-geometry draw:mirror-horizontal="false" draw:mirror-vertical="false" drawooo:sub-view-size="3434 4008" draw:text-areas="0 0 ?f0 ?f1" svg:viewBox="0 0 0 0" draw:type="ooxml-non-primitive" draw:enhanced-path="M 2107 1 C 1462 1 761 604 426 1503 0 2581 251 3658 977 3934 1094 3984 1216 4007 1341 4007 1972 4007 2677 3405 3033 2505 3434 1428 3183 350 2481 74 2361 25 2235 1 2107 1 Z N">
              <draw:equation draw:name="f0" draw:formula="logwidth"/>
              <draw:equation draw:name="f1" draw:formula="logheight"/>
            </draw:enhanced-geometry>
          </draw:custom-shape>
          <draw:custom-shape draw:name="Google Shape;514;p 1" draw:style-name="gr157" draw:text-style-name="P8" draw:layer="layout" svg:width="0.163cm" svg:height="0.178cm" svg:x="25.768cm" svg:y="11.545cm">
            <text:p/>
            <draw:enhanced-geometry draw:mirror-horizontal="false" draw:mirror-vertical="false" drawooo:sub-view-size="3435 4014" draw:text-areas="0 0 ?f0 ?f1" svg:viewBox="0 0 0 0" draw:type="ooxml-non-primitive" draw:enhanced-path="M 2108 0 C 1462 0 762 607 402 1517 1 2570 226 3673 953 3948 1069 3992 1189 4013 1311 4013 1955 4013 2650 3426 3008 2520 3434 1442 3184 339 2457 64 2344 21 2227 0 2108 0 Z N">
              <draw:equation draw:name="f0" draw:formula="logwidth"/>
              <draw:equation draw:name="f1" draw:formula="logheight"/>
            </draw:enhanced-geometry>
          </draw:custom-shape>
          <draw:custom-shape draw:name="Google Shape;515;p 1" draw:style-name="gr158" draw:text-style-name="P8" draw:layer="layout" svg:width="0.272cm" svg:height="0.202cm" svg:x="25.226cm" svg:y="11.592cm">
            <text:p/>
            <draw:enhanced-geometry draw:mirror-horizontal="false" draw:mirror-vertical="false" drawooo:sub-view-size="5690 4534" draw:text-areas="0 0 ?f0 ?f1" svg:viewBox="0 0 0 0" draw:type="ooxml-non-primitive" draw:enhanced-path="M 3755 0 C 3107 0 2361 266 1705 786 477 1738 0 3167 652 3994 934 4355 1394 4533 1926 4533 2576 4533 3335 4267 4010 3743 5213 2791 5690 1362 5063 560 4767 185 4295 0 3755 0 Z N">
              <draw:equation draw:name="f0" draw:formula="logwidth"/>
              <draw:equation draw:name="f1" draw:formula="logheight"/>
            </draw:enhanced-geometry>
          </draw:custom-shape>
          <draw:custom-shape draw:name="Google Shape;516;p 1" draw:style-name="gr101" draw:text-style-name="P8" draw:layer="layout" svg:width="0.268cm" svg:height="0.304cm" svg:x="25.535cm" svg:y="11.33cm">
            <text:p/>
            <draw:enhanced-geometry draw:mirror-horizontal="false" draw:mirror-vertical="false" drawooo:sub-view-size="5590 6823" draw:text-areas="0 0 ?f0 ?f1" svg:viewBox="0 0 0 0" draw:type="ooxml-non-primitive" draw:enhanced-path="M 3340 1 C 2210 1 1039 1128 552 2743 1 4598 577 6402 1805 6753 1957 6800 2112 6822 2268 6822 3379 6822 4555 5697 5038 4072 5590 2217 5013 437 3785 61 3638 20 3489 1 3340 1 Z N">
              <draw:equation draw:name="f0" draw:formula="logwidth"/>
              <draw:equation draw:name="f1" draw:formula="logheight"/>
            </draw:enhanced-geometry>
          </draw:custom-shape>
          <draw:custom-shape draw:name="Google Shape;517;p 1" draw:style-name="gr155" draw:text-style-name="P8" draw:layer="layout" svg:width="0.213cm" svg:height="0.243cm" svg:x="25.621cm" svg:y="10.991cm">
            <text:p/>
            <draw:enhanced-geometry draw:mirror-horizontal="false" draw:mirror-vertical="false" drawooo:sub-view-size="4462 5451" draw:text-areas="0 0 ?f0 ?f1" svg:viewBox="0 0 0 0" draw:type="ooxml-non-primitive" draw:enhanced-path="M 1808 1 C 1681 1 1553 19 1429 56 451 357 0 1786 451 3264 824 4559 1754 5450 2653 5450 2781 5450 2908 5432 3033 5395 4035 5119 4461 3665 4035 2187 3640 892 2707 1 1808 1 Z N">
              <draw:equation draw:name="f0" draw:formula="logwidth"/>
              <draw:equation draw:name="f1" draw:formula="logheight"/>
            </draw:enhanced-geometry>
          </draw:custom-shape>
          <draw:custom-shape draw:name="Google Shape;518;p 1" draw:style-name="gr101" draw:text-style-name="P8" draw:layer="layout" svg:width="0.302cm" svg:height="0.354cm" svg:x="25.817cm" svg:y="11.144cm">
            <text:p/>
            <draw:enhanced-geometry draw:mirror-horizontal="false" draw:mirror-vertical="false" drawooo:sub-view-size="6292 7924" draw:text-areas="0 0 ?f0 ?f1" svg:viewBox="0 0 0 0" draw:type="ooxml-non-primitive" draw:enhanced-path="M 3651 1 C 2330 1 1001 1393 527 3335 0 5491 777 7521 2206 7872 2350 7906 2495 7923 2641 7923 3966 7923 5313 6530 5765 4588 6291 2433 5539 403 4086 52 3942 17 3797 1 3651 1 Z N">
              <draw:equation draw:name="f0" draw:formula="logwidth"/>
              <draw:equation draw:name="f1" draw:formula="logheight"/>
            </draw:enhanced-geometry>
          </draw:custom-shape>
          <draw:custom-shape draw:name="Google Shape;519;p 1" draw:style-name="gr159" draw:text-style-name="P16" draw:layer="layout" svg:width="1.449cm" svg:height="1.367cm" svg:x="24.779cm" svg:y="10.589cm">
            <text:p/>
            <draw:enhanced-geometry draw:mirror-horizontal="false" draw:mirror-vertical="false" drawooo:sub-view-size="30201 30591" draw:text-areas="0 0 ?f0 ?f1" svg:viewBox="0 0 0 0" draw:type="ooxml-non-primitive" draw:enhanced-path="M 20727 1 C 22156 2532 22933 5439 22807 8547 22465 17179 15347 23974 6761 23974 6547 23974 6332 23969 6115 23961 3935 23861 1855 23334 0 22457 L 0 22457 C 526 23409 1153 24312 1880 25139 4687 28322 8747 30402 13308 30577 13525 30586 13741 30590 13956 30590 22541 30590 29658 23820 30000 15189 30201 9600 27544 4537 23309 1505 22506 928 21629 427 20727 1 Z N">
              <draw:equation draw:name="f0" draw:formula="logwidth"/>
              <draw:equation draw:name="f1" draw:formula="logheight"/>
            </draw:enhanced-geometry>
          </draw:custom-shape>
          <draw:custom-shape draw:name="Google Shape;520;p 1" draw:style-name="gr160" draw:text-style-name="P8" draw:layer="layout" svg:width="0.264cm" svg:height="0.232cm" svg:x="24.945cm" svg:y="10.666cm">
            <text:p/>
            <draw:enhanced-geometry draw:mirror-horizontal="false" draw:mirror-vertical="false" drawooo:sub-view-size="5540 5210" draw:text-areas="0 0 ?f0 ?f1" svg:viewBox="0 0 0 0" draw:type="ooxml-non-primitive" draw:enhanced-path="M 3700 1 C 2910 1 1980 475 1254 1302 201 2556 1 4160 853 4861 1122 5098 1468 5210 1849 5210 2638 5210 3576 4729 4287 3884 5364 2656 5540 1052 4713 350 4434 113 4084 1 3700 1 Z N">
              <draw:equation draw:name="f0" draw:formula="logwidth"/>
              <draw:equation draw:name="f1" draw:formula="logheight"/>
            </draw:enhanced-geometry>
          </draw:custom-shape>
          <draw:custom-shape draw:name="Google Shape;521;p 1" draw:style-name="gr161" draw:text-style-name="P12" draw:layer="layout" svg:width="0.69cm" svg:height="0.701cm" svg:x="24.786cm" svg:y="10.591cm">
            <text:p/>
            <draw:enhanced-geometry draw:mirror-horizontal="false" draw:mirror-vertical="false" drawooo:sub-view-size="14387 15695" draw:text-areas="0 0 ?f0 ?f1" svg:viewBox="0 0 0 0" draw:type="ooxml-non-primitive" draw:enhanced-path="M 10420 1 C 9792 1 9149 152 8547 444 4336 2474 1203 6584 351 11171 0 13076 878 15031 2858 15582 3137 15658 3430 15694 3727 15694 5296 15694 6974 14677 7269 13076 7820 10118 9449 7963 12156 6635 13910 5782 14387 3301 13459 1722 12768 553 11622 1 10420 1 Z N">
              <draw:equation draw:name="f0" draw:formula="logwidth"/>
              <draw:equation draw:name="f1" draw:formula="logheight"/>
            </draw:enhanced-geometry>
          </draw:custom-shape>
          <draw:custom-shape draw:name="Google Shape;522;p 1" draw:style-name="gr162" draw:text-style-name="P11" draw:layer="layout" svg:width="2.788cm" svg:height="2.595cm" svg:x="24.025cm" svg:y="10.83cm">
            <text:p/>
            <draw:enhanced-geometry draw:mirror-horizontal="false" draw:mirror-vertical="false" drawooo:sub-view-size="58097 58071" draw:text-areas="0 0 ?f0 ?f1" svg:viewBox="0 0 0 0" draw:type="ooxml-non-primitive" draw:enhanced-path="M 8347 0 L 1 8346 49750 58071 58096 49725 8347 0 Z N">
              <draw:equation draw:name="f0" draw:formula="logwidth"/>
              <draw:equation draw:name="f1" draw:formula="logheight"/>
            </draw:enhanced-geometry>
          </draw:custom-shape>
          <draw:custom-shape draw:name="Google Shape;523;p 1" draw:style-name="gr163" draw:text-style-name="P13" draw:layer="layout" svg:width="0.715cm" svg:height="0.685cm" svg:x="23.558cm" svg:y="11.958cm">
            <text:p/>
            <draw:enhanced-geometry draw:mirror-horizontal="false" draw:mirror-vertical="false" drawooo:sub-view-size="14913 15321" draw:text-areas="0 0 ?f0 ?f1" svg:viewBox="0 0 0 0" draw:type="ooxml-non-primitive" draw:enhanced-path="M 11279 1 L 11279 1 C 11529 452 11730 953 11855 1454 12106 2482 12005 3660 11354 4462 10953 4963 10326 5339 10226 5991 10151 6442 10401 6943 10251 7394 10062 7982 9399 8165 8761 8165 8638 8165 8515 8158 8396 8146 8170 8130 7931 8112 7696 8112 7177 8112 6677 8200 6366 8597 5840 9299 6316 10477 5640 11028 5163 11404 4462 11229 3935 11529 3559 11780 3384 12256 3058 12582 2715 12939 2226 13100 1722 13100 1270 13100 806 12970 426 12732 276 12632 126 12532 0 12432 L 0 12432 C 1479 14111 3609 15214 6015 15314 6124 15318 6232 15320 6339 15320 10858 15320 14617 11747 14812 7194 14913 4236 13509 1580 11279 1 Z N">
              <draw:equation draw:name="f0" draw:formula="logwidth"/>
              <draw:equation draw:name="f1" draw:formula="logheight"/>
            </draw:enhanced-geometry>
          </draw:custom-shape>
        </draw:g>
        <presentation:notes draw:style-name="dp1">
          <draw:page-thumbnail draw:name="Google Shape;1382;g991c7bf9be_0_744:notes" draw:style-name="gr164" draw:layer="layout" svg:width="16.932cm" svg:height="9.524cm" svg:x="1.059cm" svg:y="1.905cm" draw:page-number="1" presentation:class="page"/>
          <draw:frame draw:name="Google Shape;1383;g991c7bf9be_0_744:notes 2" presentation:style-name="pr2" draw:text-style-name="P1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Fira Sans Extra Condensed Medium" svg:font-family="'Fira Sans Extra Condensed Medium'"/>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theme-color="lt1"/>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loext:opacity="100%" loext:theme-color="dk2" style:text-outline="false" style:text-line-through-style="none" style:text-line-through-type="none" style:text-position="0% 100%" style:font-name="Arial" fo:font-size="10pt" fo:letter-spacing="normal" fo:language="en" fo:country="non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frame draw:name="Google Shape;26;p6" presentation:style-name="Mpr4"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draw:name="Google Shape;27;p6" presentation:style-name="TITLE_5f_ONLY-title" draw:layer="backgroundobjects" svg:width="11.212cm" svg:height="1.082cm" svg:x="7.094cm" svg:y="1.138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0">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0:09:28.272259205</meta:creation-date>
    <dc:date>2023-12-05T10:13:00.958048831</dc:date>
    <meta:editing-duration>PT3M35S</meta:editing-duration>
    <meta:editing-cycles>2</meta:editing-cycles>
    <meta:generator>LibreOffice/7.5.5.2$Linux_X86_64 LibreOffice_project/50$Build-2</meta:generator>
    <meta:document-statistic meta:object-count="267"/>
  </office:meta>
</office:document-meta>
</file>